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aram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Profits</text:p>
          </table:table-cell>
          <table:table-cell/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8802" calcext:value-type="float">
            <text:p>13,8802</text:p>
          </table:table-cell>
          <table:table-cell office:value-type="float" office:value="147740.16" calcext:value-type="float">
            <text:p>147740,16</text:p>
          </table:table-cell>
          <table:table-cell office:value-type="float" office:value="11.17" calcext:value-type="float">
            <text:p>11,17</text:p>
          </table:table-cell>
          <table:table-cell office:value-type="float" office:value="46.19" calcext:value-type="float">
            <text:p>46,19</text:p>
          </table:table-cell>
          <table:table-cell office:value-type="float" office:value="850.62" calcext:value-type="float">
            <text:p>850,62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3.8803" calcext:value-type="float">
            <text:p>13,8803</text:p>
          </table:table-cell>
          <table:table-cell office:value-type="float" office:value="147576.13" calcext:value-type="float">
            <text:p>147576,13</text:p>
          </table:table-cell>
          <table:table-cell office:value-type="float" office:value="11.23" calcext:value-type="float">
            <text:p>11,23</text:p>
          </table:table-cell>
          <table:table-cell office:value-type="float" office:value="46.17" calcext:value-type="float">
            <text:p>46,17</text:p>
          </table:table-cell>
          <table:table-cell office:value-type="float" office:value="850.4" calcext:value-type="float">
            <text:p>850,4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3.8813" calcext:value-type="float">
            <text:p>13,8813</text:p>
          </table:table-cell>
          <table:table-cell office:value-type="float" office:value="147403.62" calcext:value-type="float">
            <text:p>147403,62</text:p>
          </table:table-cell>
          <table:table-cell office:value-type="float" office:value="11.15" calcext:value-type="float">
            <text:p>11,15</text:p>
          </table:table-cell>
          <table:table-cell office:value-type="float" office:value="46.18" calcext:value-type="float">
            <text:p>46,18</text:p>
          </table:table-cell>
          <table:table-cell office:value-type="float" office:value="849.31" calcext:value-type="float">
            <text:p>849,3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3.8816" calcext:value-type="float">
            <text:p>13,8816</text:p>
          </table:table-cell>
          <table:table-cell office:value-type="float" office:value="147403.62" calcext:value-type="float">
            <text:p>147403,62</text:p>
          </table:table-cell>
          <table:table-cell office:value-type="float" office:value="11.07" calcext:value-type="float">
            <text:p>1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849.24" calcext:value-type="float">
            <text:p>849,24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3.8818" calcext:value-type="float">
            <text:p>13,8818</text:p>
          </table:table-cell>
          <table:table-cell office:value-type="float" office:value="147476.37" calcext:value-type="float">
            <text:p>147476,37</text:p>
          </table:table-cell>
          <table:table-cell office:value-type="float" office:value="11.08" calcext:value-type="float">
            <text:p>11,08</text:p>
          </table:table-cell>
          <table:table-cell office:value-type="float" office:value="46.26" calcext:value-type="float">
            <text:p>46,26</text:p>
          </table:table-cell>
          <table:table-cell office:value-type="float" office:value="849.48" calcext:value-type="float">
            <text:p>849,4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3.8823" calcext:value-type="float">
            <text:p>13,8823</text:p>
          </table:table-cell>
          <table:table-cell office:value-type="float" office:value="155217.46" calcext:value-type="float">
            <text:p>155217,46</text:p>
          </table:table-cell>
          <table:table-cell office:value-type="float" office:value="11.35" calcext:value-type="float">
            <text:p>11,35</text:p>
          </table:table-cell>
          <table:table-cell office:value-type="float" office:value="46.15" calcext:value-type="float">
            <text:p>46,15</text:p>
          </table:table-cell>
          <table:table-cell office:value-type="float" office:value="871.29" calcext:value-type="float">
            <text:p>871,2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8825" calcext:value-type="float">
            <text:p>13,8825</text:p>
          </table:table-cell>
          <table:table-cell office:value-type="float" office:value="155217.46" calcext:value-type="float">
            <text:p>155217,46</text:p>
          </table:table-cell>
          <table:table-cell office:value-type="float" office:value="11.35" calcext:value-type="float">
            <text:p>11,35</text:p>
          </table:table-cell>
          <table:table-cell office:value-type="float" office:value="46.15" calcext:value-type="float">
            <text:p>46,15</text:p>
          </table:table-cell>
          <table:table-cell office:value-type="float" office:value="871.29" calcext:value-type="float">
            <text:p>871,2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8829" calcext:value-type="float">
            <text:p>13,8829</text:p>
          </table:table-cell>
          <table:table-cell office:value-type="float" office:value="155217.46" calcext:value-type="float">
            <text:p>155217,46</text:p>
          </table:table-cell>
          <table:table-cell office:value-type="float" office:value="11.34" calcext:value-type="float">
            <text:p>11,34</text:p>
          </table:table-cell>
          <table:table-cell office:value-type="float" office:value="46.15" calcext:value-type="float">
            <text:p>46,15</text:p>
          </table:table-cell>
          <table:table-cell office:value-type="float" office:value="871.59" calcext:value-type="float">
            <text:p>871,5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8847" calcext:value-type="float">
            <text:p>13,8847</text:p>
          </table:table-cell>
          <table:table-cell office:value-type="float" office:value="154609.25" calcext:value-type="float">
            <text:p>154609,25</text:p>
          </table:table-cell>
          <table:table-cell office:value-type="float" office:value="11.24" calcext:value-type="float">
            <text:p>11,24</text:p>
          </table:table-cell>
          <table:table-cell office:value-type="float" office:value="46.08" calcext:value-type="float">
            <text:p>46,08</text:p>
          </table:table-cell>
          <table:table-cell office:value-type="float" office:value="869.78" calcext:value-type="float">
            <text:p>869,78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8852" calcext:value-type="float">
            <text:p>13,8852</text:p>
          </table:table-cell>
          <table:table-cell office:value-type="float" office:value="155402.7" calcext:value-type="float">
            <text:p>155402,7</text:p>
          </table:table-cell>
          <table:table-cell office:value-type="float" office:value="11.23" calcext:value-type="float">
            <text:p>11,23</text:p>
          </table:table-cell>
          <table:table-cell office:value-type="float" office:value="46.08" calcext:value-type="float">
            <text:p>46,08</text:p>
          </table:table-cell>
          <table:table-cell office:value-type="float" office:value="871.91" calcext:value-type="float">
            <text:p>871,91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3.8856" calcext:value-type="float">
            <text:p>13,8856</text:p>
          </table:table-cell>
          <table:table-cell office:value-type="float" office:value="153618.4" calcext:value-type="float">
            <text:p>153618,4</text:p>
          </table:table-cell>
          <table:table-cell office:value-type="float" office:value="11.19" calcext:value-type="float">
            <text:p>11,19</text:p>
          </table:table-cell>
          <table:table-cell office:value-type="float" office:value="46.05" calcext:value-type="float">
            <text:p>46,05</text:p>
          </table:table-cell>
          <table:table-cell office:value-type="float" office:value="866.97" calcext:value-type="float">
            <text:p>866,97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3.8861" calcext:value-type="float">
            <text:p>13,8861</text:p>
          </table:table-cell>
          <table:table-cell office:value-type="float" office:value="153572.1" calcext:value-type="float">
            <text:p>153572,1</text:p>
          </table:table-cell>
          <table:table-cell office:value-type="float" office:value="11.21" calcext:value-type="float">
            <text:p>11,21</text:p>
          </table:table-cell>
          <table:table-cell office:value-type="float" office:value="46.18" calcext:value-type="float">
            <text:p>46,18</text:p>
          </table:table-cell>
          <table:table-cell office:value-type="float" office:value="860.77" calcext:value-type="float">
            <text:p>860,77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8864" calcext:value-type="float">
            <text:p>13,8864</text:p>
          </table:table-cell>
          <table:table-cell office:value-type="float" office:value="153572.1" calcext:value-type="float">
            <text:p>153572,1</text:p>
          </table:table-cell>
          <table:table-cell office:value-type="float" office:value="11.41" calcext:value-type="float">
            <text:p>11,41</text:p>
          </table:table-cell>
          <table:table-cell office:value-type="float" office:value="45.99" calcext:value-type="float">
            <text:p>45,99</text:p>
          </table:table-cell>
          <table:table-cell office:value-type="float" office:value="861.73" calcext:value-type="float">
            <text:p>861,7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8865" calcext:value-type="float">
            <text:p>13,8865</text:p>
          </table:table-cell>
          <table:table-cell office:value-type="float" office:value="153572.1" calcext:value-type="float">
            <text:p>153572,1</text:p>
          </table:table-cell>
          <table:table-cell office:value-type="float" office:value="11.41" calcext:value-type="float">
            <text:p>11,41</text:p>
          </table:table-cell>
          <table:table-cell office:value-type="float" office:value="45.99" calcext:value-type="float">
            <text:p>45,99</text:p>
          </table:table-cell>
          <table:table-cell office:value-type="float" office:value="867.3" calcext:value-type="float">
            <text:p>867,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8867" calcext:value-type="float">
            <text:p>13,8867</text:p>
          </table:table-cell>
          <table:table-cell office:value-type="float" office:value="153572.1" calcext:value-type="float">
            <text:p>153572,1</text:p>
          </table:table-cell>
          <table:table-cell office:value-type="float" office:value="11.46" calcext:value-type="float">
            <text:p>11,46</text:p>
          </table:table-cell>
          <table:table-cell office:value-type="float" office:value="45.97" calcext:value-type="float">
            <text:p>45,97</text:p>
          </table:table-cell>
          <table:table-cell office:value-type="float" office:value="867.81" calcext:value-type="float">
            <text:p>867,81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8868" calcext:value-type="float">
            <text:p>13,8868</text:p>
          </table:table-cell>
          <table:table-cell office:value-type="float" office:value="154112.68" calcext:value-type="float">
            <text:p>154112,68</text:p>
          </table:table-cell>
          <table:table-cell office:value-type="float" office:value="11.58" calcext:value-type="float">
            <text:p>11,58</text:p>
          </table:table-cell>
          <table:table-cell office:value-type="float" office:value="45.95" calcext:value-type="float">
            <text:p>45,95</text:p>
          </table:table-cell>
          <table:table-cell office:value-type="float" office:value="869.36" calcext:value-type="float">
            <text:p>869,3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8869" calcext:value-type="float">
            <text:p>13,8869</text:p>
          </table:table-cell>
          <table:table-cell office:value-type="float" office:value="154112.68" calcext:value-type="float">
            <text:p>154112,68</text:p>
          </table:table-cell>
          <table:table-cell office:value-type="float" office:value="11.58" calcext:value-type="float">
            <text:p>11,58</text:p>
          </table:table-cell>
          <table:table-cell office:value-type="float" office:value="45.95" calcext:value-type="float">
            <text:p>45,95</text:p>
          </table:table-cell>
          <table:table-cell office:value-type="float" office:value="869.36" calcext:value-type="float">
            <text:p>869,3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887" calcext:value-type="float">
            <text:p>13,887</text:p>
          </table:table-cell>
          <table:table-cell office:value-type="float" office:value="154112.68" calcext:value-type="float">
            <text:p>154112,68</text:p>
          </table:table-cell>
          <table:table-cell office:value-type="float" office:value="11.58" calcext:value-type="float">
            <text:p>11,58</text:p>
          </table:table-cell>
          <table:table-cell office:value-type="float" office:value="45.95" calcext:value-type="float">
            <text:p>45,95</text:p>
          </table:table-cell>
          <table:table-cell office:value-type="float" office:value="869.69" calcext:value-type="float">
            <text:p>869,69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888" calcext:value-type="float">
            <text:p>13,888</text:p>
          </table:table-cell>
          <table:table-cell office:value-type="float" office:value="155807.6" calcext:value-type="float">
            <text:p>155807,6</text:p>
          </table:table-cell>
          <table:table-cell office:value-type="float" office:value="12.37" calcext:value-type="float">
            <text:p>12,37</text:p>
          </table:table-cell>
          <table:table-cell office:value-type="float" office:value="46.44" calcext:value-type="float">
            <text:p>46,44</text:p>
          </table:table-cell>
          <table:table-cell office:value-type="float" office:value="869.81" calcext:value-type="float">
            <text:p>869,81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.8881" calcext:value-type="float">
            <text:p>13,8881</text:p>
          </table:table-cell>
          <table:table-cell office:value-type="float" office:value="155819.12" calcext:value-type="float">
            <text:p>155819,12</text:p>
          </table:table-cell>
          <table:table-cell office:value-type="float" office:value="12.63" calcext:value-type="float">
            <text:p>12,63</text:p>
          </table:table-cell>
          <table:table-cell office:value-type="float" office:value="46.43" calcext:value-type="float">
            <text:p>46,43</text:p>
          </table:table-cell>
          <table:table-cell office:value-type="float" office:value="876.55" calcext:value-type="float">
            <text:p>876,55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883" calcext:value-type="float">
            <text:p>13,8883</text:p>
          </table:table-cell>
          <table:table-cell office:value-type="float" office:value="155819.12" calcext:value-type="float">
            <text:p>155819,12</text:p>
          </table:table-cell>
          <table:table-cell office:value-type="float" office:value="12.57" calcext:value-type="float">
            <text:p>12,57</text:p>
          </table:table-cell>
          <table:table-cell office:value-type="float" office:value="46.43" calcext:value-type="float">
            <text:p>46,43</text:p>
          </table:table-cell>
          <table:table-cell office:value-type="float" office:value="876.04" calcext:value-type="float">
            <text:p>876,04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884" calcext:value-type="float">
            <text:p>13,8884</text:p>
          </table:table-cell>
          <table:table-cell office:value-type="float" office:value="155819.12" calcext:value-type="float">
            <text:p>155819,12</text:p>
          </table:table-cell>
          <table:table-cell office:value-type="float" office:value="12.57" calcext:value-type="float">
            <text:p>12,57</text:p>
          </table:table-cell>
          <table:table-cell office:value-type="float" office:value="46.43" calcext:value-type="float">
            <text:p>46,43</text:p>
          </table:table-cell>
          <table:table-cell office:value-type="float" office:value="876.04" calcext:value-type="float">
            <text:p>876,04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888" calcext:value-type="float">
            <text:p>13,8888</text:p>
          </table:table-cell>
          <table:table-cell office:value-type="float" office:value="155819.12" calcext:value-type="float">
            <text:p>155819,12</text:p>
          </table:table-cell>
          <table:table-cell office:value-type="float" office:value="12.2" calcext:value-type="float">
            <text:p>12,2</text:p>
          </table:table-cell>
          <table:table-cell office:value-type="float" office:value="46.44" calcext:value-type="float">
            <text:p>46,44</text:p>
          </table:table-cell>
          <table:table-cell office:value-type="float" office:value="874.9" calcext:value-type="float">
            <text:p>874,9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89" calcext:value-type="float">
            <text:p>13,889</text:p>
          </table:table-cell>
          <table:table-cell office:value-type="float" office:value="156280.04" calcext:value-type="float">
            <text:p>156280,04</text:p>
          </table:table-cell>
          <table:table-cell office:value-type="float" office:value="12.56" calcext:value-type="float">
            <text:p>12,56</text:p>
          </table:table-cell>
          <table:table-cell office:value-type="float" office:value="47.86" calcext:value-type="float">
            <text:p>47,86</text:p>
          </table:table-cell>
          <table:table-cell office:value-type="float" office:value="874.42" calcext:value-type="float">
            <text:p>874,42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.8891" calcext:value-type="float">
            <text:p>13,8891</text:p>
          </table:table-cell>
          <table:table-cell office:value-type="float" office:value="156280.04" calcext:value-type="float">
            <text:p>156280,04</text:p>
          </table:table-cell>
          <table:table-cell office:value-type="float" office:value="12.55" calcext:value-type="float">
            <text:p>12,55</text:p>
          </table:table-cell>
          <table:table-cell office:value-type="float" office:value="47.85" calcext:value-type="float">
            <text:p>47,85</text:p>
          </table:table-cell>
          <table:table-cell office:value-type="float" office:value="874.73" calcext:value-type="float">
            <text:p>874,73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.8895" calcext:value-type="float">
            <text:p>13,8895</text:p>
          </table:table-cell>
          <table:table-cell office:value-type="float" office:value="154444.69" calcext:value-type="float">
            <text:p>154444,69</text:p>
          </table:table-cell>
          <table:table-cell office:value-type="float" office:value="12.09" calcext:value-type="float">
            <text:p>12,09</text:p>
          </table:table-cell>
          <table:table-cell office:value-type="float" office:value="47.63" calcext:value-type="float">
            <text:p>47,63</text:p>
          </table:table-cell>
          <table:table-cell office:value-type="float" office:value="868.79" calcext:value-type="float">
            <text:p>868,79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.8897" calcext:value-type="float">
            <text:p>13,8897</text:p>
          </table:table-cell>
          <table:table-cell office:value-type="float" office:value="154371.74" calcext:value-type="float">
            <text:p>154371,74</text:p>
          </table:table-cell>
          <table:table-cell office:value-type="float" office:value="12.07" calcext:value-type="float">
            <text:p>12,07</text:p>
          </table:table-cell>
          <table:table-cell office:value-type="float" office:value="47.62" calcext:value-type="float">
            <text:p>47,62</text:p>
          </table:table-cell>
          <table:table-cell office:value-type="float" office:value="868.54" calcext:value-type="float">
            <text:p>868,54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.8911" calcext:value-type="float">
            <text:p>13,8911</text:p>
          </table:table-cell>
          <table:table-cell office:value-type="float" office:value="155485.48" calcext:value-type="float">
            <text:p>155485,48</text:p>
          </table:table-cell>
          <table:table-cell office:value-type="float" office:value="11.79" calcext:value-type="float">
            <text:p>11,79</text:p>
          </table:table-cell>
          <table:table-cell office:value-type="float" office:value="47.25" calcext:value-type="float">
            <text:p>47,25</text:p>
          </table:table-cell>
          <table:table-cell office:value-type="float" office:value="871.46" calcext:value-type="float">
            <text:p>871,46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913" calcext:value-type="float">
            <text:p>13,8913</text:p>
          </table:table-cell>
          <table:table-cell office:value-type="float" office:value="155485.48" calcext:value-type="float">
            <text:p>155485,48</text:p>
          </table:table-cell>
          <table:table-cell office:value-type="float" office:value="11.79" calcext:value-type="float">
            <text:p>11,79</text:p>
          </table:table-cell>
          <table:table-cell office:value-type="float" office:value="47.25" calcext:value-type="float">
            <text:p>47,25</text:p>
          </table:table-cell>
          <table:table-cell office:value-type="float" office:value="871.13" calcext:value-type="float">
            <text:p>871,13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915" calcext:value-type="float">
            <text:p>13,8915</text:p>
          </table:table-cell>
          <table:table-cell office:value-type="float" office:value="155485.48" calcext:value-type="float">
            <text:p>155485,48</text:p>
          </table:table-cell>
          <table:table-cell office:value-type="float" office:value="12.05" calcext:value-type="float">
            <text:p>12,05</text:p>
          </table:table-cell>
          <table:table-cell office:value-type="float" office:value="46.98" calcext:value-type="float">
            <text:p>46,98</text:p>
          </table:table-cell>
          <table:table-cell office:value-type="float" office:value="872.48" calcext:value-type="float">
            <text:p>872,48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916" calcext:value-type="float">
            <text:p>13,8916</text:p>
          </table:table-cell>
          <table:table-cell office:value-type="float" office:value="155485.48" calcext:value-type="float">
            <text:p>155485,48</text:p>
          </table:table-cell>
          <table:table-cell office:value-type="float" office:value="12.05" calcext:value-type="float">
            <text:p>12,05</text:p>
          </table:table-cell>
          <table:table-cell office:value-type="float" office:value="46.98" calcext:value-type="float">
            <text:p>46,98</text:p>
          </table:table-cell>
          <table:table-cell office:value-type="float" office:value="872.48" calcext:value-type="float">
            <text:p>872,48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917" calcext:value-type="float">
            <text:p>13,8917</text:p>
          </table:table-cell>
          <table:table-cell office:value-type="float" office:value="155485.48" calcext:value-type="float">
            <text:p>155485,48</text:p>
          </table:table-cell>
          <table:table-cell office:value-type="float" office:value="12.05" calcext:value-type="float">
            <text:p>12,05</text:p>
          </table:table-cell>
          <table:table-cell office:value-type="float" office:value="46.98" calcext:value-type="float">
            <text:p>46,98</text:p>
          </table:table-cell>
          <table:table-cell office:value-type="float" office:value="872.48" calcext:value-type="float">
            <text:p>872,48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919" calcext:value-type="float">
            <text:p>13,8919</text:p>
          </table:table-cell>
          <table:table-cell office:value-type="float" office:value="155536.13" calcext:value-type="float">
            <text:p>155536,13</text:p>
          </table:table-cell>
          <table:table-cell office:value-type="float" office:value="12.02" calcext:value-type="float">
            <text:p>12,02</text:p>
          </table:table-cell>
          <table:table-cell office:value-type="float" office:value="47.01" calcext:value-type="float">
            <text:p>47,01</text:p>
          </table:table-cell>
          <table:table-cell office:value-type="float" office:value="872.47" calcext:value-type="float">
            <text:p>872,47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8931" calcext:value-type="float">
            <text:p>13,8931</text:p>
          </table:table-cell>
          <table:table-cell office:value-type="float" office:value="154447.7" calcext:value-type="float">
            <text:p>154447,7</text:p>
          </table:table-cell>
          <table:table-cell office:value-type="float" office:value="11.29" calcext:value-type="float">
            <text:p>11,29</text:p>
          </table:table-cell>
          <table:table-cell office:value-type="float" office:value="45.74" calcext:value-type="float">
            <text:p>45,74</text:p>
          </table:table-cell>
          <table:table-cell office:value-type="float" office:value="870.17" calcext:value-type="float">
            <text:p>870,17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9061" calcext:value-type="float">
            <text:p>13,9061</text:p>
          </table:table-cell>
          <table:table-cell office:value-type="float" office:value="171996.58" calcext:value-type="float">
            <text:p>171996,58</text:p>
          </table:table-cell>
          <table:table-cell office:value-type="float" office:value="11.85" calcext:value-type="float">
            <text:p>11,85</text:p>
          </table:table-cell>
          <table:table-cell office:value-type="float" office:value="48.61" calcext:value-type="float">
            <text:p>48,61</text:p>
          </table:table-cell>
          <table:table-cell office:value-type="float" office:value="910.02" calcext:value-type="float">
            <text:p>910,0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62" calcext:value-type="float">
            <text:p>13,9062</text:p>
          </table:table-cell>
          <table:table-cell office:value-type="float" office:value="171996.58" calcext:value-type="float">
            <text:p>171996,58</text:p>
          </table:table-cell>
          <table:table-cell office:value-type="float" office:value="11.94" calcext:value-type="float">
            <text:p>11,94</text:p>
          </table:table-cell>
          <table:table-cell office:value-type="float" office:value="48.64" calcext:value-type="float">
            <text:p>48,64</text:p>
          </table:table-cell>
          <table:table-cell office:value-type="float" office:value="913.85" calcext:value-type="float">
            <text:p>913,8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63" calcext:value-type="float">
            <text:p>13,9063</text:p>
          </table:table-cell>
          <table:table-cell office:value-type="float" office:value="171996.58" calcext:value-type="float">
            <text:p>171996,58</text:p>
          </table:table-cell>
          <table:table-cell office:value-type="float" office:value="11.94" calcext:value-type="float">
            <text:p>11,94</text:p>
          </table:table-cell>
          <table:table-cell office:value-type="float" office:value="48.64" calcext:value-type="float">
            <text:p>48,64</text:p>
          </table:table-cell>
          <table:table-cell office:value-type="float" office:value="913.85" calcext:value-type="float">
            <text:p>913,8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64" calcext:value-type="float">
            <text:p>13,9064</text:p>
          </table:table-cell>
          <table:table-cell office:value-type="float" office:value="171996.58" calcext:value-type="float">
            <text:p>171996,58</text:p>
          </table:table-cell>
          <table:table-cell office:value-type="float" office:value="11.94" calcext:value-type="float">
            <text:p>11,94</text:p>
          </table:table-cell>
          <table:table-cell office:value-type="float" office:value="48.64" calcext:value-type="float">
            <text:p>48,64</text:p>
          </table:table-cell>
          <table:table-cell office:value-type="float" office:value="913.85" calcext:value-type="float">
            <text:p>913,8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65" calcext:value-type="float">
            <text:p>13,9065</text:p>
          </table:table-cell>
          <table:table-cell office:value-type="float" office:value="171954.41" calcext:value-type="float">
            <text:p>171954,41</text:p>
          </table:table-cell>
          <table:table-cell office:value-type="float" office:value="11.93" calcext:value-type="float">
            <text:p>11,93</text:p>
          </table:table-cell>
          <table:table-cell office:value-type="float" office:value="48.63" calcext:value-type="float">
            <text:p>48,63</text:p>
          </table:table-cell>
          <table:table-cell office:value-type="float" office:value="909.46" calcext:value-type="float">
            <text:p>909,46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66" calcext:value-type="float">
            <text:p>13,9066</text:p>
          </table:table-cell>
          <table:table-cell office:value-type="float" office:value="161520.06" calcext:value-type="float">
            <text:p>161520,06</text:p>
          </table:table-cell>
          <table:table-cell office:value-type="float" office:value="11.69" calcext:value-type="float">
            <text:p>11,69</text:p>
          </table:table-cell>
          <table:table-cell office:value-type="float" office:value="48.42" calcext:value-type="float">
            <text:p>48,42</text:p>
          </table:table-cell>
          <table:table-cell office:value-type="float" office:value="880.72" calcext:value-type="float">
            <text:p>880,72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.9067" calcext:value-type="float">
            <text:p>13,9067</text:p>
          </table:table-cell>
          <table:table-cell office:value-type="float" office:value="161520.06" calcext:value-type="float">
            <text:p>161520,06</text:p>
          </table:table-cell>
          <table:table-cell office:value-type="float" office:value="11.69" calcext:value-type="float">
            <text:p>11,69</text:p>
          </table:table-cell>
          <table:table-cell office:value-type="float" office:value="48.42" calcext:value-type="float">
            <text:p>48,42</text:p>
          </table:table-cell>
          <table:table-cell office:value-type="float" office:value="881.7" calcext:value-type="float">
            <text:p>881,7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.9068" calcext:value-type="float">
            <text:p>13,9068</text:p>
          </table:table-cell>
          <table:table-cell office:value-type="float" office:value="170850.53" calcext:value-type="float">
            <text:p>170850,53</text:p>
          </table:table-cell>
          <table:table-cell office:value-type="float" office:value="11.71" calcext:value-type="float">
            <text:p>11,71</text:p>
          </table:table-cell>
          <table:table-cell office:value-type="float" office:value="48.4" calcext:value-type="float">
            <text:p>48,4</text:p>
          </table:table-cell>
          <table:table-cell office:value-type="float" office:value="910.85" calcext:value-type="float">
            <text:p>910,85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69" calcext:value-type="float">
            <text:p>13,9069</text:p>
          </table:table-cell>
          <table:table-cell office:value-type="float" office:value="170850.53" calcext:value-type="float">
            <text:p>170850,53</text:p>
          </table:table-cell>
          <table:table-cell office:value-type="float" office:value="11.71" calcext:value-type="float">
            <text:p>11,71</text:p>
          </table:table-cell>
          <table:table-cell office:value-type="float" office:value="48.4" calcext:value-type="float">
            <text:p>48,4</text:p>
          </table:table-cell>
          <table:table-cell office:value-type="float" office:value="910.52" calcext:value-type="float">
            <text:p>910,52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" calcext:value-type="float">
            <text:p>13,907</text:p>
          </table:table-cell>
          <table:table-cell office:value-type="float" office:value="170850.53" calcext:value-type="float">
            <text:p>170850,53</text:p>
          </table:table-cell>
          <table:table-cell office:value-type="float" office:value="11.71" calcext:value-type="float">
            <text:p>11,71</text:p>
          </table:table-cell>
          <table:table-cell office:value-type="float" office:value="48.4" calcext:value-type="float">
            <text:p>48,4</text:p>
          </table:table-cell>
          <table:table-cell office:value-type="float" office:value="906.26" calcext:value-type="float">
            <text:p>906,26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1" calcext:value-type="float">
            <text:p>13,9071</text:p>
          </table:table-cell>
          <table:table-cell office:value-type="float" office:value="170850.53" calcext:value-type="float">
            <text:p>170850,53</text:p>
          </table:table-cell>
          <table:table-cell office:value-type="float" office:value="11.71" calcext:value-type="float">
            <text:p>11,71</text:p>
          </table:table-cell>
          <table:table-cell office:value-type="float" office:value="48.4" calcext:value-type="float">
            <text:p>48,4</text:p>
          </table:table-cell>
          <table:table-cell office:value-type="float" office:value="909.86" calcext:value-type="float">
            <text:p>909,86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2" calcext:value-type="float">
            <text:p>13,9072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3" calcext:value-type="float">
            <text:p>11,63</text:p>
          </table:table-cell>
          <table:table-cell office:value-type="float" office:value="48.42" calcext:value-type="float">
            <text:p>48,42</text:p>
          </table:table-cell>
          <table:table-cell office:value-type="float" office:value="909.69" calcext:value-type="float">
            <text:p>909,6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3" calcext:value-type="float">
            <text:p>13,9073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3" calcext:value-type="float">
            <text:p>11,63</text:p>
          </table:table-cell>
          <table:table-cell office:value-type="float" office:value="48.42" calcext:value-type="float">
            <text:p>48,42</text:p>
          </table:table-cell>
          <table:table-cell office:value-type="float" office:value="909.04" calcext:value-type="float">
            <text:p>909,04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4" calcext:value-type="float">
            <text:p>13,9074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3" calcext:value-type="float">
            <text:p>11,63</text:p>
          </table:table-cell>
          <table:table-cell office:value-type="float" office:value="48.42" calcext:value-type="float">
            <text:p>48,42</text:p>
          </table:table-cell>
          <table:table-cell office:value-type="float" office:value="910.02" calcext:value-type="float">
            <text:p>910,02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5" calcext:value-type="float">
            <text:p>13,9075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2" calcext:value-type="float">
            <text:p>11,62</text:p>
          </table:table-cell>
          <table:table-cell office:value-type="float" office:value="48.41" calcext:value-type="float">
            <text:p>48,41</text:p>
          </table:table-cell>
          <table:table-cell office:value-type="float" office:value="907.7" calcext:value-type="float">
            <text:p>907,7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6" calcext:value-type="float">
            <text:p>13,9076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2" calcext:value-type="float">
            <text:p>11,62</text:p>
          </table:table-cell>
          <table:table-cell office:value-type="float" office:value="48.41" calcext:value-type="float">
            <text:p>48,41</text:p>
          </table:table-cell>
          <table:table-cell office:value-type="float" office:value="904.09" calcext:value-type="float">
            <text:p>904,0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7" calcext:value-type="float">
            <text:p>13,9077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2" calcext:value-type="float">
            <text:p>11,62</text:p>
          </table:table-cell>
          <table:table-cell office:value-type="float" office:value="48.41" calcext:value-type="float">
            <text:p>48,41</text:p>
          </table:table-cell>
          <table:table-cell office:value-type="float" office:value="903.76" calcext:value-type="float">
            <text:p>903,76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8" calcext:value-type="float">
            <text:p>13,9078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2" calcext:value-type="float">
            <text:p>11,62</text:p>
          </table:table-cell>
          <table:table-cell office:value-type="float" office:value="48.41" calcext:value-type="float">
            <text:p>48,41</text:p>
          </table:table-cell>
          <table:table-cell office:value-type="float" office:value="908.35" calcext:value-type="float">
            <text:p>908,35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79" calcext:value-type="float">
            <text:p>13,9079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2" calcext:value-type="float">
            <text:p>11,62</text:p>
          </table:table-cell>
          <table:table-cell office:value-type="float" office:value="48.41" calcext:value-type="float">
            <text:p>48,41</text:p>
          </table:table-cell>
          <table:table-cell office:value-type="float" office:value="909.99" calcext:value-type="float">
            <text:p>909,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8" calcext:value-type="float">
            <text:p>13,908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2" calcext:value-type="float">
            <text:p>11,62</text:p>
          </table:table-cell>
          <table:table-cell office:value-type="float" office:value="48.41" calcext:value-type="float">
            <text:p>48,41</text:p>
          </table:table-cell>
          <table:table-cell office:value-type="float" office:value="909.67" calcext:value-type="float">
            <text:p>909,67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82" calcext:value-type="float">
            <text:p>13,9082</text:p>
          </table:table-cell>
          <table:table-cell office:value-type="float" office:value="170645.11" calcext:value-type="float">
            <text:p>170645,11</text:p>
          </table:table-cell>
          <table:table-cell office:value-type="float" office:value="11.64" calcext:value-type="float">
            <text:p>11,64</text:p>
          </table:table-cell>
          <table:table-cell office:value-type="float" office:value="48.41" calcext:value-type="float">
            <text:p>48,41</text:p>
          </table:table-cell>
          <table:table-cell office:value-type="float" office:value="909.09" calcext:value-type="float">
            <text:p>909,0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83" calcext:value-type="float">
            <text:p>13,9083</text:p>
          </table:table-cell>
          <table:table-cell office:value-type="float" office:value="170695.33" calcext:value-type="float">
            <text:p>170695,33</text:p>
          </table:table-cell>
          <table:table-cell office:value-type="float" office:value="11.65" calcext:value-type="float">
            <text:p>11,65</text:p>
          </table:table-cell>
          <table:table-cell office:value-type="float" office:value="48.41" calcext:value-type="float">
            <text:p>48,41</text:p>
          </table:table-cell>
          <table:table-cell office:value-type="float" office:value="906.63" calcext:value-type="float">
            <text:p>906,6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84" calcext:value-type="float">
            <text:p>13,9084</text:p>
          </table:table-cell>
          <table:table-cell office:value-type="float" office:value="170695.33" calcext:value-type="float">
            <text:p>170695,33</text:p>
          </table:table-cell>
          <table:table-cell office:value-type="float" office:value="11.65" calcext:value-type="float">
            <text:p>11,65</text:p>
          </table:table-cell>
          <table:table-cell office:value-type="float" office:value="48.41" calcext:value-type="float">
            <text:p>48,41</text:p>
          </table:table-cell>
          <table:table-cell office:value-type="float" office:value="909.26" calcext:value-type="float">
            <text:p>909,26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86" calcext:value-type="float">
            <text:p>13,9086</text:p>
          </table:table-cell>
          <table:table-cell office:value-type="float" office:value="170695.33" calcext:value-type="float">
            <text:p>170695,33</text:p>
          </table:table-cell>
          <table:table-cell office:value-type="float" office:value="11.65" calcext:value-type="float">
            <text:p>11,65</text:p>
          </table:table-cell>
          <table:table-cell office:value-type="float" office:value="48.41" calcext:value-type="float">
            <text:p>48,41</text:p>
          </table:table-cell>
          <table:table-cell office:value-type="float" office:value="907.62" calcext:value-type="float">
            <text:p>907,62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87" calcext:value-type="float">
            <text:p>13,9087</text:p>
          </table:table-cell>
          <table:table-cell office:value-type="float" office:value="170695.33" calcext:value-type="float">
            <text:p>170695,33</text:p>
          </table:table-cell>
          <table:table-cell office:value-type="float" office:value="11.67" calcext:value-type="float">
            <text:p>11,67</text:p>
          </table:table-cell>
          <table:table-cell office:value-type="float" office:value="48.4" calcext:value-type="float">
            <text:p>48,4</text:p>
          </table:table-cell>
          <table:table-cell office:value-type="float" office:value="908.02" calcext:value-type="float">
            <text:p>908,02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88" calcext:value-type="float">
            <text:p>13,9088</text:p>
          </table:table-cell>
          <table:table-cell office:value-type="float" office:value="170695.33" calcext:value-type="float">
            <text:p>170695,33</text:p>
          </table:table-cell>
          <table:table-cell office:value-type="float" office:value="11.67" calcext:value-type="float">
            <text:p>11,67</text:p>
          </table:table-cell>
          <table:table-cell office:value-type="float" office:value="48.4" calcext:value-type="float">
            <text:p>48,4</text:p>
          </table:table-cell>
          <table:table-cell office:value-type="float" office:value="904.74" calcext:value-type="float">
            <text:p>904,74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89" calcext:value-type="float">
            <text:p>13,9089</text:p>
          </table:table-cell>
          <table:table-cell office:value-type="float" office:value="170695.33" calcext:value-type="float">
            <text:p>170695,33</text:p>
          </table:table-cell>
          <table:table-cell office:value-type="float" office:value="11.67" calcext:value-type="float">
            <text:p>11,67</text:p>
          </table:table-cell>
          <table:table-cell office:value-type="float" office:value="48.4" calcext:value-type="float">
            <text:p>48,4</text:p>
          </table:table-cell>
          <table:table-cell office:value-type="float" office:value="908.02" calcext:value-type="float">
            <text:p>908,02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9" calcext:value-type="float">
            <text:p>13,909</text:p>
          </table:table-cell>
          <table:table-cell office:value-type="float" office:value="170695.33" calcext:value-type="float">
            <text:p>170695,33</text:p>
          </table:table-cell>
          <table:table-cell office:value-type="float" office:value="11.67" calcext:value-type="float">
            <text:p>11,67</text:p>
          </table:table-cell>
          <table:table-cell office:value-type="float" office:value="48.4" calcext:value-type="float">
            <text:p>48,4</text:p>
          </table:table-cell>
          <table:table-cell office:value-type="float" office:value="908.02" calcext:value-type="float">
            <text:p>908,02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.9091" calcext:value-type="float">
            <text:p>13,9091</text:p>
          </table:table-cell>
          <table:table-cell office:value-type="float" office:value="172988.1" calcext:value-type="float">
            <text:p>172988,1</text:p>
          </table:table-cell>
          <table:table-cell office:value-type="float" office:value="11.85" calcext:value-type="float">
            <text:p>11,85</text:p>
          </table:table-cell>
          <table:table-cell office:value-type="float" office:value="49.21" calcext:value-type="float">
            <text:p>49,21</text:p>
          </table:table-cell>
          <table:table-cell office:value-type="float" office:value="910.89" calcext:value-type="float">
            <text:p>910,89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92" calcext:value-type="float">
            <text:p>13,9092</text:p>
          </table:table-cell>
          <table:table-cell office:value-type="float" office:value="172988.1" calcext:value-type="float">
            <text:p>172988,1</text:p>
          </table:table-cell>
          <table:table-cell office:value-type="float" office:value="11.85" calcext:value-type="float">
            <text:p>11,85</text:p>
          </table:table-cell>
          <table:table-cell office:value-type="float" office:value="49.21" calcext:value-type="float">
            <text:p>49,21</text:p>
          </table:table-cell>
          <table:table-cell office:value-type="float" office:value="915.15" calcext:value-type="float">
            <text:p>915,15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93" calcext:value-type="float">
            <text:p>13,9093</text:p>
          </table:table-cell>
          <table:table-cell office:value-type="float" office:value="172988.1" calcext:value-type="float">
            <text:p>172988,1</text:p>
          </table:table-cell>
          <table:table-cell office:value-type="float" office:value="11.85" calcext:value-type="float">
            <text:p>11,85</text:p>
          </table:table-cell>
          <table:table-cell office:value-type="float" office:value="49.21" calcext:value-type="float">
            <text:p>49,21</text:p>
          </table:table-cell>
          <table:table-cell office:value-type="float" office:value="914.49" calcext:value-type="float">
            <text:p>914,49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94" calcext:value-type="float">
            <text:p>13,9094</text:p>
          </table:table-cell>
          <table:table-cell office:value-type="float" office:value="172988.1" calcext:value-type="float">
            <text:p>172988,1</text:p>
          </table:table-cell>
          <table:table-cell office:value-type="float" office:value="11.85" calcext:value-type="float">
            <text:p>11,85</text:p>
          </table:table-cell>
          <table:table-cell office:value-type="float" office:value="49.21" calcext:value-type="float">
            <text:p>49,21</text:p>
          </table:table-cell>
          <table:table-cell office:value-type="float" office:value="915.48" calcext:value-type="float">
            <text:p>915,48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95" calcext:value-type="float">
            <text:p>13,9095</text:p>
          </table:table-cell>
          <table:table-cell office:value-type="float" office:value="172988.1" calcext:value-type="float">
            <text:p>172988,1</text:p>
          </table:table-cell>
          <table:table-cell office:value-type="float" office:value="11.85" calcext:value-type="float">
            <text:p>11,85</text:p>
          </table:table-cell>
          <table:table-cell office:value-type="float" office:value="49.21" calcext:value-type="float">
            <text:p>49,21</text:p>
          </table:table-cell>
          <table:table-cell office:value-type="float" office:value="914.17" calcext:value-type="float">
            <text:p>914,1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.9096" calcext:value-type="float">
            <text:p>13,9096</text:p>
          </table:table-cell>
          <table:table-cell office:value-type="float" office:value="172625.58" calcext:value-type="float">
            <text:p>172625,58</text:p>
          </table:table-cell>
          <table:table-cell office:value-type="float" office:value="11.6" calcext:value-type="float">
            <text:p>11,6</text:p>
          </table:table-cell>
          <table:table-cell office:value-type="float" office:value="49.31" calcext:value-type="float">
            <text:p>49,31</text:p>
          </table:table-cell>
          <table:table-cell office:value-type="float" office:value="908.96" calcext:value-type="float">
            <text:p>908,96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098" calcext:value-type="float">
            <text:p>13,9098</text:p>
          </table:table-cell>
          <table:table-cell office:value-type="float" office:value="172625.58" calcext:value-type="float">
            <text:p>172625,58</text:p>
          </table:table-cell>
          <table:table-cell office:value-type="float" office:value="11.6" calcext:value-type="float">
            <text:p>11,6</text:p>
          </table:table-cell>
          <table:table-cell office:value-type="float" office:value="49.31" calcext:value-type="float">
            <text:p>49,31</text:p>
          </table:table-cell>
          <table:table-cell office:value-type="float" office:value="910.93" calcext:value-type="float">
            <text:p>910,9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099" calcext:value-type="float">
            <text:p>13,9099</text:p>
          </table:table-cell>
          <table:table-cell office:value-type="float" office:value="172625.58" calcext:value-type="float">
            <text:p>172625,58</text:p>
          </table:table-cell>
          <table:table-cell office:value-type="float" office:value="11.6" calcext:value-type="float">
            <text:p>11,6</text:p>
          </table:table-cell>
          <table:table-cell office:value-type="float" office:value="49.31" calcext:value-type="float">
            <text:p>49,31</text:p>
          </table:table-cell>
          <table:table-cell office:value-type="float" office:value="909.94" calcext:value-type="float">
            <text:p>909,9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1" calcext:value-type="float">
            <text:p>13,91</text:p>
          </table:table-cell>
          <table:table-cell office:value-type="float" office:value="172625.58" calcext:value-type="float">
            <text:p>172625,58</text:p>
          </table:table-cell>
          <table:table-cell office:value-type="float" office:value="11.59" calcext:value-type="float">
            <text:p>11,59</text:p>
          </table:table-cell>
          <table:table-cell office:value-type="float" office:value="49.31" calcext:value-type="float">
            <text:p>49,31</text:p>
          </table:table-cell>
          <table:table-cell office:value-type="float" office:value="913.51" calcext:value-type="float">
            <text:p>913,5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101" calcext:value-type="float">
            <text:p>13,9101</text:p>
          </table:table-cell>
          <table:table-cell office:value-type="float" office:value="172625.58" calcext:value-type="float">
            <text:p>172625,58</text:p>
          </table:table-cell>
          <table:table-cell office:value-type="float" office:value="11.59" calcext:value-type="float">
            <text:p>11,59</text:p>
          </table:table-cell>
          <table:table-cell office:value-type="float" office:value="49.31" calcext:value-type="float">
            <text:p>49,31</text:p>
          </table:table-cell>
          <table:table-cell office:value-type="float" office:value="913.51" calcext:value-type="float">
            <text:p>913,5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102" calcext:value-type="float">
            <text:p>13,9102</text:p>
          </table:table-cell>
          <table:table-cell office:value-type="float" office:value="172625.58" calcext:value-type="float">
            <text:p>172625,58</text:p>
          </table:table-cell>
          <table:table-cell office:value-type="float" office:value="11.59" calcext:value-type="float">
            <text:p>11,59</text:p>
          </table:table-cell>
          <table:table-cell office:value-type="float" office:value="49.31" calcext:value-type="float">
            <text:p>49,31</text:p>
          </table:table-cell>
          <table:table-cell office:value-type="float" office:value="913.51" calcext:value-type="float">
            <text:p>913,5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103" calcext:value-type="float">
            <text:p>13,9103</text:p>
          </table:table-cell>
          <table:table-cell office:value-type="float" office:value="162792.83" calcext:value-type="float">
            <text:p>162792,83</text:p>
          </table:table-cell>
          <table:table-cell office:value-type="float" office:value="11.92" calcext:value-type="float">
            <text:p>11,92</text:p>
          </table:table-cell>
          <table:table-cell office:value-type="float" office:value="49.26" calcext:value-type="float">
            <text:p>49,26</text:p>
          </table:table-cell>
          <table:table-cell office:value-type="float" office:value="887.45" calcext:value-type="float">
            <text:p>887,45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04" calcext:value-type="float">
            <text:p>13,9104</text:p>
          </table:table-cell>
          <table:table-cell office:value-type="float" office:value="162792.83" calcext:value-type="float">
            <text:p>162792,83</text:p>
          </table:table-cell>
          <table:table-cell office:value-type="float" office:value="11.92" calcext:value-type="float">
            <text:p>11,92</text:p>
          </table:table-cell>
          <table:table-cell office:value-type="float" office:value="49.26" calcext:value-type="float">
            <text:p>49,26</text:p>
          </table:table-cell>
          <table:table-cell office:value-type="float" office:value="884.18" calcext:value-type="float">
            <text:p>884,18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05" calcext:value-type="float">
            <text:p>13,9105</text:p>
          </table:table-cell>
          <table:table-cell office:value-type="float" office:value="162792.83" calcext:value-type="float">
            <text:p>162792,83</text:p>
          </table:table-cell>
          <table:table-cell office:value-type="float" office:value="11.92" calcext:value-type="float">
            <text:p>11,92</text:p>
          </table:table-cell>
          <table:table-cell office:value-type="float" office:value="49.26" calcext:value-type="float">
            <text:p>49,26</text:p>
          </table:table-cell>
          <table:table-cell office:value-type="float" office:value="884.5" calcext:value-type="float">
            <text:p>884,5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06" calcext:value-type="float">
            <text:p>13,9106</text:p>
          </table:table-cell>
          <table:table-cell office:value-type="float" office:value="162792.83" calcext:value-type="float">
            <text:p>162792,83</text:p>
          </table:table-cell>
          <table:table-cell office:value-type="float" office:value="11.92" calcext:value-type="float">
            <text:p>11,92</text:p>
          </table:table-cell>
          <table:table-cell office:value-type="float" office:value="49.26" calcext:value-type="float">
            <text:p>49,26</text:p>
          </table:table-cell>
          <table:table-cell office:value-type="float" office:value="885.81" calcext:value-type="float">
            <text:p>885,81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07" calcext:value-type="float">
            <text:p>13,9107</text:p>
          </table:table-cell>
          <table:table-cell office:value-type="float" office:value="162792.83" calcext:value-type="float">
            <text:p>162792,83</text:p>
          </table:table-cell>
          <table:table-cell office:value-type="float" office:value="11.93" calcext:value-type="float">
            <text:p>11,93</text:p>
          </table:table-cell>
          <table:table-cell office:value-type="float" office:value="49.26" calcext:value-type="float">
            <text:p>49,26</text:p>
          </table:table-cell>
          <table:table-cell office:value-type="float" office:value="887.83" calcext:value-type="float">
            <text:p>887,83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08" calcext:value-type="float">
            <text:p>13,9108</text:p>
          </table:table-cell>
          <table:table-cell office:value-type="float" office:value="168211.37" calcext:value-type="float">
            <text:p>168211,37</text:p>
          </table:table-cell>
          <table:table-cell office:value-type="float" office:value="11.83" calcext:value-type="float">
            <text:p>11,83</text:p>
          </table:table-cell>
          <table:table-cell office:value-type="float" office:value="49.23" calcext:value-type="float">
            <text:p>49,23</text:p>
          </table:table-cell>
          <table:table-cell office:value-type="float" office:value="902" calcext:value-type="float">
            <text:p>90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1" calcext:value-type="float">
            <text:p>13,911</text:p>
          </table:table-cell>
          <table:table-cell office:value-type="float" office:value="168211.37" calcext:value-type="float">
            <text:p>168211,37</text:p>
          </table:table-cell>
          <table:table-cell office:value-type="float" office:value="11.83" calcext:value-type="float">
            <text:p>11,83</text:p>
          </table:table-cell>
          <table:table-cell office:value-type="float" office:value="49.23" calcext:value-type="float">
            <text:p>49,23</text:p>
          </table:table-cell>
          <table:table-cell office:value-type="float" office:value="895.77" calcext:value-type="float">
            <text:p>895,7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11" calcext:value-type="float">
            <text:p>13,9111</text:p>
          </table:table-cell>
          <table:table-cell office:value-type="float" office:value="168211.37" calcext:value-type="float">
            <text:p>168211,37</text:p>
          </table:table-cell>
          <table:table-cell office:value-type="float" office:value="11.83" calcext:value-type="float">
            <text:p>11,83</text:p>
          </table:table-cell>
          <table:table-cell office:value-type="float" office:value="49.23" calcext:value-type="float">
            <text:p>49,23</text:p>
          </table:table-cell>
          <table:table-cell office:value-type="float" office:value="902" calcext:value-type="float">
            <text:p>90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15" calcext:value-type="float">
            <text:p>13,9115</text:p>
          </table:table-cell>
          <table:table-cell office:value-type="float" office:value="168211.37" calcext:value-type="float">
            <text:p>168211,37</text:p>
          </table:table-cell>
          <table:table-cell office:value-type="float" office:value="11.85" calcext:value-type="float">
            <text:p>11,85</text:p>
          </table:table-cell>
          <table:table-cell office:value-type="float" office:value="49.22" calcext:value-type="float">
            <text:p>49,22</text:p>
          </table:table-cell>
          <table:table-cell office:value-type="float" office:value="898.49" calcext:value-type="float">
            <text:p>898,49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17" calcext:value-type="float">
            <text:p>13,9117</text:p>
          </table:table-cell>
          <table:table-cell office:value-type="float" office:value="168211.37" calcext:value-type="float">
            <text:p>168211,37</text:p>
          </table:table-cell>
          <table:table-cell office:value-type="float" office:value="11.85" calcext:value-type="float">
            <text:p>11,85</text:p>
          </table:table-cell>
          <table:table-cell office:value-type="float" office:value="49.22" calcext:value-type="float">
            <text:p>49,22</text:p>
          </table:table-cell>
          <table:table-cell office:value-type="float" office:value="902.44" calcext:value-type="float">
            <text:p>902,44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18" calcext:value-type="float">
            <text:p>13,9118</text:p>
          </table:table-cell>
          <table:table-cell office:value-type="float" office:value="168211.37" calcext:value-type="float">
            <text:p>168211,37</text:p>
          </table:table-cell>
          <table:table-cell office:value-type="float" office:value="12.1" calcext:value-type="float">
            <text:p>12,1</text:p>
          </table:table-cell>
          <table:table-cell office:value-type="float" office:value="49.16" calcext:value-type="float">
            <text:p>49,16</text:p>
          </table:table-cell>
          <table:table-cell office:value-type="float" office:value="897.08" calcext:value-type="float">
            <text:p>897,0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19" calcext:value-type="float">
            <text:p>13,9119</text:p>
          </table:table-cell>
          <table:table-cell office:value-type="float" office:value="168859.16" calcext:value-type="float">
            <text:p>168859,16</text:p>
          </table:table-cell>
          <table:table-cell office:value-type="float" office:value="12.03" calcext:value-type="float">
            <text:p>12,03</text:p>
          </table:table-cell>
          <table:table-cell office:value-type="float" office:value="49.18" calcext:value-type="float">
            <text:p>49,18</text:p>
          </table:table-cell>
          <table:table-cell office:value-type="float" office:value="904.82" calcext:value-type="float">
            <text:p>904,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2" calcext:value-type="float">
            <text:p>13,912</text:p>
          </table:table-cell>
          <table:table-cell office:value-type="float" office:value="168859.16" calcext:value-type="float">
            <text:p>168859,16</text:p>
          </table:table-cell>
          <table:table-cell office:value-type="float" office:value="12.05" calcext:value-type="float">
            <text:p>12,05</text:p>
          </table:table-cell>
          <table:table-cell office:value-type="float" office:value="49.18" calcext:value-type="float">
            <text:p>49,18</text:p>
          </table:table-cell>
          <table:table-cell office:value-type="float" office:value="904.53" calcext:value-type="float">
            <text:p>904,5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22" calcext:value-type="float">
            <text:p>13,9122</text:p>
          </table:table-cell>
          <table:table-cell office:value-type="float" office:value="168859.16" calcext:value-type="float">
            <text:p>168859,16</text:p>
          </table:table-cell>
          <table:table-cell office:value-type="float" office:value="12.05" calcext:value-type="float">
            <text:p>12,05</text:p>
          </table:table-cell>
          <table:table-cell office:value-type="float" office:value="49.18" calcext:value-type="float">
            <text:p>49,18</text:p>
          </table:table-cell>
          <table:table-cell office:value-type="float" office:value="898.3" calcext:value-type="float">
            <text:p>898,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23" calcext:value-type="float">
            <text:p>13,9123</text:p>
          </table:table-cell>
          <table:table-cell office:value-type="float" office:value="168859.16" calcext:value-type="float">
            <text:p>168859,16</text:p>
          </table:table-cell>
          <table:table-cell office:value-type="float" office:value="12.05" calcext:value-type="float">
            <text:p>12,05</text:p>
          </table:table-cell>
          <table:table-cell office:value-type="float" office:value="49.18" calcext:value-type="float">
            <text:p>49,18</text:p>
          </table:table-cell>
          <table:table-cell office:value-type="float" office:value="904.53" calcext:value-type="float">
            <text:p>904,5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24" calcext:value-type="float">
            <text:p>13,9124</text:p>
          </table:table-cell>
          <table:table-cell office:value-type="float" office:value="168859.16" calcext:value-type="float">
            <text:p>168859,16</text:p>
          </table:table-cell>
          <table:table-cell office:value-type="float" office:value="12.05" calcext:value-type="float">
            <text:p>12,05</text:p>
          </table:table-cell>
          <table:table-cell office:value-type="float" office:value="49.18" calcext:value-type="float">
            <text:p>49,18</text:p>
          </table:table-cell>
          <table:table-cell office:value-type="float" office:value="904.85" calcext:value-type="float">
            <text:p>904,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25" calcext:value-type="float">
            <text:p>13,9125</text:p>
          </table:table-cell>
          <table:table-cell office:value-type="float" office:value="168859.16" calcext:value-type="float">
            <text:p>168859,16</text:p>
          </table:table-cell>
          <table:table-cell office:value-type="float" office:value="12.05" calcext:value-type="float">
            <text:p>12,05</text:p>
          </table:table-cell>
          <table:table-cell office:value-type="float" office:value="49.18" calcext:value-type="float">
            <text:p>49,18</text:p>
          </table:table-cell>
          <table:table-cell office:value-type="float" office:value="903.87" calcext:value-type="float">
            <text:p>903,8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26" calcext:value-type="float">
            <text:p>13,9126</text:p>
          </table:table-cell>
          <table:table-cell office:value-type="float" office:value="168859.16" calcext:value-type="float">
            <text:p>168859,16</text:p>
          </table:table-cell>
          <table:table-cell office:value-type="float" office:value="12.06" calcext:value-type="float">
            <text:p>12,06</text:p>
          </table:table-cell>
          <table:table-cell office:value-type="float" office:value="49.18" calcext:value-type="float">
            <text:p>49,18</text:p>
          </table:table-cell>
          <table:table-cell office:value-type="float" office:value="904.58" calcext:value-type="float">
            <text:p>904,5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27" calcext:value-type="float">
            <text:p>13,9127</text:p>
          </table:table-cell>
          <table:table-cell office:value-type="float" office:value="168859.16" calcext:value-type="float">
            <text:p>168859,16</text:p>
          </table:table-cell>
          <table:table-cell office:value-type="float" office:value="12.06" calcext:value-type="float">
            <text:p>12,06</text:p>
          </table:table-cell>
          <table:table-cell office:value-type="float" office:value="49.18" calcext:value-type="float">
            <text:p>49,18</text:p>
          </table:table-cell>
          <table:table-cell office:value-type="float" office:value="904.58" calcext:value-type="float">
            <text:p>904,5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13" calcext:value-type="float">
            <text:p>13,913</text:p>
          </table:table-cell>
          <table:table-cell office:value-type="float" office:value="161475.15" calcext:value-type="float">
            <text:p>161475,15</text:p>
          </table:table-cell>
          <table:table-cell office:value-type="float" office:value="12.06" calcext:value-type="float">
            <text:p>12,06</text:p>
          </table:table-cell>
          <table:table-cell office:value-type="float" office:value="49.19" calcext:value-type="float">
            <text:p>49,19</text:p>
          </table:table-cell>
          <table:table-cell office:value-type="float" office:value="884.41" calcext:value-type="float">
            <text:p>884,41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9134" calcext:value-type="float">
            <text:p>13,9134</text:p>
          </table:table-cell>
          <table:table-cell office:value-type="float" office:value="161475.15" calcext:value-type="float">
            <text:p>161475,15</text:p>
          </table:table-cell>
          <table:table-cell office:value-type="float" office:value="11.81" calcext:value-type="float">
            <text:p>11,81</text:p>
          </table:table-cell>
          <table:table-cell office:value-type="float" office:value="49.33" calcext:value-type="float">
            <text:p>49,33</text:p>
          </table:table-cell>
          <table:table-cell office:value-type="float" office:value="883.38" calcext:value-type="float">
            <text:p>883,38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.9142" calcext:value-type="float">
            <text:p>13,9142</text:p>
          </table:table-cell>
          <table:table-cell office:value-type="float" office:value="162429.46" calcext:value-type="float">
            <text:p>162429,46</text:p>
          </table:table-cell>
          <table:table-cell office:value-type="float" office:value="12.04" calcext:value-type="float">
            <text:p>12,04</text:p>
          </table:table-cell>
          <table:table-cell office:value-type="float" office:value="49.19" calcext:value-type="float">
            <text:p>49,19</text:p>
          </table:table-cell>
          <table:table-cell office:value-type="float" office:value="887.31" calcext:value-type="float">
            <text:p>887,31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3.9144" calcext:value-type="float">
            <text:p>13,9144</text:p>
          </table:table-cell>
          <table:table-cell office:value-type="float" office:value="162429.46" calcext:value-type="float">
            <text:p>162429,46</text:p>
          </table:table-cell>
          <table:table-cell office:value-type="float" office:value="12.09" calcext:value-type="float">
            <text:p>12,09</text:p>
          </table:table-cell>
          <table:table-cell office:value-type="float" office:value="49.18" calcext:value-type="float">
            <text:p>49,18</text:p>
          </table:table-cell>
          <table:table-cell office:value-type="float" office:value="886.48" calcext:value-type="float">
            <text:p>886,48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3.9145" calcext:value-type="float">
            <text:p>13,9145</text:p>
          </table:table-cell>
          <table:table-cell office:value-type="float" office:value="159624.11" calcext:value-type="float">
            <text:p>159624,11</text:p>
          </table:table-cell>
          <table:table-cell office:value-type="float" office:value="11.56" calcext:value-type="float">
            <text:p>11,56</text:p>
          </table:table-cell>
          <table:table-cell office:value-type="float" office:value="47.67" calcext:value-type="float">
            <text:p>47,67</text:p>
          </table:table-cell>
          <table:table-cell office:value-type="float" office:value="881.25" calcext:value-type="float">
            <text:p>881,2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3.9152" calcext:value-type="float">
            <text:p>13,9152</text:p>
          </table:table-cell>
          <table:table-cell office:value-type="float" office:value="168372.23" calcext:value-type="float">
            <text:p>168372,23</text:p>
          </table:table-cell>
          <table:table-cell office:value-type="float" office:value="11.85" calcext:value-type="float">
            <text:p>11,85</text:p>
          </table:table-cell>
          <table:table-cell office:value-type="float" office:value="49.06" calcext:value-type="float">
            <text:p>49,06</text:p>
          </table:table-cell>
          <table:table-cell office:value-type="float" office:value="896.61" calcext:value-type="float">
            <text:p>896,6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3.9155" calcext:value-type="float">
            <text:p>13,9155</text:p>
          </table:table-cell>
          <table:table-cell office:value-type="float" office:value="168372.23" calcext:value-type="float">
            <text:p>168372,23</text:p>
          </table:table-cell>
          <table:table-cell office:value-type="float" office:value="11.85" calcext:value-type="float">
            <text:p>11,85</text:p>
          </table:table-cell>
          <table:table-cell office:value-type="float" office:value="49.06" calcext:value-type="float">
            <text:p>49,06</text:p>
          </table:table-cell>
          <table:table-cell office:value-type="float" office:value="896.94" calcext:value-type="float">
            <text:p>896,94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3.9156" calcext:value-type="float">
            <text:p>13,9156</text:p>
          </table:table-cell>
          <table:table-cell office:value-type="float" office:value="168372.23" calcext:value-type="float">
            <text:p>168372,23</text:p>
          </table:table-cell>
          <table:table-cell office:value-type="float" office:value="11.85" calcext:value-type="float">
            <text:p>11,85</text:p>
          </table:table-cell>
          <table:table-cell office:value-type="float" office:value="49.06" calcext:value-type="float">
            <text:p>49,06</text:p>
          </table:table-cell>
          <table:table-cell office:value-type="float" office:value="896.94" calcext:value-type="float">
            <text:p>896,94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3.9161" calcext:value-type="float">
            <text:p>13,9161</text:p>
          </table:table-cell>
          <table:table-cell office:value-type="float" office:value="168431.11" calcext:value-type="float">
            <text:p>168431,11</text:p>
          </table:table-cell>
          <table:table-cell office:value-type="float" office:value="11.92" calcext:value-type="float">
            <text:p>11,92</text:p>
          </table:table-cell>
          <table:table-cell office:value-type="float" office:value="49.07" calcext:value-type="float">
            <text:p>49,07</text:p>
          </table:table-cell>
          <table:table-cell office:value-type="float" office:value="897.3" calcext:value-type="float">
            <text:p>897,3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3.9163" calcext:value-type="float">
            <text:p>13,9163</text:p>
          </table:table-cell>
          <table:table-cell office:value-type="float" office:value="168431.11" calcext:value-type="float">
            <text:p>168431,11</text:p>
          </table:table-cell>
          <table:table-cell office:value-type="float" office:value="11.74" calcext:value-type="float">
            <text:p>11,74</text:p>
          </table:table-cell>
          <table:table-cell office:value-type="float" office:value="49.13" calcext:value-type="float">
            <text:p>49,13</text:p>
          </table:table-cell>
          <table:table-cell office:value-type="float" office:value="896.31" calcext:value-type="float">
            <text:p>896,3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3.9165" calcext:value-type="float">
            <text:p>13,9165</text:p>
          </table:table-cell>
          <table:table-cell office:value-type="float" office:value="168431.11" calcext:value-type="float">
            <text:p>168431,11</text:p>
          </table:table-cell>
          <table:table-cell office:value-type="float" office:value="11.74" calcext:value-type="float">
            <text:p>11,74</text:p>
          </table:table-cell>
          <table:table-cell office:value-type="float" office:value="49.13" calcext:value-type="float">
            <text:p>49,13</text:p>
          </table:table-cell>
          <table:table-cell office:value-type="float" office:value="896.31" calcext:value-type="float">
            <text:p>896,3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3.9198" calcext:value-type="float">
            <text:p>13,9198</text:p>
          </table:table-cell>
          <table:table-cell office:value-type="float" office:value="157919.7" calcext:value-type="float">
            <text:p>157919,7</text:p>
          </table:table-cell>
          <table:table-cell office:value-type="float" office:value="11.85" calcext:value-type="float">
            <text:p>11,85</text:p>
          </table:table-cell>
          <table:table-cell office:value-type="float" office:value="49.65" calcext:value-type="float">
            <text:p>49,65</text:p>
          </table:table-cell>
          <table:table-cell office:value-type="float" office:value="873.17" calcext:value-type="float">
            <text:p>873,17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3.9202" calcext:value-type="float">
            <text:p>13,9202</text:p>
          </table:table-cell>
          <table:table-cell office:value-type="float" office:value="166148.26" calcext:value-type="float">
            <text:p>166148,26</text:p>
          </table:table-cell>
          <table:table-cell office:value-type="float" office:value="11.77" calcext:value-type="float">
            <text:p>11,77</text:p>
          </table:table-cell>
          <table:table-cell office:value-type="float" office:value="49.24" calcext:value-type="float">
            <text:p>49,24</text:p>
          </table:table-cell>
          <table:table-cell office:value-type="float" office:value="896.2" calcext:value-type="float">
            <text:p>896,2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204" calcext:value-type="float">
            <text:p>13,9204</text:p>
          </table:table-cell>
          <table:table-cell office:value-type="float" office:value="166148.26" calcext:value-type="float">
            <text:p>166148,26</text:p>
          </table:table-cell>
          <table:table-cell office:value-type="float" office:value="11.73" calcext:value-type="float">
            <text:p>11,73</text:p>
          </table:table-cell>
          <table:table-cell office:value-type="float" office:value="49.22" calcext:value-type="float">
            <text:p>49,22</text:p>
          </table:table-cell>
          <table:table-cell office:value-type="float" office:value="896.45" calcext:value-type="float">
            <text:p>896,4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207" calcext:value-type="float">
            <text:p>13,9207</text:p>
          </table:table-cell>
          <table:table-cell office:value-type="float" office:value="166148.26" calcext:value-type="float">
            <text:p>166148,26</text:p>
          </table:table-cell>
          <table:table-cell office:value-type="float" office:value="11.73" calcext:value-type="float">
            <text:p>11,73</text:p>
          </table:table-cell>
          <table:table-cell office:value-type="float" office:value="49.22" calcext:value-type="float">
            <text:p>49,22</text:p>
          </table:table-cell>
          <table:table-cell office:value-type="float" office:value="896.45" calcext:value-type="float">
            <text:p>896,4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499" calcext:value-type="float">
            <text:p>13,9499</text:p>
          </table:table-cell>
          <table:table-cell office:value-type="float" office:value="159985.36" calcext:value-type="float">
            <text:p>159985,36</text:p>
          </table:table-cell>
          <table:table-cell office:value-type="float" office:value="10.62" calcext:value-type="float">
            <text:p>10,62</text:p>
          </table:table-cell>
          <table:table-cell office:value-type="float" office:value="44.73" calcext:value-type="float">
            <text:p>44,73</text:p>
          </table:table-cell>
          <table:table-cell office:value-type="float" office:value="884.96" calcext:value-type="float">
            <text:p>884,9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502" calcext:value-type="float">
            <text:p>13,9502</text:p>
          </table:table-cell>
          <table:table-cell office:value-type="float" office:value="159985.36" calcext:value-type="float">
            <text:p>159985,36</text:p>
          </table:table-cell>
          <table:table-cell office:value-type="float" office:value="10.53" calcext:value-type="float">
            <text:p>10,53</text:p>
          </table:table-cell>
          <table:table-cell office:value-type="float" office:value="44.8" calcext:value-type="float">
            <text:p>44,8</text:p>
          </table:table-cell>
          <table:table-cell office:value-type="float" office:value="884.86" calcext:value-type="float">
            <text:p>884,8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503" calcext:value-type="float">
            <text:p>13,9503</text:p>
          </table:table-cell>
          <table:table-cell office:value-type="float" office:value="159985.36" calcext:value-type="float">
            <text:p>159985,36</text:p>
          </table:table-cell>
          <table:table-cell office:value-type="float" office:value="10.55" calcext:value-type="float">
            <text:p>10,55</text:p>
          </table:table-cell>
          <table:table-cell office:value-type="float" office:value="44.79" calcext:value-type="float">
            <text:p>44,79</text:p>
          </table:table-cell>
          <table:table-cell office:value-type="float" office:value="884.62" calcext:value-type="float">
            <text:p>884,62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.9511" calcext:value-type="float">
            <text:p>13,9511</text:p>
          </table:table-cell>
          <table:table-cell office:value-type="float" office:value="160192.55" calcext:value-type="float">
            <text:p>160192,55</text:p>
          </table:table-cell>
          <table:table-cell office:value-type="float" office:value="10.55" calcext:value-type="float">
            <text:p>10,55</text:p>
          </table:table-cell>
          <table:table-cell office:value-type="float" office:value="44.79" calcext:value-type="float">
            <text:p>44,79</text:p>
          </table:table-cell>
          <table:table-cell office:value-type="float" office:value="885.2" calcext:value-type="float">
            <text:p>885,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3.9516" calcext:value-type="float">
            <text:p>13,9516</text:p>
          </table:table-cell>
          <table:table-cell office:value-type="float" office:value="162365.37" calcext:value-type="float">
            <text:p>162365,37</text:p>
          </table:table-cell>
          <table:table-cell office:value-type="float" office:value="10.56" calcext:value-type="float">
            <text:p>10,56</text:p>
          </table:table-cell>
          <table:table-cell office:value-type="float" office:value="44.79" calcext:value-type="float">
            <text:p>44,79</text:p>
          </table:table-cell>
          <table:table-cell office:value-type="float" office:value="885.24" calcext:value-type="float">
            <text:p>885,2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517" calcext:value-type="float">
            <text:p>13,9517</text:p>
          </table:table-cell>
          <table:table-cell office:value-type="float" office:value="162365.37" calcext:value-type="float">
            <text:p>162365,37</text:p>
          </table:table-cell>
          <table:table-cell office:value-type="float" office:value="10.56" calcext:value-type="float">
            <text:p>10,56</text:p>
          </table:table-cell>
          <table:table-cell office:value-type="float" office:value="44.79" calcext:value-type="float">
            <text:p>44,79</text:p>
          </table:table-cell>
          <table:table-cell office:value-type="float" office:value="891.14" calcext:value-type="float">
            <text:p>891,1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518" calcext:value-type="float">
            <text:p>13,9518</text:p>
          </table:table-cell>
          <table:table-cell office:value-type="float" office:value="162365.37" calcext:value-type="float">
            <text:p>162365,37</text:p>
          </table:table-cell>
          <table:table-cell office:value-type="float" office:value="10.56" calcext:value-type="float">
            <text:p>10,56</text:p>
          </table:table-cell>
          <table:table-cell office:value-type="float" office:value="44.79" calcext:value-type="float">
            <text:p>44,79</text:p>
          </table:table-cell>
          <table:table-cell office:value-type="float" office:value="891.14" calcext:value-type="float">
            <text:p>891,1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524" calcext:value-type="float">
            <text:p>13,9524</text:p>
          </table:table-cell>
          <table:table-cell office:value-type="float" office:value="162089.22" calcext:value-type="float">
            <text:p>162089,22</text:p>
          </table:table-cell>
          <table:table-cell office:value-type="float" office:value="10.53" calcext:value-type="float">
            <text:p>10,53</text:p>
          </table:table-cell>
          <table:table-cell office:value-type="float" office:value="44.86" calcext:value-type="float">
            <text:p>44,86</text:p>
          </table:table-cell>
          <table:table-cell office:value-type="float" office:value="890.48" calcext:value-type="float">
            <text:p>890,4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526" calcext:value-type="float">
            <text:p>13,9526</text:p>
          </table:table-cell>
          <table:table-cell office:value-type="float" office:value="160298.61" calcext:value-type="float">
            <text:p>160298,61</text:p>
          </table:table-cell>
          <table:table-cell office:value-type="float" office:value="9.9" calcext:value-type="float">
            <text:p>9,9</text:p>
          </table:table-cell>
          <table:table-cell office:value-type="float" office:value="43.27" calcext:value-type="float">
            <text:p>43,27</text:p>
          </table:table-cell>
          <table:table-cell office:value-type="float" office:value="886.89" calcext:value-type="float">
            <text:p>886,8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532" calcext:value-type="float">
            <text:p>13,9532</text:p>
          </table:table-cell>
          <table:table-cell office:value-type="float" office:value="165929.19" calcext:value-type="float">
            <text:p>165929,19</text:p>
          </table:table-cell>
          <table:table-cell office:value-type="float" office:value="9.25" calcext:value-type="float">
            <text:p>9,25</text:p>
          </table:table-cell>
          <table:table-cell office:value-type="float" office:value="41.8" calcext:value-type="float">
            <text:p>41,8</text:p>
          </table:table-cell>
          <table:table-cell office:value-type="float" office:value="896.67" calcext:value-type="float">
            <text:p>896,67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3.9544" calcext:value-type="float">
            <text:p>13,9544</text:p>
          </table:table-cell>
          <table:table-cell office:value-type="float" office:value="159175.36" calcext:value-type="float">
            <text:p>159175,36</text:p>
          </table:table-cell>
          <table:table-cell office:value-type="float" office:value="9.36" calcext:value-type="float">
            <text:p>9,36</text:p>
          </table:table-cell>
          <table:table-cell office:value-type="float" office:value="41.73" calcext:value-type="float">
            <text:p>41,73</text:p>
          </table:table-cell>
          <table:table-cell office:value-type="float" office:value="885.28" calcext:value-type="float">
            <text:p>885,28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3.955" calcext:value-type="float">
            <text:p>13,955</text:p>
          </table:table-cell>
          <table:table-cell office:value-type="float" office:value="152784.39" calcext:value-type="float">
            <text:p>152784,39</text:p>
          </table:table-cell>
          <table:table-cell office:value-type="float" office:value="9.24" calcext:value-type="float">
            <text:p>9,24</text:p>
          </table:table-cell>
          <table:table-cell office:value-type="float" office:value="41.1" calcext:value-type="float">
            <text:p>41,1</text:p>
          </table:table-cell>
          <table:table-cell office:value-type="float" office:value="868.77" calcext:value-type="float">
            <text:p>868,7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3.9552" calcext:value-type="float">
            <text:p>13,9552</text:p>
          </table:table-cell>
          <table:table-cell office:value-type="float" office:value="152784.39" calcext:value-type="float">
            <text:p>152784,39</text:p>
          </table:table-cell>
          <table:table-cell office:value-type="float" office:value="9.24" calcext:value-type="float">
            <text:p>9,24</text:p>
          </table:table-cell>
          <table:table-cell office:value-type="float" office:value="41.1" calcext:value-type="float">
            <text:p>41,1</text:p>
          </table:table-cell>
          <table:table-cell office:value-type="float" office:value="868.77" calcext:value-type="float">
            <text:p>868,7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3.956" calcext:value-type="float">
            <text:p>13,956</text:p>
          </table:table-cell>
          <table:table-cell office:value-type="float" office:value="152453.26" calcext:value-type="float">
            <text:p>152453,26</text:p>
          </table:table-cell>
          <table:table-cell office:value-type="float" office:value="9.04" calcext:value-type="float">
            <text:p>9,04</text:p>
          </table:table-cell>
          <table:table-cell office:value-type="float" office:value="41.32" calcext:value-type="float">
            <text:p>41,32</text:p>
          </table:table-cell>
          <table:table-cell office:value-type="float" office:value="866.8" calcext:value-type="float">
            <text:p>866,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579" calcext:value-type="float">
            <text:p>13,9579</text:p>
          </table:table-cell>
          <table:table-cell office:value-type="float" office:value="153725.96" calcext:value-type="float">
            <text:p>153725,96</text:p>
          </table:table-cell>
          <table:table-cell office:value-type="float" office:value="9.15" calcext:value-type="float">
            <text:p>9,15</text:p>
          </table:table-cell>
          <table:table-cell office:value-type="float" office:value="40.94" calcext:value-type="float">
            <text:p>40,94</text:p>
          </table:table-cell>
          <table:table-cell office:value-type="float" office:value="871.37" calcext:value-type="float">
            <text:p>871,37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.9585" calcext:value-type="float">
            <text:p>13,9585</text:p>
          </table:table-cell>
          <table:table-cell office:value-type="float" office:value="151641.87" calcext:value-type="float">
            <text:p>151641,87</text:p>
          </table:table-cell>
          <table:table-cell office:value-type="float" office:value="9" calcext:value-type="float">
            <text:p>9</text:p>
          </table:table-cell>
          <table:table-cell office:value-type="float" office:value="40.9" calcext:value-type="float">
            <text:p>40,9</text:p>
          </table:table-cell>
          <table:table-cell office:value-type="float" office:value="865.33" calcext:value-type="float">
            <text:p>865,3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3.96" calcext:value-type="float">
            <text:p>13,96</text:p>
          </table:table-cell>
          <table:table-cell office:value-type="float" office:value="152583.56" calcext:value-type="float">
            <text:p>152583,56</text:p>
          </table:table-cell>
          <table:table-cell office:value-type="float" office:value="8.77" calcext:value-type="float">
            <text:p>8,77</text:p>
          </table:table-cell>
          <table:table-cell office:value-type="float" office:value="41.13" calcext:value-type="float">
            <text:p>41,13</text:p>
          </table:table-cell>
          <table:table-cell office:value-type="float" office:value="866.75" calcext:value-type="float">
            <text:p>866,75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3.9602" calcext:value-type="float">
            <text:p>13,9602</text:p>
          </table:table-cell>
          <table:table-cell office:value-type="float" office:value="152583.56" calcext:value-type="float">
            <text:p>152583,56</text:p>
          </table:table-cell>
          <table:table-cell office:value-type="float" office:value="8.77" calcext:value-type="float">
            <text:p>8,77</text:p>
          </table:table-cell>
          <table:table-cell office:value-type="float" office:value="41.13" calcext:value-type="float">
            <text:p>41,13</text:p>
          </table:table-cell>
          <table:table-cell office:value-type="float" office:value="866.75" calcext:value-type="float">
            <text:p>866,75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4.3649" calcext:value-type="float">
            <text:p>14,3649</text:p>
          </table:table-cell>
          <table:table-cell office:value-type="float" office:value="157042.68" calcext:value-type="float">
            <text:p>157042,68</text:p>
          </table:table-cell>
          <table:table-cell office:value-type="float" office:value="13.54" calcext:value-type="float">
            <text:p>13,54</text:p>
          </table:table-cell>
          <table:table-cell office:value-type="float" office:value="48.09" calcext:value-type="float">
            <text:p>48,09</text:p>
          </table:table-cell>
          <table:table-cell office:value-type="float" office:value="878.97" calcext:value-type="float">
            <text:p>878,9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.3652" calcext:value-type="float">
            <text:p>14,3652</text:p>
          </table:table-cell>
          <table:table-cell office:value-type="float" office:value="157042.68" calcext:value-type="float">
            <text:p>157042,68</text:p>
          </table:table-cell>
          <table:table-cell office:value-type="float" office:value="13.54" calcext:value-type="float">
            <text:p>13,54</text:p>
          </table:table-cell>
          <table:table-cell office:value-type="float" office:value="48.09" calcext:value-type="float">
            <text:p>48,09</text:p>
          </table:table-cell>
          <table:table-cell office:value-type="float" office:value="878.97" calcext:value-type="float">
            <text:p>878,9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.3656" calcext:value-type="float">
            <text:p>14,3656</text:p>
          </table:table-cell>
          <table:table-cell office:value-type="float" office:value="167150.59" calcext:value-type="float">
            <text:p>167150,59</text:p>
          </table:table-cell>
          <table:table-cell office:value-type="float" office:value="12.97" calcext:value-type="float">
            <text:p>12,97</text:p>
          </table:table-cell>
          <table:table-cell office:value-type="float" office:value="46.05" calcext:value-type="float">
            <text:p>46,05</text:p>
          </table:table-cell>
          <table:table-cell office:value-type="float" office:value="909.23" calcext:value-type="float">
            <text:p>909,23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.3658" calcext:value-type="float">
            <text:p>14,3658</text:p>
          </table:table-cell>
          <table:table-cell office:value-type="float" office:value="166716.16" calcext:value-type="float">
            <text:p>166716,16</text:p>
          </table:table-cell>
          <table:table-cell office:value-type="float" office:value="12.91" calcext:value-type="float">
            <text:p>12,91</text:p>
          </table:table-cell>
          <table:table-cell office:value-type="float" office:value="45.86" calcext:value-type="float">
            <text:p>45,86</text:p>
          </table:table-cell>
          <table:table-cell office:value-type="float" office:value="902.01" calcext:value-type="float">
            <text:p>902,0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.366" calcext:value-type="float">
            <text:p>14,366</text:p>
          </table:table-cell>
          <table:table-cell office:value-type="float" office:value="166716.16" calcext:value-type="float">
            <text:p>166716,16</text:p>
          </table:table-cell>
          <table:table-cell office:value-type="float" office:value="12.91" calcext:value-type="float">
            <text:p>12,91</text:p>
          </table:table-cell>
          <table:table-cell office:value-type="float" office:value="45.86" calcext:value-type="float">
            <text:p>45,86</text:p>
          </table:table-cell>
          <table:table-cell office:value-type="float" office:value="902.01" calcext:value-type="float">
            <text:p>902,0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.3664" calcext:value-type="float">
            <text:p>14,3664</text:p>
          </table:table-cell>
          <table:table-cell office:value-type="float" office:value="173818.7" calcext:value-type="float">
            <text:p>173818,7</text:p>
          </table:table-cell>
          <table:table-cell office:value-type="float" office:value="12.98" calcext:value-type="float">
            <text:p>12,98</text:p>
          </table:table-cell>
          <table:table-cell office:value-type="float" office:value="45.88" calcext:value-type="float">
            <text:p>45,88</text:p>
          </table:table-cell>
          <table:table-cell office:value-type="float" office:value="927.45" calcext:value-type="float">
            <text:p>927,45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4.3665" calcext:value-type="float">
            <text:p>14,3665</text:p>
          </table:table-cell>
          <table:table-cell office:value-type="float" office:value="173818.7" calcext:value-type="float">
            <text:p>173818,7</text:p>
          </table:table-cell>
          <table:table-cell office:value-type="float" office:value="12.96" calcext:value-type="float">
            <text:p>12,96</text:p>
          </table:table-cell>
          <table:table-cell office:value-type="float" office:value="45.89" calcext:value-type="float">
            <text:p>45,89</text:p>
          </table:table-cell>
          <table:table-cell office:value-type="float" office:value="922.79" calcext:value-type="float">
            <text:p>922,79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4.3667" calcext:value-type="float">
            <text:p>14,3667</text:p>
          </table:table-cell>
          <table:table-cell office:value-type="float" office:value="173818.7" calcext:value-type="float">
            <text:p>173818,7</text:p>
          </table:table-cell>
          <table:table-cell office:value-type="float" office:value="13.28" calcext:value-type="float">
            <text:p>13,28</text:p>
          </table:table-cell>
          <table:table-cell office:value-type="float" office:value="45.89" calcext:value-type="float">
            <text:p>45,89</text:p>
          </table:table-cell>
          <table:table-cell office:value-type="float" office:value="922.45" calcext:value-type="float">
            <text:p>922,45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4.3668" calcext:value-type="float">
            <text:p>14,3668</text:p>
          </table:table-cell>
          <table:table-cell office:value-type="float" office:value="173818.7" calcext:value-type="float">
            <text:p>173818,7</text:p>
          </table:table-cell>
          <table:table-cell office:value-type="float" office:value="13.28" calcext:value-type="float">
            <text:p>13,28</text:p>
          </table:table-cell>
          <table:table-cell office:value-type="float" office:value="45.89" calcext:value-type="float">
            <text:p>45,89</text:p>
          </table:table-cell>
          <table:table-cell office:value-type="float" office:value="925.4" calcext:value-type="float">
            <text:p>925,4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4.3669" calcext:value-type="float">
            <text:p>14,3669</text:p>
          </table:table-cell>
          <table:table-cell office:value-type="float" office:value="173818.7" calcext:value-type="float">
            <text:p>173818,7</text:p>
          </table:table-cell>
          <table:table-cell office:value-type="float" office:value="13.28" calcext:value-type="float">
            <text:p>13,28</text:p>
          </table:table-cell>
          <table:table-cell office:value-type="float" office:value="45.89" calcext:value-type="float">
            <text:p>45,89</text:p>
          </table:table-cell>
          <table:table-cell office:value-type="float" office:value="922.78" calcext:value-type="float">
            <text:p>922,78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4.367" calcext:value-type="float">
            <text:p>14,367</text:p>
          </table:table-cell>
          <table:table-cell office:value-type="float" office:value="173818.7" calcext:value-type="float">
            <text:p>173818,7</text:p>
          </table:table-cell>
          <table:table-cell office:value-type="float" office:value="13.28" calcext:value-type="float">
            <text:p>13,28</text:p>
          </table:table-cell>
          <table:table-cell office:value-type="float" office:value="45.89" calcext:value-type="float">
            <text:p>45,89</text:p>
          </table:table-cell>
          <table:table-cell office:value-type="float" office:value="923.76" calcext:value-type="float">
            <text:p>923,76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4.3671" calcext:value-type="float">
            <text:p>14,3671</text:p>
          </table:table-cell>
          <table:table-cell office:value-type="float" office:value="173818.7" calcext:value-type="float">
            <text:p>173818,7</text:p>
          </table:table-cell>
          <table:table-cell office:value-type="float" office:value="13.28" calcext:value-type="float">
            <text:p>13,28</text:p>
          </table:table-cell>
          <table:table-cell office:value-type="float" office:value="45.89" calcext:value-type="float">
            <text:p>45,89</text:p>
          </table:table-cell>
          <table:table-cell office:value-type="float" office:value="924.09" calcext:value-type="float">
            <text:p>924,09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4.3672" calcext:value-type="float">
            <text:p>14,3672</text:p>
          </table:table-cell>
          <table:table-cell office:value-type="float" office:value="173818.7" calcext:value-type="float">
            <text:p>173818,7</text:p>
          </table:table-cell>
          <table:table-cell office:value-type="float" office:value="13.28" calcext:value-type="float">
            <text:p>13,28</text:p>
          </table:table-cell>
          <table:table-cell office:value-type="float" office:value="45.89" calcext:value-type="float">
            <text:p>45,89</text:p>
          </table:table-cell>
          <table:table-cell office:value-type="float" office:value="922.45" calcext:value-type="float">
            <text:p>922,45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4.3673" calcext:value-type="float">
            <text:p>14,3673</text:p>
          </table:table-cell>
          <table:table-cell office:value-type="float" office:value="173818.7" calcext:value-type="float">
            <text:p>173818,7</text:p>
          </table:table-cell>
          <table:table-cell office:value-type="float" office:value="13.28" calcext:value-type="float">
            <text:p>13,28</text:p>
          </table:table-cell>
          <table:table-cell office:value-type="float" office:value="45.89" calcext:value-type="float">
            <text:p>45,89</text:p>
          </table:table-cell>
          <table:table-cell office:value-type="float" office:value="928.68" calcext:value-type="float">
            <text:p>928,68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4.3674" calcext:value-type="float">
            <text:p>14,3674</text:p>
          </table:table-cell>
          <table:table-cell office:value-type="float" office:value="173763.28" calcext:value-type="float">
            <text:p>173763,28</text:p>
          </table:table-cell>
          <table:table-cell office:value-type="float" office:value="13.55" calcext:value-type="float">
            <text:p>13,55</text:p>
          </table:table-cell>
          <table:table-cell office:value-type="float" office:value="46.02" calcext:value-type="float">
            <text:p>46,02</text:p>
          </table:table-cell>
          <table:table-cell office:value-type="float" office:value="923.15" calcext:value-type="float">
            <text:p>923,15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4.3675" calcext:value-type="float">
            <text:p>14,3675</text:p>
          </table:table-cell>
          <table:table-cell office:value-type="float" office:value="173763.28" calcext:value-type="float">
            <text:p>173763,28</text:p>
          </table:table-cell>
          <table:table-cell office:value-type="float" office:value="13.55" calcext:value-type="float">
            <text:p>13,55</text:p>
          </table:table-cell>
          <table:table-cell office:value-type="float" office:value="46.02" calcext:value-type="float">
            <text:p>46,02</text:p>
          </table:table-cell>
          <table:table-cell office:value-type="float" office:value="929.05" calcext:value-type="float">
            <text:p>929,05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4.3677" calcext:value-type="float">
            <text:p>14,3677</text:p>
          </table:table-cell>
          <table:table-cell office:value-type="float" office:value="158724.7" calcext:value-type="float">
            <text:p>158724,7</text:p>
          </table:table-cell>
          <table:table-cell office:value-type="float" office:value="13.37" calcext:value-type="float">
            <text:p>13,37</text:p>
          </table:table-cell>
          <table:table-cell office:value-type="float" office:value="46.14" calcext:value-type="float">
            <text:p>46,14</text:p>
          </table:table-cell>
          <table:table-cell office:value-type="float" office:value="887.27" calcext:value-type="float">
            <text:p>887,2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4.3683" calcext:value-type="float">
            <text:p>14,3683</text:p>
          </table:table-cell>
          <table:table-cell office:value-type="float" office:value="158724.7" calcext:value-type="float">
            <text:p>158724,7</text:p>
          </table:table-cell>
          <table:table-cell office:value-type="float" office:value="13.35" calcext:value-type="float">
            <text:p>13,35</text:p>
          </table:table-cell>
          <table:table-cell office:value-type="float" office:value="46.14" calcext:value-type="float">
            <text:p>46,14</text:p>
          </table:table-cell>
          <table:table-cell office:value-type="float" office:value="887.22" calcext:value-type="float">
            <text:p>887,22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4.3687" calcext:value-type="float">
            <text:p>14,3687</text:p>
          </table:table-cell>
          <table:table-cell office:value-type="float" office:value="158724.7" calcext:value-type="float">
            <text:p>158724,7</text:p>
          </table:table-cell>
          <table:table-cell office:value-type="float" office:value="13.45" calcext:value-type="float">
            <text:p>13,45</text:p>
          </table:table-cell>
          <table:table-cell office:value-type="float" office:value="46.1" calcext:value-type="float">
            <text:p>46,1</text:p>
          </table:table-cell>
          <table:table-cell office:value-type="float" office:value="887.6" calcext:value-type="float">
            <text:p>887,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4.369" calcext:value-type="float">
            <text:p>14,369</text:p>
          </table:table-cell>
          <table:table-cell office:value-type="float" office:value="158724.7" calcext:value-type="float">
            <text:p>158724,7</text:p>
          </table:table-cell>
          <table:table-cell office:value-type="float" office:value="13.45" calcext:value-type="float">
            <text:p>13,45</text:p>
          </table:table-cell>
          <table:table-cell office:value-type="float" office:value="46.1" calcext:value-type="float">
            <text:p>46,1</text:p>
          </table:table-cell>
          <table:table-cell office:value-type="float" office:value="887.27" calcext:value-type="float">
            <text:p>887,2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4.3699" calcext:value-type="float">
            <text:p>14,3699</text:p>
          </table:table-cell>
          <table:table-cell office:value-type="float" office:value="153671.25" calcext:value-type="float">
            <text:p>153671,25</text:p>
          </table:table-cell>
          <table:table-cell office:value-type="float" office:value="13.3" calcext:value-type="float">
            <text:p>13,3</text:p>
          </table:table-cell>
          <table:table-cell office:value-type="float" office:value="46.11" calcext:value-type="float">
            <text:p>46,11</text:p>
          </table:table-cell>
          <table:table-cell office:value-type="float" office:value="873.32" calcext:value-type="float">
            <text:p>873,32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4.3705" calcext:value-type="float">
            <text:p>14,3705</text:p>
          </table:table-cell>
          <table:table-cell office:value-type="float" office:value="153671.25" calcext:value-type="float">
            <text:p>153671,25</text:p>
          </table:table-cell>
          <table:table-cell office:value-type="float" office:value="13.19" calcext:value-type="float">
            <text:p>13,19</text:p>
          </table:table-cell>
          <table:table-cell office:value-type="float" office:value="46.04" calcext:value-type="float">
            <text:p>46,04</text:p>
          </table:table-cell>
          <table:table-cell office:value-type="float" office:value="873.15" calcext:value-type="float">
            <text:p>873,1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4.3708" calcext:value-type="float">
            <text:p>14,3708</text:p>
          </table:table-cell>
          <table:table-cell office:value-type="float" office:value="153671.25" calcext:value-type="float">
            <text:p>153671,25</text:p>
          </table:table-cell>
          <table:table-cell office:value-type="float" office:value="13.19" calcext:value-type="float">
            <text:p>13,19</text:p>
          </table:table-cell>
          <table:table-cell office:value-type="float" office:value="46.04" calcext:value-type="float">
            <text:p>46,04</text:p>
          </table:table-cell>
          <table:table-cell office:value-type="float" office:value="873.15" calcext:value-type="float">
            <text:p>873,1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4.3713" calcext:value-type="float">
            <text:p>14,3713</text:p>
          </table:table-cell>
          <table:table-cell office:value-type="float" office:value="153671.25" calcext:value-type="float">
            <text:p>153671,25</text:p>
          </table:table-cell>
          <table:table-cell office:value-type="float" office:value="13.2" calcext:value-type="float">
            <text:p>13,2</text:p>
          </table:table-cell>
          <table:table-cell office:value-type="float" office:value="46.04" calcext:value-type="float">
            <text:p>46,04</text:p>
          </table:table-cell>
          <table:table-cell office:value-type="float" office:value="873.18" calcext:value-type="float">
            <text:p>873,18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4.3721" calcext:value-type="float">
            <text:p>14,3721</text:p>
          </table:table-cell>
          <table:table-cell office:value-type="float" office:value="154093.04" calcext:value-type="float">
            <text:p>154093,04</text:p>
          </table:table-cell>
          <table:table-cell office:value-type="float" office:value="12.96" calcext:value-type="float">
            <text:p>12,96</text:p>
          </table:table-cell>
          <table:table-cell office:value-type="float" office:value="46.05" calcext:value-type="float">
            <text:p>46,05</text:p>
          </table:table-cell>
          <table:table-cell office:value-type="float" office:value="873.25" calcext:value-type="float">
            <text:p>873,2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.3724" calcext:value-type="float">
            <text:p>14,3724</text:p>
          </table:table-cell>
          <table:table-cell office:value-type="float" office:value="153763.96" calcext:value-type="float">
            <text:p>153763,96</text:p>
          </table:table-cell>
          <table:table-cell office:value-type="float" office:value="12.77" calcext:value-type="float">
            <text:p>12,77</text:p>
          </table:table-cell>
          <table:table-cell office:value-type="float" office:value="46.29" calcext:value-type="float">
            <text:p>46,29</text:p>
          </table:table-cell>
          <table:table-cell office:value-type="float" office:value="871.31" calcext:value-type="float">
            <text:p>871,3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4.3725" calcext:value-type="float">
            <text:p>14,3725</text:p>
          </table:table-cell>
          <table:table-cell office:value-type="float" office:value="153753.58" calcext:value-type="float">
            <text:p>153753,58</text:p>
          </table:table-cell>
          <table:table-cell office:value-type="float" office:value="12.76" calcext:value-type="float">
            <text:p>12,76</text:p>
          </table:table-cell>
          <table:table-cell office:value-type="float" office:value="46.29" calcext:value-type="float">
            <text:p>46,29</text:p>
          </table:table-cell>
          <table:table-cell office:value-type="float" office:value="871.27" calcext:value-type="float">
            <text:p>871,2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4.3903" calcext:value-type="float">
            <text:p>14,3903</text:p>
          </table:table-cell>
          <table:table-cell office:value-type="float" office:value="168611.59" calcext:value-type="float">
            <text:p>168611,59</text:p>
          </table:table-cell>
          <table:table-cell office:value-type="float" office:value="12.9" calcext:value-type="float">
            <text:p>12,9</text:p>
          </table:table-cell>
          <table:table-cell office:value-type="float" office:value="47.79" calcext:value-type="float">
            <text:p>47,79</text:p>
          </table:table-cell>
          <table:table-cell office:value-type="float" office:value="902.98" calcext:value-type="float">
            <text:p>902,9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3908" calcext:value-type="float">
            <text:p>14,3908</text:p>
          </table:table-cell>
          <table:table-cell office:value-type="float" office:value="165357.34" calcext:value-type="float">
            <text:p>165357,34</text:p>
          </table:table-cell>
          <table:table-cell office:value-type="float" office:value="12.32" calcext:value-type="float">
            <text:p>12,32</text:p>
          </table:table-cell>
          <table:table-cell office:value-type="float" office:value="46.84" calcext:value-type="float">
            <text:p>46,84</text:p>
          </table:table-cell>
          <table:table-cell office:value-type="float" office:value="894.23" calcext:value-type="float">
            <text:p>894,23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391" calcext:value-type="float">
            <text:p>14,391</text:p>
          </table:table-cell>
          <table:table-cell office:value-type="float" office:value="165357.34" calcext:value-type="float">
            <text:p>165357,34</text:p>
          </table:table-cell>
          <table:table-cell office:value-type="float" office:value="12.32" calcext:value-type="float">
            <text:p>12,32</text:p>
          </table:table-cell>
          <table:table-cell office:value-type="float" office:value="46.84" calcext:value-type="float">
            <text:p>46,84</text:p>
          </table:table-cell>
          <table:table-cell office:value-type="float" office:value="894.56" calcext:value-type="float">
            <text:p>894,56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3915" calcext:value-type="float">
            <text:p>14,3915</text:p>
          </table:table-cell>
          <table:table-cell office:value-type="float" office:value="165720.35" calcext:value-type="float">
            <text:p>165720,35</text:p>
          </table:table-cell>
          <table:table-cell office:value-type="float" office:value="12.39" calcext:value-type="float">
            <text:p>12,39</text:p>
          </table:table-cell>
          <table:table-cell office:value-type="float" office:value="46.86" calcext:value-type="float">
            <text:p>46,86</text:p>
          </table:table-cell>
          <table:table-cell office:value-type="float" office:value="895.41" calcext:value-type="float">
            <text:p>895,41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3916" calcext:value-type="float">
            <text:p>14,3916</text:p>
          </table:table-cell>
          <table:table-cell office:value-type="float" office:value="165720.35" calcext:value-type="float">
            <text:p>165720,35</text:p>
          </table:table-cell>
          <table:table-cell office:value-type="float" office:value="12.39" calcext:value-type="float">
            <text:p>12,39</text:p>
          </table:table-cell>
          <table:table-cell office:value-type="float" office:value="46.86" calcext:value-type="float">
            <text:p>46,86</text:p>
          </table:table-cell>
          <table:table-cell office:value-type="float" office:value="895.74" calcext:value-type="float">
            <text:p>895,74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3917" calcext:value-type="float">
            <text:p>14,3917</text:p>
          </table:table-cell>
          <table:table-cell office:value-type="float" office:value="171134.4" calcext:value-type="float">
            <text:p>171134,4</text:p>
          </table:table-cell>
          <table:table-cell office:value-type="float" office:value="12.64" calcext:value-type="float">
            <text:p>12,64</text:p>
          </table:table-cell>
          <table:table-cell office:value-type="float" office:value="46.62" calcext:value-type="float">
            <text:p>46,62</text:p>
          </table:table-cell>
          <table:table-cell office:value-type="float" office:value="911.74" calcext:value-type="float">
            <text:p>911,7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3922" calcext:value-type="float">
            <text:p>14,3922</text:p>
          </table:table-cell>
          <table:table-cell office:value-type="float" office:value="163232.96" calcext:value-type="float">
            <text:p>163232,96</text:p>
          </table:table-cell>
          <table:table-cell office:value-type="float" office:value="10.49" calcext:value-type="float">
            <text:p>10,49</text:p>
          </table:table-cell>
          <table:table-cell office:value-type="float" office:value="40.24" calcext:value-type="float">
            <text:p>40,24</text:p>
          </table:table-cell>
          <table:table-cell office:value-type="float" office:value="896.5" calcext:value-type="float">
            <text:p>896,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3923" calcext:value-type="float">
            <text:p>14,3923</text:p>
          </table:table-cell>
          <table:table-cell office:value-type="float" office:value="163232.96" calcext:value-type="float">
            <text:p>163232,96</text:p>
          </table:table-cell>
          <table:table-cell office:value-type="float" office:value="10.43" calcext:value-type="float">
            <text:p>10,43</text:p>
          </table:table-cell>
          <table:table-cell office:value-type="float" office:value="40.24" calcext:value-type="float">
            <text:p>40,24</text:p>
          </table:table-cell>
          <table:table-cell office:value-type="float" office:value="896.31" calcext:value-type="float">
            <text:p>896,3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3957" calcext:value-type="float">
            <text:p>14,3957</text:p>
          </table:table-cell>
          <table:table-cell office:value-type="float" office:value="160653.17" calcext:value-type="float">
            <text:p>160653,17</text:p>
          </table:table-cell>
          <table:table-cell office:value-type="float" office:value="9.81" calcext:value-type="float">
            <text:p>9,81</text:p>
          </table:table-cell>
          <table:table-cell office:value-type="float" office:value="36.76" calcext:value-type="float">
            <text:p>36,76</text:p>
          </table:table-cell>
          <table:table-cell office:value-type="float" office:value="894.38" calcext:value-type="float">
            <text:p>894,38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14.3962" calcext:value-type="float">
            <text:p>14,3962</text:p>
          </table:table-cell>
          <table:table-cell office:value-type="float" office:value="160799.77" calcext:value-type="float">
            <text:p>160799,77</text:p>
          </table:table-cell>
          <table:table-cell office:value-type="float" office:value="9.55" calcext:value-type="float">
            <text:p>9,55</text:p>
          </table:table-cell>
          <table:table-cell office:value-type="float" office:value="36.73" calcext:value-type="float">
            <text:p>36,73</text:p>
          </table:table-cell>
          <table:table-cell office:value-type="float" office:value="894.05" calcext:value-type="float">
            <text:p>894,05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.3965" calcext:value-type="float">
            <text:p>14,3965</text:p>
          </table:table-cell>
          <table:table-cell office:value-type="float" office:value="160799.77" calcext:value-type="float">
            <text:p>160799,77</text:p>
          </table:table-cell>
          <table:table-cell office:value-type="float" office:value="9.55" calcext:value-type="float">
            <text:p>9,55</text:p>
          </table:table-cell>
          <table:table-cell office:value-type="float" office:value="36.73" calcext:value-type="float">
            <text:p>36,73</text:p>
          </table:table-cell>
          <table:table-cell office:value-type="float" office:value="894.05" calcext:value-type="float">
            <text:p>894,05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.3997" calcext:value-type="float">
            <text:p>14,3997</text:p>
          </table:table-cell>
          <table:table-cell office:value-type="float" office:value="160271.51" calcext:value-type="float">
            <text:p>160271,51</text:p>
          </table:table-cell>
          <table:table-cell office:value-type="float" office:value="10.43" calcext:value-type="float">
            <text:p>10,43</text:p>
          </table:table-cell>
          <table:table-cell office:value-type="float" office:value="37.01" calcext:value-type="float">
            <text:p>37,01</text:p>
          </table:table-cell>
          <table:table-cell office:value-type="float" office:value="894.72" calcext:value-type="float">
            <text:p>894,7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4006" calcext:value-type="float">
            <text:p>14,4006</text:p>
          </table:table-cell>
          <table:table-cell office:value-type="float" office:value="160271.51" calcext:value-type="float">
            <text:p>160271,51</text:p>
          </table:table-cell>
          <table:table-cell office:value-type="float" office:value="10.55" calcext:value-type="float">
            <text:p>10,55</text:p>
          </table:table-cell>
          <table:table-cell office:value-type="float" office:value="37.65" calcext:value-type="float">
            <text:p>37,65</text:p>
          </table:table-cell>
          <table:table-cell office:value-type="float" office:value="893.79" calcext:value-type="float">
            <text:p>893,79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4009" calcext:value-type="float">
            <text:p>14,4009</text:p>
          </table:table-cell>
          <table:table-cell office:value-type="float" office:value="160271.51" calcext:value-type="float">
            <text:p>160271,51</text:p>
          </table:table-cell>
          <table:table-cell office:value-type="float" office:value="10.55" calcext:value-type="float">
            <text:p>10,55</text:p>
          </table:table-cell>
          <table:table-cell office:value-type="float" office:value="37.65" calcext:value-type="float">
            <text:p>37,65</text:p>
          </table:table-cell>
          <table:table-cell office:value-type="float" office:value="893.46" calcext:value-type="float">
            <text:p>893,46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4235" calcext:value-type="float">
            <text:p>14,4235</text:p>
          </table:table-cell>
          <table:table-cell office:value-type="float" office:value="142855.35" calcext:value-type="float">
            <text:p>142855,35</text:p>
          </table:table-cell>
          <table:table-cell office:value-type="float" office:value="13.19" calcext:value-type="float">
            <text:p>1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846.32" calcext:value-type="float">
            <text:p>846,32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4.4237" calcext:value-type="float">
            <text:p>14,4237</text:p>
          </table:table-cell>
          <table:table-cell office:value-type="float" office:value="150259.69" calcext:value-type="float">
            <text:p>150259,69</text:p>
          </table:table-cell>
          <table:table-cell office:value-type="float" office:value="13.22" calcext:value-type="float">
            <text:p>13,22</text:p>
          </table:table-cell>
          <table:table-cell office:value-type="float" office:value="44.5" calcext:value-type="float">
            <text:p>44,5</text:p>
          </table:table-cell>
          <table:table-cell office:value-type="float" office:value="867.03" calcext:value-type="float">
            <text:p>867,0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4.4239" calcext:value-type="float">
            <text:p>14,4239</text:p>
          </table:table-cell>
          <table:table-cell office:value-type="float" office:value="150476.73" calcext:value-type="float">
            <text:p>150476,73</text:p>
          </table:table-cell>
          <table:table-cell office:value-type="float" office:value="13.26" calcext:value-type="float">
            <text:p>13,26</text:p>
          </table:table-cell>
          <table:table-cell office:value-type="float" office:value="44.46" calcext:value-type="float">
            <text:p>44,46</text:p>
          </table:table-cell>
          <table:table-cell office:value-type="float" office:value="867.79" calcext:value-type="float">
            <text:p>867,7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4.4275" calcext:value-type="float">
            <text:p>14,4275</text:p>
          </table:table-cell>
          <table:table-cell office:value-type="float" office:value="146607.18" calcext:value-type="float">
            <text:p>146607,18</text:p>
          </table:table-cell>
          <table:table-cell office:value-type="float" office:value="12.07" calcext:value-type="float">
            <text:p>12,07</text:p>
          </table:table-cell>
          <table:table-cell office:value-type="float" office:value="47.53" calcext:value-type="float">
            <text:p>47,53</text:p>
          </table:table-cell>
          <table:table-cell office:value-type="float" office:value="847.55" calcext:value-type="float">
            <text:p>847,5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4.4289" calcext:value-type="float">
            <text:p>14,4289</text:p>
          </table:table-cell>
          <table:table-cell office:value-type="float" office:value="163846.95" calcext:value-type="float">
            <text:p>163846,95</text:p>
          </table:table-cell>
          <table:table-cell office:value-type="float" office:value="12.81" calcext:value-type="float">
            <text:p>12,81</text:p>
          </table:table-cell>
          <table:table-cell office:value-type="float" office:value="48.16" calcext:value-type="float">
            <text:p>48,16</text:p>
          </table:table-cell>
          <table:table-cell office:value-type="float" office:value="895.19" calcext:value-type="float">
            <text:p>895,19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4.4292" calcext:value-type="float">
            <text:p>14,4292</text:p>
          </table:table-cell>
          <table:table-cell office:value-type="float" office:value="164211.74" calcext:value-type="float">
            <text:p>164211,74</text:p>
          </table:table-cell>
          <table:table-cell office:value-type="float" office:value="12.48" calcext:value-type="float">
            <text:p>12,48</text:p>
          </table:table-cell>
          <table:table-cell office:value-type="float" office:value="47.15" calcext:value-type="float">
            <text:p>47,15</text:p>
          </table:table-cell>
          <table:table-cell office:value-type="float" office:value="897.21" calcext:value-type="float">
            <text:p>897,2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4298" calcext:value-type="float">
            <text:p>14,4298</text:p>
          </table:table-cell>
          <table:table-cell office:value-type="float" office:value="164245.78" calcext:value-type="float">
            <text:p>164245,78</text:p>
          </table:table-cell>
          <table:table-cell office:value-type="float" office:value="11.92" calcext:value-type="float">
            <text:p>11,92</text:p>
          </table:table-cell>
          <table:table-cell office:value-type="float" office:value="46.06" calcext:value-type="float">
            <text:p>46,06</text:p>
          </table:table-cell>
          <table:table-cell office:value-type="float" office:value="897.8" calcext:value-type="float">
            <text:p>897,8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4.4302" calcext:value-type="float">
            <text:p>14,4302</text:p>
          </table:table-cell>
          <table:table-cell office:value-type="float" office:value="154981.22" calcext:value-type="float">
            <text:p>154981,22</text:p>
          </table:table-cell>
          <table:table-cell office:value-type="float" office:value="11.35" calcext:value-type="float">
            <text:p>11,35</text:p>
          </table:table-cell>
          <table:table-cell office:value-type="float" office:value="45.31" calcext:value-type="float">
            <text:p>45,31</text:p>
          </table:table-cell>
          <table:table-cell office:value-type="float" office:value="872.65" calcext:value-type="float">
            <text:p>872,65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4309" calcext:value-type="float">
            <text:p>14,4309</text:p>
          </table:table-cell>
          <table:table-cell office:value-type="float" office:value="154981.22" calcext:value-type="float">
            <text:p>154981,22</text:p>
          </table:table-cell>
          <table:table-cell office:value-type="float" office:value="11.38" calcext:value-type="float">
            <text:p>11,38</text:p>
          </table:table-cell>
          <table:table-cell office:value-type="float" office:value="45.29" calcext:value-type="float">
            <text:p>45,29</text:p>
          </table:table-cell>
          <table:table-cell office:value-type="float" office:value="872.8" calcext:value-type="float">
            <text:p>872,8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4311" calcext:value-type="float">
            <text:p>14,4311</text:p>
          </table:table-cell>
          <table:table-cell office:value-type="float" office:value="154981.22" calcext:value-type="float">
            <text:p>154981,22</text:p>
          </table:table-cell>
          <table:table-cell office:value-type="float" office:value="11.38" calcext:value-type="float">
            <text:p>11,38</text:p>
          </table:table-cell>
          <table:table-cell office:value-type="float" office:value="45.29" calcext:value-type="float">
            <text:p>45,29</text:p>
          </table:table-cell>
          <table:table-cell office:value-type="float" office:value="872.47" calcext:value-type="float">
            <text:p>872,47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4313" calcext:value-type="float">
            <text:p>14,4313</text:p>
          </table:table-cell>
          <table:table-cell office:value-type="float" office:value="154981.22" calcext:value-type="float">
            <text:p>154981,22</text:p>
          </table:table-cell>
          <table:table-cell office:value-type="float" office:value="11.38" calcext:value-type="float">
            <text:p>11,38</text:p>
          </table:table-cell>
          <table:table-cell office:value-type="float" office:value="45.29" calcext:value-type="float">
            <text:p>45,29</text:p>
          </table:table-cell>
          <table:table-cell office:value-type="float" office:value="872.8" calcext:value-type="float">
            <text:p>872,8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4317" calcext:value-type="float">
            <text:p>14,4317</text:p>
          </table:table-cell>
          <table:table-cell office:value-type="float" office:value="154981.22" calcext:value-type="float">
            <text:p>154981,22</text:p>
          </table:table-cell>
          <table:table-cell office:value-type="float" office:value="11.52" calcext:value-type="float">
            <text:p>11,52</text:p>
          </table:table-cell>
          <table:table-cell office:value-type="float" office:value="45.4" calcext:value-type="float">
            <text:p>45,4</text:p>
          </table:table-cell>
          <table:table-cell office:value-type="float" office:value="873" calcext:value-type="float">
            <text:p>873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.4325" calcext:value-type="float">
            <text:p>14,4325</text:p>
          </table:table-cell>
          <table:table-cell office:value-type="float" office:value="154579.94" calcext:value-type="float">
            <text:p>154579,94</text:p>
          </table:table-cell>
          <table:table-cell office:value-type="float" office:value="11.5" calcext:value-type="float">
            <text:p>11,5</text:p>
          </table:table-cell>
          <table:table-cell office:value-type="float" office:value="45.41" calcext:value-type="float">
            <text:p>45,41</text:p>
          </table:table-cell>
          <table:table-cell office:value-type="float" office:value="871.5" calcext:value-type="float">
            <text:p>871,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28" calcext:value-type="float">
            <text:p>14,4328</text:p>
          </table:table-cell>
          <table:table-cell office:value-type="float" office:value="154579.94" calcext:value-type="float">
            <text:p>154579,94</text:p>
          </table:table-cell>
          <table:table-cell office:value-type="float" office:value="11.38" calcext:value-type="float">
            <text:p>11,38</text:p>
          </table:table-cell>
          <table:table-cell office:value-type="float" office:value="45.52" calcext:value-type="float">
            <text:p>45,52</text:p>
          </table:table-cell>
          <table:table-cell office:value-type="float" office:value="870.9" calcext:value-type="float">
            <text:p>870,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29" calcext:value-type="float">
            <text:p>14,4329</text:p>
          </table:table-cell>
          <table:table-cell office:value-type="float" office:value="154579.94" calcext:value-type="float">
            <text:p>154579,94</text:p>
          </table:table-cell>
          <table:table-cell office:value-type="float" office:value="11.38" calcext:value-type="float">
            <text:p>11,38</text:p>
          </table:table-cell>
          <table:table-cell office:value-type="float" office:value="45.52" calcext:value-type="float">
            <text:p>45,52</text:p>
          </table:table-cell>
          <table:table-cell office:value-type="float" office:value="870.9" calcext:value-type="float">
            <text:p>870,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33" calcext:value-type="float">
            <text:p>14,4333</text:p>
          </table:table-cell>
          <table:table-cell office:value-type="float" office:value="154579.94" calcext:value-type="float">
            <text:p>154579,94</text:p>
          </table:table-cell>
          <table:table-cell office:value-type="float" office:value="11.41" calcext:value-type="float">
            <text:p>11,41</text:p>
          </table:table-cell>
          <table:table-cell office:value-type="float" office:value="45.5" calcext:value-type="float">
            <text:p>45,5</text:p>
          </table:table-cell>
          <table:table-cell office:value-type="float" office:value="871.37" calcext:value-type="float">
            <text:p>871,37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34" calcext:value-type="float">
            <text:p>14,4334</text:p>
          </table:table-cell>
          <table:table-cell office:value-type="float" office:value="154579.94" calcext:value-type="float">
            <text:p>154579,94</text:p>
          </table:table-cell>
          <table:table-cell office:value-type="float" office:value="11.41" calcext:value-type="float">
            <text:p>11,41</text:p>
          </table:table-cell>
          <table:table-cell office:value-type="float" office:value="45.5" calcext:value-type="float">
            <text:p>45,5</text:p>
          </table:table-cell>
          <table:table-cell office:value-type="float" office:value="871.04" calcext:value-type="float">
            <text:p>871,04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35" calcext:value-type="float">
            <text:p>14,4335</text:p>
          </table:table-cell>
          <table:table-cell office:value-type="float" office:value="154579.94" calcext:value-type="float">
            <text:p>154579,94</text:p>
          </table:table-cell>
          <table:table-cell office:value-type="float" office:value="11.41" calcext:value-type="float">
            <text:p>11,41</text:p>
          </table:table-cell>
          <table:table-cell office:value-type="float" office:value="45.5" calcext:value-type="float">
            <text:p>45,5</text:p>
          </table:table-cell>
          <table:table-cell office:value-type="float" office:value="871.04" calcext:value-type="float">
            <text:p>871,04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38" calcext:value-type="float">
            <text:p>14,4338</text:p>
          </table:table-cell>
          <table:table-cell office:value-type="float" office:value="154579.94" calcext:value-type="float">
            <text:p>154579,94</text:p>
          </table:table-cell>
          <table:table-cell office:value-type="float" office:value="11.35" calcext:value-type="float">
            <text:p>11,35</text:p>
          </table:table-cell>
          <table:table-cell office:value-type="float" office:value="45.36" calcext:value-type="float">
            <text:p>45,36</text:p>
          </table:table-cell>
          <table:table-cell office:value-type="float" office:value="871.14" calcext:value-type="float">
            <text:p>871,14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39" calcext:value-type="float">
            <text:p>14,4339</text:p>
          </table:table-cell>
          <table:table-cell office:value-type="float" office:value="154579.94" calcext:value-type="float">
            <text:p>154579,94</text:p>
          </table:table-cell>
          <table:table-cell office:value-type="float" office:value="11.35" calcext:value-type="float">
            <text:p>11,35</text:p>
          </table:table-cell>
          <table:table-cell office:value-type="float" office:value="45.36" calcext:value-type="float">
            <text:p>45,36</text:p>
          </table:table-cell>
          <table:table-cell office:value-type="float" office:value="871.14" calcext:value-type="float">
            <text:p>871,14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44" calcext:value-type="float">
            <text:p>14,4344</text:p>
          </table:table-cell>
          <table:table-cell office:value-type="float" office:value="154560.39" calcext:value-type="float">
            <text:p>154560,39</text:p>
          </table:table-cell>
          <table:table-cell office:value-type="float" office:value="11.5" calcext:value-type="float">
            <text:p>11,5</text:p>
          </table:table-cell>
          <table:table-cell office:value-type="float" office:value="45.29" calcext:value-type="float">
            <text:p>45,29</text:p>
          </table:table-cell>
          <table:table-cell office:value-type="float" office:value="872" calcext:value-type="float">
            <text:p>872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48" calcext:value-type="float">
            <text:p>14,4348</text:p>
          </table:table-cell>
          <table:table-cell office:value-type="float" office:value="154560.39" calcext:value-type="float">
            <text:p>154560,39</text:p>
          </table:table-cell>
          <table:table-cell office:value-type="float" office:value="11.53" calcext:value-type="float">
            <text:p>11,53</text:p>
          </table:table-cell>
          <table:table-cell office:value-type="float" office:value="45.3" calcext:value-type="float">
            <text:p>45,3</text:p>
          </table:table-cell>
          <table:table-cell office:value-type="float" office:value="872.09" calcext:value-type="float">
            <text:p>872,0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.435" calcext:value-type="float">
            <text:p>14,435</text:p>
          </table:table-cell>
          <table:table-cell office:value-type="float" office:value="150622.95" calcext:value-type="float">
            <text:p>150622,95</text:p>
          </table:table-cell>
          <table:table-cell office:value-type="float" office:value="11.16" calcext:value-type="float">
            <text:p>11,16</text:p>
          </table:table-cell>
          <table:table-cell office:value-type="float" office:value="45.36" calcext:value-type="float">
            <text:p>45,36</text:p>
          </table:table-cell>
          <table:table-cell office:value-type="float" office:value="859.77" calcext:value-type="float">
            <text:p>859,77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.4351" calcext:value-type="float">
            <text:p>14,4351</text:p>
          </table:table-cell>
          <table:table-cell office:value-type="float" office:value="150622.95" calcext:value-type="float">
            <text:p>150622,95</text:p>
          </table:table-cell>
          <table:table-cell office:value-type="float" office:value="11.21" calcext:value-type="float">
            <text:p>11,21</text:p>
          </table:table-cell>
          <table:table-cell office:value-type="float" office:value="45.42" calcext:value-type="float">
            <text:p>45,42</text:p>
          </table:table-cell>
          <table:table-cell office:value-type="float" office:value="860.14" calcext:value-type="float">
            <text:p>860,14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.4352" calcext:value-type="float">
            <text:p>14,4352</text:p>
          </table:table-cell>
          <table:table-cell office:value-type="float" office:value="150622.95" calcext:value-type="float">
            <text:p>150622,95</text:p>
          </table:table-cell>
          <table:table-cell office:value-type="float" office:value="11.21" calcext:value-type="float">
            <text:p>11,21</text:p>
          </table:table-cell>
          <table:table-cell office:value-type="float" office:value="45.42" calcext:value-type="float">
            <text:p>45,42</text:p>
          </table:table-cell>
          <table:table-cell office:value-type="float" office:value="860.14" calcext:value-type="float">
            <text:p>860,14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.4353" calcext:value-type="float">
            <text:p>14,4353</text:p>
          </table:table-cell>
          <table:table-cell office:value-type="float" office:value="151013.11" calcext:value-type="float">
            <text:p>151013,11</text:p>
          </table:table-cell>
          <table:table-cell office:value-type="float" office:value="11.26" calcext:value-type="float">
            <text:p>11,26</text:p>
          </table:table-cell>
          <table:table-cell office:value-type="float" office:value="45.49" calcext:value-type="float">
            <text:p>45,49</text:p>
          </table:table-cell>
          <table:table-cell office:value-type="float" office:value="861.23" calcext:value-type="float">
            <text:p>861,23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4.436" calcext:value-type="float">
            <text:p>14,436</text:p>
          </table:table-cell>
          <table:table-cell office:value-type="float" office:value="151013.11" calcext:value-type="float">
            <text:p>151013,11</text:p>
          </table:table-cell>
          <table:table-cell office:value-type="float" office:value="11.29" calcext:value-type="float">
            <text:p>11,29</text:p>
          </table:table-cell>
          <table:table-cell office:value-type="float" office:value="45.5" calcext:value-type="float">
            <text:p>45,5</text:p>
          </table:table-cell>
          <table:table-cell office:value-type="float" office:value="860.97" calcext:value-type="float">
            <text:p>860,9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4.4363" calcext:value-type="float">
            <text:p>14,4363</text:p>
          </table:table-cell>
          <table:table-cell office:value-type="float" office:value="150650.65" calcext:value-type="float">
            <text:p>150650,65</text:p>
          </table:table-cell>
          <table:table-cell office:value-type="float" office:value="11.27" calcext:value-type="float">
            <text:p>11,27</text:p>
          </table:table-cell>
          <table:table-cell office:value-type="float" office:value="45.5" calcext:value-type="float">
            <text:p>45,5</text:p>
          </table:table-cell>
          <table:table-cell office:value-type="float" office:value="859.91" calcext:value-type="float">
            <text:p>859,91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.4364" calcext:value-type="float">
            <text:p>14,4364</text:p>
          </table:table-cell>
          <table:table-cell office:value-type="float" office:value="150650.65" calcext:value-type="float">
            <text:p>150650,65</text:p>
          </table:table-cell>
          <table:table-cell office:value-type="float" office:value="11.27" calcext:value-type="float">
            <text:p>11,27</text:p>
          </table:table-cell>
          <table:table-cell office:value-type="float" office:value="45.5" calcext:value-type="float">
            <text:p>45,5</text:p>
          </table:table-cell>
          <table:table-cell office:value-type="float" office:value="860.23" calcext:value-type="float">
            <text:p>860,23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.437" calcext:value-type="float">
            <text:p>14,437</text:p>
          </table:table-cell>
          <table:table-cell office:value-type="float" office:value="158638.4" calcext:value-type="float">
            <text:p>158638,4</text:p>
          </table:table-cell>
          <table:table-cell office:value-type="float" office:value="11.08" calcext:value-type="float">
            <text:p>11,08</text:p>
          </table:table-cell>
          <table:table-cell office:value-type="float" office:value="45.65" calcext:value-type="float">
            <text:p>45,65</text:p>
          </table:table-cell>
          <table:table-cell office:value-type="float" office:value="881.16" calcext:value-type="float">
            <text:p>881,16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.4371" calcext:value-type="float">
            <text:p>14,4371</text:p>
          </table:table-cell>
          <table:table-cell office:value-type="float" office:value="158638.4" calcext:value-type="float">
            <text:p>158638,4</text:p>
          </table:table-cell>
          <table:table-cell office:value-type="float" office:value="11.08" calcext:value-type="float">
            <text:p>11,08</text:p>
          </table:table-cell>
          <table:table-cell office:value-type="float" office:value="45.65" calcext:value-type="float">
            <text:p>45,65</text:p>
          </table:table-cell>
          <table:table-cell office:value-type="float" office:value="881.15" calcext:value-type="float">
            <text:p>881,15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.4426" calcext:value-type="float">
            <text:p>14,4426</text:p>
          </table:table-cell>
          <table:table-cell office:value-type="float" office:value="140659.4" calcext:value-type="float">
            <text:p>140659,4</text:p>
          </table:table-cell>
          <table:table-cell office:value-type="float" office:value="10.69" calcext:value-type="float">
            <text:p>10,69</text:p>
          </table:table-cell>
          <table:table-cell office:value-type="float" office:value="44.45" calcext:value-type="float">
            <text:p>44,45</text:p>
          </table:table-cell>
          <table:table-cell office:value-type="float" office:value="833.34" calcext:value-type="float">
            <text:p>833,34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4.4431" calcext:value-type="float">
            <text:p>14,4431</text:p>
          </table:table-cell>
          <table:table-cell office:value-type="float" office:value="140659.4" calcext:value-type="float">
            <text:p>140659,4</text:p>
          </table:table-cell>
          <table:table-cell office:value-type="float" office:value="10.69" calcext:value-type="float">
            <text:p>10,69</text:p>
          </table:table-cell>
          <table:table-cell office:value-type="float" office:value="44.45" calcext:value-type="float">
            <text:p>44,45</text:p>
          </table:table-cell>
          <table:table-cell office:value-type="float" office:value="833.01" calcext:value-type="float">
            <text:p>833,0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5.1019" calcext:value-type="float">
            <text:p>15,1019</text:p>
          </table:table-cell>
          <table:table-cell office:value-type="float" office:value="166425.9" calcext:value-type="float">
            <text:p>166425,9</text:p>
          </table:table-cell>
          <table:table-cell office:value-type="float" office:value="10.04" calcext:value-type="float">
            <text:p>10,04</text:p>
          </table:table-cell>
          <table:table-cell office:value-type="float" office:value="47.82" calcext:value-type="float">
            <text:p>47,82</text:p>
          </table:table-cell>
          <table:table-cell office:value-type="float" office:value="894.92" calcext:value-type="float">
            <text:p>894,92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5.1028" calcext:value-type="float">
            <text:p>15,1028</text:p>
          </table:table-cell>
          <table:table-cell office:value-type="float" office:value="166425.9" calcext:value-type="float">
            <text:p>166425,9</text:p>
          </table:table-cell>
          <table:table-cell office:value-type="float" office:value="9.97" calcext:value-type="float">
            <text:p>9,97</text:p>
          </table:table-cell>
          <table:table-cell office:value-type="float" office:value="46.86" calcext:value-type="float">
            <text:p>46,86</text:p>
          </table:table-cell>
          <table:table-cell office:value-type="float" office:value="896.63" calcext:value-type="float">
            <text:p>896,6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5.1038" calcext:value-type="float">
            <text:p>15,1038</text:p>
          </table:table-cell>
          <table:table-cell office:value-type="float" office:value="164559.75" calcext:value-type="float">
            <text:p>164559,75</text:p>
          </table:table-cell>
          <table:table-cell office:value-type="float" office:value="9.4" calcext:value-type="float">
            <text:p>9,4</text:p>
          </table:table-cell>
          <table:table-cell office:value-type="float" office:value="45.05" calcext:value-type="float">
            <text:p>45,05</text:p>
          </table:table-cell>
          <table:table-cell office:value-type="float" office:value="893.45" calcext:value-type="float">
            <text:p>893,4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5.1053" calcext:value-type="float">
            <text:p>15,1053</text:p>
          </table:table-cell>
          <table:table-cell office:value-type="float" office:value="164439.11" calcext:value-type="float">
            <text:p>164439,11</text:p>
          </table:table-cell>
          <table:table-cell office:value-type="float" office:value="9.11" calcext:value-type="float">
            <text:p>9,11</text:p>
          </table:table-cell>
          <table:table-cell office:value-type="float" office:value="45.79" calcext:value-type="float">
            <text:p>45,79</text:p>
          </table:table-cell>
          <table:table-cell office:value-type="float" office:value="890.79" calcext:value-type="float">
            <text:p>890,7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5.1055" calcext:value-type="float">
            <text:p>15,1055</text:p>
          </table:table-cell>
          <table:table-cell office:value-type="float" office:value="164439.11" calcext:value-type="float">
            <text:p>164439,11</text:p>
          </table:table-cell>
          <table:table-cell office:value-type="float" office:value="9.11" calcext:value-type="float">
            <text:p>9,11</text:p>
          </table:table-cell>
          <table:table-cell office:value-type="float" office:value="45.79" calcext:value-type="float">
            <text:p>45,79</text:p>
          </table:table-cell>
          <table:table-cell office:value-type="float" office:value="890.79" calcext:value-type="float">
            <text:p>890,7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5.1058" calcext:value-type="float">
            <text:p>15,1058</text:p>
          </table:table-cell>
          <table:table-cell office:value-type="float" office:value="164439.11" calcext:value-type="float">
            <text:p>164439,11</text:p>
          </table:table-cell>
          <table:table-cell office:value-type="float" office:value="9.07" calcext:value-type="float">
            <text:p>9,07</text:p>
          </table:table-cell>
          <table:table-cell office:value-type="float" office:value="45.81" calcext:value-type="float">
            <text:p>45,81</text:p>
          </table:table-cell>
          <table:table-cell office:value-type="float" office:value="890.61" calcext:value-type="float">
            <text:p>890,61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5.1061" calcext:value-type="float">
            <text:p>15,1061</text:p>
          </table:table-cell>
          <table:table-cell office:value-type="float" office:value="164439.11" calcext:value-type="float">
            <text:p>164439,11</text:p>
          </table:table-cell>
          <table:table-cell office:value-type="float" office:value="9.07" calcext:value-type="float">
            <text:p>9,07</text:p>
          </table:table-cell>
          <table:table-cell office:value-type="float" office:value="45.81" calcext:value-type="float">
            <text:p>45,81</text:p>
          </table:table-cell>
          <table:table-cell office:value-type="float" office:value="890.61" calcext:value-type="float">
            <text:p>890,61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5.1062" calcext:value-type="float">
            <text:p>15,1062</text:p>
          </table:table-cell>
          <table:table-cell office:value-type="float" office:value="164439.11" calcext:value-type="float">
            <text:p>164439,11</text:p>
          </table:table-cell>
          <table:table-cell office:value-type="float" office:value="9.09" calcext:value-type="float">
            <text:p>9,09</text:p>
          </table:table-cell>
          <table:table-cell office:value-type="float" office:value="45.79" calcext:value-type="float">
            <text:p>45,79</text:p>
          </table:table-cell>
          <table:table-cell office:value-type="float" office:value="890.7" calcext:value-type="float">
            <text:p>890,7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5.1071" calcext:value-type="float">
            <text:p>15,1071</text:p>
          </table:table-cell>
          <table:table-cell office:value-type="float" office:value="163421.15" calcext:value-type="float">
            <text:p>163421,15</text:p>
          </table:table-cell>
          <table:table-cell office:value-type="float" office:value="9.25" calcext:value-type="float">
            <text:p>9,25</text:p>
          </table:table-cell>
          <table:table-cell office:value-type="float" office:value="45.72" calcext:value-type="float">
            <text:p>45,72</text:p>
          </table:table-cell>
          <table:table-cell office:value-type="float" office:value="888.55" calcext:value-type="float">
            <text:p>888,5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5.1074" calcext:value-type="float">
            <text:p>15,1074</text:p>
          </table:table-cell>
          <table:table-cell office:value-type="float" office:value="163421.15" calcext:value-type="float">
            <text:p>163421,15</text:p>
          </table:table-cell>
          <table:table-cell office:value-type="float" office:value="9.25" calcext:value-type="float">
            <text:p>9,25</text:p>
          </table:table-cell>
          <table:table-cell office:value-type="float" office:value="45.72" calcext:value-type="float">
            <text:p>45,72</text:p>
          </table:table-cell>
          <table:table-cell office:value-type="float" office:value="888.55" calcext:value-type="float">
            <text:p>888,5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5.1079" calcext:value-type="float">
            <text:p>15,1079</text:p>
          </table:table-cell>
          <table:table-cell office:value-type="float" office:value="163404.08" calcext:value-type="float">
            <text:p>163404,08</text:p>
          </table:table-cell>
          <table:table-cell office:value-type="float" office:value="9.01" calcext:value-type="float">
            <text:p>9,01</text:p>
          </table:table-cell>
          <table:table-cell office:value-type="float" office:value="45.95" calcext:value-type="float">
            <text:p>45,95</text:p>
          </table:table-cell>
          <table:table-cell office:value-type="float" office:value="887.33" calcext:value-type="float">
            <text:p>887,33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5.1088" calcext:value-type="float">
            <text:p>15,1088</text:p>
          </table:table-cell>
          <table:table-cell office:value-type="float" office:value="163404.08" calcext:value-type="float">
            <text:p>163404,08</text:p>
          </table:table-cell>
          <table:table-cell office:value-type="float" office:value="9.05" calcext:value-type="float">
            <text:p>9,05</text:p>
          </table:table-cell>
          <table:table-cell office:value-type="float" office:value="45.91" calcext:value-type="float">
            <text:p>45,91</text:p>
          </table:table-cell>
          <table:table-cell office:value-type="float" office:value="887.53" calcext:value-type="float">
            <text:p>887,53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5.1107" calcext:value-type="float">
            <text:p>15,1107</text:p>
          </table:table-cell>
          <table:table-cell office:value-type="float" office:value="166790.09" calcext:value-type="float">
            <text:p>166790,09</text:p>
          </table:table-cell>
          <table:table-cell office:value-type="float" office:value="9.45" calcext:value-type="float">
            <text:p>9,45</text:p>
          </table:table-cell>
          <table:table-cell office:value-type="float" office:value="46.3" calcext:value-type="float">
            <text:p>46,3</text:p>
          </table:table-cell>
          <table:table-cell office:value-type="float" office:value="897.17" calcext:value-type="float">
            <text:p>897,17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5.1111" calcext:value-type="float">
            <text:p>15,1111</text:p>
          </table:table-cell>
          <table:table-cell office:value-type="float" office:value="166832.96" calcext:value-type="float">
            <text:p>166832,96</text:p>
          </table:table-cell>
          <table:table-cell office:value-type="float" office:value="9.45" calcext:value-type="float">
            <text:p>9,45</text:p>
          </table:table-cell>
          <table:table-cell office:value-type="float" office:value="46.3" calcext:value-type="float">
            <text:p>46,3</text:p>
          </table:table-cell>
          <table:table-cell office:value-type="float" office:value="897.31" calcext:value-type="float">
            <text:p>897,3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5.1113" calcext:value-type="float">
            <text:p>15,1113</text:p>
          </table:table-cell>
          <table:table-cell office:value-type="float" office:value="166832.96" calcext:value-type="float">
            <text:p>166832,96</text:p>
          </table:table-cell>
          <table:table-cell office:value-type="float" office:value="9.45" calcext:value-type="float">
            <text:p>9,45</text:p>
          </table:table-cell>
          <table:table-cell office:value-type="float" office:value="46.3" calcext:value-type="float">
            <text:p>46,3</text:p>
          </table:table-cell>
          <table:table-cell office:value-type="float" office:value="897.31" calcext:value-type="float">
            <text:p>897,3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5.1258" calcext:value-type="float">
            <text:p>15,1258</text:p>
          </table:table-cell>
          <table:table-cell office:value-type="float" office:value="159871.11" calcext:value-type="float">
            <text:p>159871,11</text:p>
          </table:table-cell>
          <table:table-cell office:value-type="float" office:value="11.7" calcext:value-type="float">
            <text:p>11,7</text:p>
          </table:table-cell>
          <table:table-cell office:value-type="float" office:value="49.37" calcext:value-type="float">
            <text:p>49,37</text:p>
          </table:table-cell>
          <table:table-cell office:value-type="float" office:value="878.94" calcext:value-type="float">
            <text:p>878,94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5.1259" calcext:value-type="float">
            <text:p>15,1259</text:p>
          </table:table-cell>
          <table:table-cell office:value-type="float" office:value="159871.11" calcext:value-type="float">
            <text:p>159871,11</text:p>
          </table:table-cell>
          <table:table-cell office:value-type="float" office:value="11.7" calcext:value-type="float">
            <text:p>11,7</text:p>
          </table:table-cell>
          <table:table-cell office:value-type="float" office:value="49.37" calcext:value-type="float">
            <text:p>49,37</text:p>
          </table:table-cell>
          <table:table-cell office:value-type="float" office:value="878.94" calcext:value-type="float">
            <text:p>878,94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5.1441" calcext:value-type="float">
            <text:p>15,1441</text:p>
          </table:table-cell>
          <table:table-cell office:value-type="float" office:value="156312.47" calcext:value-type="float">
            <text:p>156312,47</text:p>
          </table:table-cell>
          <table:table-cell office:value-type="float" office:value="13.66" calcext:value-type="float">
            <text:p>13,66</text:p>
          </table:table-cell>
          <table:table-cell office:value-type="float" office:value="47.95" calcext:value-type="float">
            <text:p>47,95</text:p>
          </table:table-cell>
          <table:table-cell office:value-type="float" office:value="877.92" calcext:value-type="float">
            <text:p>877,92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15.1444" calcext:value-type="float">
            <text:p>15,1444</text:p>
          </table:table-cell>
          <table:table-cell office:value-type="float" office:value="156312.47" calcext:value-type="float">
            <text:p>156312,47</text:p>
          </table:table-cell>
          <table:table-cell office:value-type="float" office:value="13.57" calcext:value-type="float">
            <text:p>13,57</text:p>
          </table:table-cell>
          <table:table-cell office:value-type="float" office:value="47.96" calcext:value-type="float">
            <text:p>47,96</text:p>
          </table:table-cell>
          <table:table-cell office:value-type="float" office:value="877.66" calcext:value-type="float">
            <text:p>877,6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15.1447" calcext:value-type="float">
            <text:p>15,1447</text:p>
          </table:table-cell>
          <table:table-cell office:value-type="float" office:value="156312.47" calcext:value-type="float">
            <text:p>156312,47</text:p>
          </table:table-cell>
          <table:table-cell office:value-type="float" office:value="13.57" calcext:value-type="float">
            <text:p>13,57</text:p>
          </table:table-cell>
          <table:table-cell office:value-type="float" office:value="47.96" calcext:value-type="float">
            <text:p>47,96</text:p>
          </table:table-cell>
          <table:table-cell office:value-type="float" office:value="877.66" calcext:value-type="float">
            <text:p>877,6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15.1452" calcext:value-type="float">
            <text:p>15,1452</text:p>
          </table:table-cell>
          <table:table-cell office:value-type="float" office:value="156312.47" calcext:value-type="float">
            <text:p>156312,47</text:p>
          </table:table-cell>
          <table:table-cell office:value-type="float" office:value="13.57" calcext:value-type="float">
            <text:p>13,57</text:p>
          </table:table-cell>
          <table:table-cell office:value-type="float" office:value="47.96" calcext:value-type="float">
            <text:p>47,96</text:p>
          </table:table-cell>
          <table:table-cell office:value-type="float" office:value="877.66" calcext:value-type="float">
            <text:p>877,6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18.9487" calcext:value-type="float">
            <text:p>18,9487</text:p>
          </table:table-cell>
          <table:table-cell office:value-type="float" office:value="150742.79" calcext:value-type="float">
            <text:p>150742,79</text:p>
          </table:table-cell>
          <table:table-cell office:value-type="float" office:value="12.18" calcext:value-type="float">
            <text:p>12,18</text:p>
          </table:table-cell>
          <table:table-cell office:value-type="float" office:value="45.83" calcext:value-type="float">
            <text:p>45,83</text:p>
          </table:table-cell>
          <table:table-cell office:value-type="float" office:value="862.57" calcext:value-type="float">
            <text:p>862,5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9.5725" calcext:value-type="float">
            <text:p>19,5725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9" calcext:value-type="float">
            <text:p>11,49</text:p>
          </table:table-cell>
          <table:table-cell office:value-type="float" office:value="45.41" calcext:value-type="float">
            <text:p>45,41</text:p>
          </table:table-cell>
          <table:table-cell office:value-type="float" office:value="877.95" calcext:value-type="float">
            <text:p>877,9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26" calcext:value-type="float">
            <text:p>19,5726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9" calcext:value-type="float">
            <text:p>11,49</text:p>
          </table:table-cell>
          <table:table-cell office:value-type="float" office:value="45.41" calcext:value-type="float">
            <text:p>45,41</text:p>
          </table:table-cell>
          <table:table-cell office:value-type="float" office:value="877.29" calcext:value-type="float">
            <text:p>877,2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27" calcext:value-type="float">
            <text:p>19,5727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9" calcext:value-type="float">
            <text:p>11,49</text:p>
          </table:table-cell>
          <table:table-cell office:value-type="float" office:value="45.41" calcext:value-type="float">
            <text:p>45,41</text:p>
          </table:table-cell>
          <table:table-cell office:value-type="float" office:value="882.87" calcext:value-type="float">
            <text:p>882,87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31" calcext:value-type="float">
            <text:p>19,5731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9" calcext:value-type="float">
            <text:p>11,49</text:p>
          </table:table-cell>
          <table:table-cell office:value-type="float" office:value="45.41" calcext:value-type="float">
            <text:p>45,41</text:p>
          </table:table-cell>
          <table:table-cell office:value-type="float" office:value="877.95" calcext:value-type="float">
            <text:p>877,9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34" calcext:value-type="float">
            <text:p>19,5734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9" calcext:value-type="float">
            <text:p>11,49</text:p>
          </table:table-cell>
          <table:table-cell office:value-type="float" office:value="45.41" calcext:value-type="float">
            <text:p>45,41</text:p>
          </table:table-cell>
          <table:table-cell office:value-type="float" office:value="878.28" calcext:value-type="float">
            <text:p>878,28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35" calcext:value-type="float">
            <text:p>19,5735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9" calcext:value-type="float">
            <text:p>11,49</text:p>
          </table:table-cell>
          <table:table-cell office:value-type="float" office:value="45.41" calcext:value-type="float">
            <text:p>45,41</text:p>
          </table:table-cell>
          <table:table-cell office:value-type="float" office:value="882.87" calcext:value-type="float">
            <text:p>882,87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36" calcext:value-type="float">
            <text:p>19,5736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9" calcext:value-type="float">
            <text:p>11,49</text:p>
          </table:table-cell>
          <table:table-cell office:value-type="float" office:value="45.41" calcext:value-type="float">
            <text:p>45,41</text:p>
          </table:table-cell>
          <table:table-cell office:value-type="float" office:value="877.95" calcext:value-type="float">
            <text:p>877,9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4" calcext:value-type="float">
            <text:p>19,574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5" calcext:value-type="float">
            <text:p>11,45</text:p>
          </table:table-cell>
          <table:table-cell office:value-type="float" office:value="45.43" calcext:value-type="float">
            <text:p>45,43</text:p>
          </table:table-cell>
          <table:table-cell office:value-type="float" office:value="878.12" calcext:value-type="float">
            <text:p>878,1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41" calcext:value-type="float">
            <text:p>19,5741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5" calcext:value-type="float">
            <text:p>11,45</text:p>
          </table:table-cell>
          <table:table-cell office:value-type="float" office:value="45.43" calcext:value-type="float">
            <text:p>45,43</text:p>
          </table:table-cell>
          <table:table-cell office:value-type="float" office:value="882.71" calcext:value-type="float">
            <text:p>882,71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43" calcext:value-type="float">
            <text:p>19,5743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5" calcext:value-type="float">
            <text:p>11,45</text:p>
          </table:table-cell>
          <table:table-cell office:value-type="float" office:value="45.43" calcext:value-type="float">
            <text:p>45,43</text:p>
          </table:table-cell>
          <table:table-cell office:value-type="float" office:value="882.71" calcext:value-type="float">
            <text:p>882,71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48" calcext:value-type="float">
            <text:p>19,5748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5" calcext:value-type="float">
            <text:p>11,45</text:p>
          </table:table-cell>
          <table:table-cell office:value-type="float" office:value="45.43" calcext:value-type="float">
            <text:p>45,43</text:p>
          </table:table-cell>
          <table:table-cell office:value-type="float" office:value="882.71" calcext:value-type="float">
            <text:p>882,71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49" calcext:value-type="float">
            <text:p>19,5749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5" calcext:value-type="float">
            <text:p>11,45</text:p>
          </table:table-cell>
          <table:table-cell office:value-type="float" office:value="45.43" calcext:value-type="float">
            <text:p>45,43</text:p>
          </table:table-cell>
          <table:table-cell office:value-type="float" office:value="877.14" calcext:value-type="float">
            <text:p>877,14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52" calcext:value-type="float">
            <text:p>19,5752</text:p>
          </table:table-cell>
          <table:table-cell office:value-type="float" office:value="158644.16" calcext:value-type="float">
            <text:p>158644,16</text:p>
          </table:table-cell>
          <table:table-cell office:value-type="float" office:value="11.45" calcext:value-type="float">
            <text:p>11,45</text:p>
          </table:table-cell>
          <table:table-cell office:value-type="float" office:value="45.43" calcext:value-type="float">
            <text:p>45,43</text:p>
          </table:table-cell>
          <table:table-cell office:value-type="float" office:value="878.12" calcext:value-type="float">
            <text:p>878,1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68" calcext:value-type="float">
            <text:p>19,5768</text:p>
          </table:table-cell>
          <table:table-cell office:value-type="float" office:value="154649.1" calcext:value-type="float">
            <text:p>154649,1</text:p>
          </table:table-cell>
          <table:table-cell office:value-type="float" office:value="11.29" calcext:value-type="float">
            <text:p>11,29</text:p>
          </table:table-cell>
          <table:table-cell office:value-type="float" office:value="45.04" calcext:value-type="float">
            <text:p>45,04</text:p>
          </table:table-cell>
          <table:table-cell office:value-type="float" office:value="872.12" calcext:value-type="float">
            <text:p>872,1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69" calcext:value-type="float">
            <text:p>19,5769</text:p>
          </table:table-cell>
          <table:table-cell office:value-type="float" office:value="154649.1" calcext:value-type="float">
            <text:p>154649,1</text:p>
          </table:table-cell>
          <table:table-cell office:value-type="float" office:value="11.29" calcext:value-type="float">
            <text:p>11,29</text:p>
          </table:table-cell>
          <table:table-cell office:value-type="float" office:value="45.04" calcext:value-type="float">
            <text:p>45,04</text:p>
          </table:table-cell>
          <table:table-cell office:value-type="float" office:value="872.12" calcext:value-type="float">
            <text:p>872,1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9.5781" calcext:value-type="float">
            <text:p>19,5781</text:p>
          </table:table-cell>
          <table:table-cell office:value-type="float" office:value="159688.37" calcext:value-type="float">
            <text:p>159688,37</text:p>
          </table:table-cell>
          <table:table-cell office:value-type="float" office:value="11.12" calcext:value-type="float">
            <text:p>11,12</text:p>
          </table:table-cell>
          <table:table-cell office:value-type="float" office:value="45.1" calcext:value-type="float">
            <text:p>45,1</text:p>
          </table:table-cell>
          <table:table-cell office:value-type="float" office:value="885.23" calcext:value-type="float">
            <text:p>885,2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9.5782" calcext:value-type="float">
            <text:p>19,5782</text:p>
          </table:table-cell>
          <table:table-cell office:value-type="float" office:value="159688.37" calcext:value-type="float">
            <text:p>159688,37</text:p>
          </table:table-cell>
          <table:table-cell office:value-type="float" office:value="11.12" calcext:value-type="float">
            <text:p>11,12</text:p>
          </table:table-cell>
          <table:table-cell office:value-type="float" office:value="45.1" calcext:value-type="float">
            <text:p>45,1</text:p>
          </table:table-cell>
          <table:table-cell office:value-type="float" office:value="885.23" calcext:value-type="float">
            <text:p>885,2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Assets" table:style-name="ta1">
        <table:shapes>
          <draw:frame draw:z-index="0" draw:style-name="gr1" draw:text-style-name="P1" svg:width="159.97mm" svg:height="90.04mm" svg:x="27.26mm" svg:y="31.61mm">
            <draw:object draw:notify-on-update-of-ranges="Data.B3:Data.B240 Data.C2:Data.C2 Data.C3:Data.C2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rofits" table:style-name="ta1">
        <table:shapes>
          <draw:frame draw:z-index="0" draw:style-name="gr1" draw:text-style-name="P1" svg:width="159.97mm" svg:height="90.04mm" svg:x="14.87mm" svg:y="31.6mm">
            <draw:object draw:notify-on-update-of-ranges="Data.B3:Data.B240 Data.D2:Data.D2 Data.D3:Data.D2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oints" table:style-name="ta1">
        <table:shapes>
          <draw:frame draw:z-index="0" draw:style-name="gr1" draw:text-style-name="P1" svg:width="159.97mm" svg:height="90.04mm" svg:x="38.55mm" svg:y="30.55mm">
            <draw:object draw:notify-on-update-of-ranges="Data.B3:Data.B240 Data.F2:Data.F2 Data.F3:Data.F2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B3:Data.H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21:22:45.3380975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5T20:13:57.586774496</meta:creation-date>
    <meta:generator>LibreOffice/6.1.5.2$Linux_X86_64 LibreOffice_project/10$Build-2</meta:generator>
    <dc:date>2020-12-25T21:38:31.641377934</dc:date>
    <meta:editing-duration>PT30M43S</meta:editing-duration>
    <meta:editing-cycles>7</meta:editing-cycles>
    <meta:document-statistic meta:table-count="4" meta:cell-count="16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30000" chart:maximum="18000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69cm" svg:y="4.203cm" style:legend-expansion="high" chart:style-name="ch2"/>
        <chart:plot-area chart:style-name="ch3" table:cell-range-address="Data.B2:Data.C240" chart:data-source-has-labels="both" svg:x="0.319cm" svg:y="0.18cm" svg:width="12.931cm" svg:height="8.645cm">
          <chartooo:coordinate-region svg:x="1.681cm" svg:y="0.18cm" svg:width="11.569cm" svg:height="7.055cm"/>
          <chart:axis chart:dimension="x" chart:name="primary-x" chart:style-name="ch4" chartooo:axis-type="auto">
            <chartooo:date-scale/>
            <chart:categories table:cell-range-address="Data.B3:Data.B2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C3:Data.C240" chart:label-cell-address="Data.C2:Data.C2" chart:class="chart:line">
            <chart:data-point chart:repeated="2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ets</text:p>
                <draw:g>
                  <svg:desc>Data.C2:Data.C2</svg:desc>
                </draw:g>
              </table:table-cell>
            </table:table-row>
          </table:table-header-rows>
          <table:table-rows>
            <table:table-row>
              <table:table-cell office:value-type="float" office:value="13.8802">
                <text:p>13.8802</text:p>
                <draw:g>
                  <svg:desc>Data.B3:Data.B240</svg:desc>
                </draw:g>
              </table:table-cell>
              <table:table-cell office:value-type="float" office:value="147740.16">
                <text:p>147740.16</text:p>
                <draw:g>
                  <svg:desc>Data.C3:Data.C240</svg:desc>
                </draw:g>
              </table:table-cell>
            </table:table-row>
            <table:table-row>
              <table:table-cell office:value-type="float" office:value="13.8803">
                <text:p>13.8803</text:p>
              </table:table-cell>
              <table:table-cell office:value-type="float" office:value="147576.13">
                <text:p>147576.13</text:p>
              </table:table-cell>
            </table:table-row>
            <table:table-row>
              <table:table-cell office:value-type="float" office:value="13.8813">
                <text:p>13.8813</text:p>
              </table:table-cell>
              <table:table-cell office:value-type="float" office:value="147403.62">
                <text:p>147403.62</text:p>
              </table:table-cell>
            </table:table-row>
            <table:table-row>
              <table:table-cell office:value-type="float" office:value="13.8816">
                <text:p>13.8816</text:p>
              </table:table-cell>
              <table:table-cell office:value-type="float" office:value="147403.62">
                <text:p>147403.62</text:p>
              </table:table-cell>
            </table:table-row>
            <table:table-row>
              <table:table-cell office:value-type="float" office:value="13.8818">
                <text:p>13.8818</text:p>
              </table:table-cell>
              <table:table-cell office:value-type="float" office:value="147476.37">
                <text:p>147476.37</text:p>
              </table:table-cell>
            </table:table-row>
            <table:table-row>
              <table:table-cell office:value-type="float" office:value="13.8823">
                <text:p>13.8823</text:p>
              </table:table-cell>
              <table:table-cell office:value-type="float" office:value="155217.46">
                <text:p>155217.46</text:p>
              </table:table-cell>
            </table:table-row>
            <table:table-row>
              <table:table-cell office:value-type="float" office:value="13.8825">
                <text:p>13.8825</text:p>
              </table:table-cell>
              <table:table-cell office:value-type="float" office:value="155217.46">
                <text:p>155217.46</text:p>
              </table:table-cell>
            </table:table-row>
            <table:table-row>
              <table:table-cell office:value-type="float" office:value="13.8829">
                <text:p>13.8829</text:p>
              </table:table-cell>
              <table:table-cell office:value-type="float" office:value="155217.46">
                <text:p>155217.46</text:p>
              </table:table-cell>
            </table:table-row>
            <table:table-row>
              <table:table-cell office:value-type="float" office:value="13.8847">
                <text:p>13.8847</text:p>
              </table:table-cell>
              <table:table-cell office:value-type="float" office:value="154609.25">
                <text:p>154609.25</text:p>
              </table:table-cell>
            </table:table-row>
            <table:table-row>
              <table:table-cell office:value-type="float" office:value="13.8852">
                <text:p>13.8852</text:p>
              </table:table-cell>
              <table:table-cell office:value-type="float" office:value="155402.7">
                <text:p>155402.7</text:p>
              </table:table-cell>
            </table:table-row>
            <table:table-row>
              <table:table-cell office:value-type="float" office:value="13.8856">
                <text:p>13.8856</text:p>
              </table:table-cell>
              <table:table-cell office:value-type="float" office:value="153618.4">
                <text:p>153618.4</text:p>
              </table:table-cell>
            </table:table-row>
            <table:table-row>
              <table:table-cell office:value-type="float" office:value="13.8861">
                <text:p>13.8861</text:p>
              </table:table-cell>
              <table:table-cell office:value-type="float" office:value="153572.1">
                <text:p>153572.1</text:p>
              </table:table-cell>
            </table:table-row>
            <table:table-row>
              <table:table-cell office:value-type="float" office:value="13.8864">
                <text:p>13.8864</text:p>
              </table:table-cell>
              <table:table-cell office:value-type="float" office:value="153572.1">
                <text:p>153572.1</text:p>
              </table:table-cell>
            </table:table-row>
            <table:table-row>
              <table:table-cell office:value-type="float" office:value="13.8865">
                <text:p>13.8865</text:p>
              </table:table-cell>
              <table:table-cell office:value-type="float" office:value="153572.1">
                <text:p>153572.1</text:p>
              </table:table-cell>
            </table:table-row>
            <table:table-row>
              <table:table-cell office:value-type="float" office:value="13.8867">
                <text:p>13.8867</text:p>
              </table:table-cell>
              <table:table-cell office:value-type="float" office:value="153572.1">
                <text:p>153572.1</text:p>
              </table:table-cell>
            </table:table-row>
            <table:table-row>
              <table:table-cell office:value-type="float" office:value="13.8868">
                <text:p>13.8868</text:p>
              </table:table-cell>
              <table:table-cell office:value-type="float" office:value="154112.68">
                <text:p>154112.68</text:p>
              </table:table-cell>
            </table:table-row>
            <table:table-row>
              <table:table-cell office:value-type="float" office:value="13.8869">
                <text:p>13.8869</text:p>
              </table:table-cell>
              <table:table-cell office:value-type="float" office:value="154112.68">
                <text:p>154112.68</text:p>
              </table:table-cell>
            </table:table-row>
            <table:table-row>
              <table:table-cell office:value-type="float" office:value="13.887">
                <text:p>13.887</text:p>
              </table:table-cell>
              <table:table-cell office:value-type="float" office:value="154112.68">
                <text:p>154112.68</text:p>
              </table:table-cell>
            </table:table-row>
            <table:table-row>
              <table:table-cell office:value-type="float" office:value="13.888">
                <text:p>13.888</text:p>
              </table:table-cell>
              <table:table-cell office:value-type="float" office:value="155807.6">
                <text:p>155807.6</text:p>
              </table:table-cell>
            </table:table-row>
            <table:table-row>
              <table:table-cell office:value-type="float" office:value="13.8881">
                <text:p>13.8881</text:p>
              </table:table-cell>
              <table:table-cell office:value-type="float" office:value="155819.12">
                <text:p>155819.12</text:p>
              </table:table-cell>
            </table:table-row>
            <table:table-row>
              <table:table-cell office:value-type="float" office:value="13.8883">
                <text:p>13.8883</text:p>
              </table:table-cell>
              <table:table-cell office:value-type="float" office:value="155819.12">
                <text:p>155819.12</text:p>
              </table:table-cell>
            </table:table-row>
            <table:table-row>
              <table:table-cell office:value-type="float" office:value="13.8884">
                <text:p>13.8884</text:p>
              </table:table-cell>
              <table:table-cell office:value-type="float" office:value="155819.12">
                <text:p>155819.12</text:p>
              </table:table-cell>
            </table:table-row>
            <table:table-row>
              <table:table-cell office:value-type="float" office:value="13.8888">
                <text:p>13.8888</text:p>
              </table:table-cell>
              <table:table-cell office:value-type="float" office:value="155819.12">
                <text:p>155819.12</text:p>
              </table:table-cell>
            </table:table-row>
            <table:table-row>
              <table:table-cell office:value-type="float" office:value="13.889">
                <text:p>13.889</text:p>
              </table:table-cell>
              <table:table-cell office:value-type="float" office:value="156280.04">
                <text:p>156280.04</text:p>
              </table:table-cell>
            </table:table-row>
            <table:table-row>
              <table:table-cell office:value-type="float" office:value="13.8891">
                <text:p>13.8891</text:p>
              </table:table-cell>
              <table:table-cell office:value-type="float" office:value="156280.04">
                <text:p>156280.04</text:p>
              </table:table-cell>
            </table:table-row>
            <table:table-row>
              <table:table-cell office:value-type="float" office:value="13.8895">
                <text:p>13.8895</text:p>
              </table:table-cell>
              <table:table-cell office:value-type="float" office:value="154444.69">
                <text:p>154444.69</text:p>
              </table:table-cell>
            </table:table-row>
            <table:table-row>
              <table:table-cell office:value-type="float" office:value="13.8897">
                <text:p>13.8897</text:p>
              </table:table-cell>
              <table:table-cell office:value-type="float" office:value="154371.74">
                <text:p>154371.74</text:p>
              </table:table-cell>
            </table:table-row>
            <table:table-row>
              <table:table-cell office:value-type="float" office:value="13.8911">
                <text:p>13.8911</text:p>
              </table:table-cell>
              <table:table-cell office:value-type="float" office:value="155485.48">
                <text:p>155485.48</text:p>
              </table:table-cell>
            </table:table-row>
            <table:table-row>
              <table:table-cell office:value-type="float" office:value="13.8913">
                <text:p>13.8913</text:p>
              </table:table-cell>
              <table:table-cell office:value-type="float" office:value="155485.48">
                <text:p>155485.48</text:p>
              </table:table-cell>
            </table:table-row>
            <table:table-row>
              <table:table-cell office:value-type="float" office:value="13.8915">
                <text:p>13.8915</text:p>
              </table:table-cell>
              <table:table-cell office:value-type="float" office:value="155485.48">
                <text:p>155485.48</text:p>
              </table:table-cell>
            </table:table-row>
            <table:table-row>
              <table:table-cell office:value-type="float" office:value="13.8916">
                <text:p>13.8916</text:p>
              </table:table-cell>
              <table:table-cell office:value-type="float" office:value="155485.48">
                <text:p>155485.48</text:p>
              </table:table-cell>
            </table:table-row>
            <table:table-row>
              <table:table-cell office:value-type="float" office:value="13.8917">
                <text:p>13.8917</text:p>
              </table:table-cell>
              <table:table-cell office:value-type="float" office:value="155485.48">
                <text:p>155485.48</text:p>
              </table:table-cell>
            </table:table-row>
            <table:table-row>
              <table:table-cell office:value-type="float" office:value="13.8919">
                <text:p>13.8919</text:p>
              </table:table-cell>
              <table:table-cell office:value-type="float" office:value="155536.13">
                <text:p>155536.13</text:p>
              </table:table-cell>
            </table:table-row>
            <table:table-row>
              <table:table-cell office:value-type="float" office:value="13.8931">
                <text:p>13.8931</text:p>
              </table:table-cell>
              <table:table-cell office:value-type="float" office:value="154447.7">
                <text:p>154447.7</text:p>
              </table:table-cell>
            </table:table-row>
            <table:table-row>
              <table:table-cell office:value-type="float" office:value="13.9061">
                <text:p>13.9061</text:p>
              </table:table-cell>
              <table:table-cell office:value-type="float" office:value="171996.58">
                <text:p>171996.58</text:p>
              </table:table-cell>
            </table:table-row>
            <table:table-row>
              <table:table-cell office:value-type="float" office:value="13.9062">
                <text:p>13.9062</text:p>
              </table:table-cell>
              <table:table-cell office:value-type="float" office:value="171996.58">
                <text:p>171996.58</text:p>
              </table:table-cell>
            </table:table-row>
            <table:table-row>
              <table:table-cell office:value-type="float" office:value="13.9063">
                <text:p>13.9063</text:p>
              </table:table-cell>
              <table:table-cell office:value-type="float" office:value="171996.58">
                <text:p>171996.58</text:p>
              </table:table-cell>
            </table:table-row>
            <table:table-row>
              <table:table-cell office:value-type="float" office:value="13.9064">
                <text:p>13.9064</text:p>
              </table:table-cell>
              <table:table-cell office:value-type="float" office:value="171996.58">
                <text:p>171996.58</text:p>
              </table:table-cell>
            </table:table-row>
            <table:table-row>
              <table:table-cell office:value-type="float" office:value="13.9065">
                <text:p>13.9065</text:p>
              </table:table-cell>
              <table:table-cell office:value-type="float" office:value="171954.41">
                <text:p>171954.41</text:p>
              </table:table-cell>
            </table:table-row>
            <table:table-row>
              <table:table-cell office:value-type="float" office:value="13.9066">
                <text:p>13.9066</text:p>
              </table:table-cell>
              <table:table-cell office:value-type="float" office:value="161520.06">
                <text:p>161520.06</text:p>
              </table:table-cell>
            </table:table-row>
            <table:table-row>
              <table:table-cell office:value-type="float" office:value="13.9067">
                <text:p>13.9067</text:p>
              </table:table-cell>
              <table:table-cell office:value-type="float" office:value="161520.06">
                <text:p>161520.06</text:p>
              </table:table-cell>
            </table:table-row>
            <table:table-row>
              <table:table-cell office:value-type="float" office:value="13.9068">
                <text:p>13.9068</text:p>
              </table:table-cell>
              <table:table-cell office:value-type="float" office:value="170850.53">
                <text:p>170850.53</text:p>
              </table:table-cell>
            </table:table-row>
            <table:table-row>
              <table:table-cell office:value-type="float" office:value="13.9069">
                <text:p>13.9069</text:p>
              </table:table-cell>
              <table:table-cell office:value-type="float" office:value="170850.53">
                <text:p>170850.53</text:p>
              </table:table-cell>
            </table:table-row>
            <table:table-row>
              <table:table-cell office:value-type="float" office:value="13.907">
                <text:p>13.907</text:p>
              </table:table-cell>
              <table:table-cell office:value-type="float" office:value="170850.53">
                <text:p>170850.53</text:p>
              </table:table-cell>
            </table:table-row>
            <table:table-row>
              <table:table-cell office:value-type="float" office:value="13.9071">
                <text:p>13.9071</text:p>
              </table:table-cell>
              <table:table-cell office:value-type="float" office:value="170850.53">
                <text:p>170850.53</text:p>
              </table:table-cell>
            </table:table-row>
            <table:table-row>
              <table:table-cell office:value-type="float" office:value="13.9072">
                <text:p>13.9072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73">
                <text:p>13.9073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74">
                <text:p>13.9074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75">
                <text:p>13.9075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76">
                <text:p>13.9076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77">
                <text:p>13.9077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78">
                <text:p>13.9078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79">
                <text:p>13.9079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8">
                <text:p>13.908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82">
                <text:p>13.9082</text:p>
              </table:table-cell>
              <table:table-cell office:value-type="float" office:value="170645.11">
                <text:p>170645.11</text:p>
              </table:table-cell>
            </table:table-row>
            <table:table-row>
              <table:table-cell office:value-type="float" office:value="13.9083">
                <text:p>13.9083</text:p>
              </table:table-cell>
              <table:table-cell office:value-type="float" office:value="170695.33">
                <text:p>170695.33</text:p>
              </table:table-cell>
            </table:table-row>
            <table:table-row>
              <table:table-cell office:value-type="float" office:value="13.9084">
                <text:p>13.9084</text:p>
              </table:table-cell>
              <table:table-cell office:value-type="float" office:value="170695.33">
                <text:p>170695.33</text:p>
              </table:table-cell>
            </table:table-row>
            <table:table-row>
              <table:table-cell office:value-type="float" office:value="13.9086">
                <text:p>13.9086</text:p>
              </table:table-cell>
              <table:table-cell office:value-type="float" office:value="170695.33">
                <text:p>170695.33</text:p>
              </table:table-cell>
            </table:table-row>
            <table:table-row>
              <table:table-cell office:value-type="float" office:value="13.9087">
                <text:p>13.9087</text:p>
              </table:table-cell>
              <table:table-cell office:value-type="float" office:value="170695.33">
                <text:p>170695.33</text:p>
              </table:table-cell>
            </table:table-row>
            <table:table-row>
              <table:table-cell office:value-type="float" office:value="13.9088">
                <text:p>13.9088</text:p>
              </table:table-cell>
              <table:table-cell office:value-type="float" office:value="170695.33">
                <text:p>170695.33</text:p>
              </table:table-cell>
            </table:table-row>
            <table:table-row>
              <table:table-cell office:value-type="float" office:value="13.9089">
                <text:p>13.9089</text:p>
              </table:table-cell>
              <table:table-cell office:value-type="float" office:value="170695.33">
                <text:p>170695.33</text:p>
              </table:table-cell>
            </table:table-row>
            <table:table-row>
              <table:table-cell office:value-type="float" office:value="13.909">
                <text:p>13.909</text:p>
              </table:table-cell>
              <table:table-cell office:value-type="float" office:value="170695.33">
                <text:p>170695.33</text:p>
              </table:table-cell>
            </table:table-row>
            <table:table-row>
              <table:table-cell office:value-type="float" office:value="13.9091">
                <text:p>13.9091</text:p>
              </table:table-cell>
              <table:table-cell office:value-type="float" office:value="172988.1">
                <text:p>172988.1</text:p>
              </table:table-cell>
            </table:table-row>
            <table:table-row>
              <table:table-cell office:value-type="float" office:value="13.9092">
                <text:p>13.9092</text:p>
              </table:table-cell>
              <table:table-cell office:value-type="float" office:value="172988.1">
                <text:p>172988.1</text:p>
              </table:table-cell>
            </table:table-row>
            <table:table-row>
              <table:table-cell office:value-type="float" office:value="13.9093">
                <text:p>13.9093</text:p>
              </table:table-cell>
              <table:table-cell office:value-type="float" office:value="172988.1">
                <text:p>172988.1</text:p>
              </table:table-cell>
            </table:table-row>
            <table:table-row>
              <table:table-cell office:value-type="float" office:value="13.9094">
                <text:p>13.9094</text:p>
              </table:table-cell>
              <table:table-cell office:value-type="float" office:value="172988.1">
                <text:p>172988.1</text:p>
              </table:table-cell>
            </table:table-row>
            <table:table-row>
              <table:table-cell office:value-type="float" office:value="13.9095">
                <text:p>13.9095</text:p>
              </table:table-cell>
              <table:table-cell office:value-type="float" office:value="172988.1">
                <text:p>172988.1</text:p>
              </table:table-cell>
            </table:table-row>
            <table:table-row>
              <table:table-cell office:value-type="float" office:value="13.9096">
                <text:p>13.9096</text:p>
              </table:table-cell>
              <table:table-cell office:value-type="float" office:value="172625.58">
                <text:p>172625.58</text:p>
              </table:table-cell>
            </table:table-row>
            <table:table-row>
              <table:table-cell office:value-type="float" office:value="13.9098">
                <text:p>13.9098</text:p>
              </table:table-cell>
              <table:table-cell office:value-type="float" office:value="172625.58">
                <text:p>172625.58</text:p>
              </table:table-cell>
            </table:table-row>
            <table:table-row>
              <table:table-cell office:value-type="float" office:value="13.9099">
                <text:p>13.9099</text:p>
              </table:table-cell>
              <table:table-cell office:value-type="float" office:value="172625.58">
                <text:p>172625.58</text:p>
              </table:table-cell>
            </table:table-row>
            <table:table-row>
              <table:table-cell office:value-type="float" office:value="13.91">
                <text:p>13.91</text:p>
              </table:table-cell>
              <table:table-cell office:value-type="float" office:value="172625.58">
                <text:p>172625.58</text:p>
              </table:table-cell>
            </table:table-row>
            <table:table-row>
              <table:table-cell office:value-type="float" office:value="13.9101">
                <text:p>13.9101</text:p>
              </table:table-cell>
              <table:table-cell office:value-type="float" office:value="172625.58">
                <text:p>172625.58</text:p>
              </table:table-cell>
            </table:table-row>
            <table:table-row>
              <table:table-cell office:value-type="float" office:value="13.9102">
                <text:p>13.9102</text:p>
              </table:table-cell>
              <table:table-cell office:value-type="float" office:value="172625.58">
                <text:p>172625.58</text:p>
              </table:table-cell>
            </table:table-row>
            <table:table-row>
              <table:table-cell office:value-type="float" office:value="13.9103">
                <text:p>13.9103</text:p>
              </table:table-cell>
              <table:table-cell office:value-type="float" office:value="162792.83">
                <text:p>162792.83</text:p>
              </table:table-cell>
            </table:table-row>
            <table:table-row>
              <table:table-cell office:value-type="float" office:value="13.9104">
                <text:p>13.9104</text:p>
              </table:table-cell>
              <table:table-cell office:value-type="float" office:value="162792.83">
                <text:p>162792.83</text:p>
              </table:table-cell>
            </table:table-row>
            <table:table-row>
              <table:table-cell office:value-type="float" office:value="13.9105">
                <text:p>13.9105</text:p>
              </table:table-cell>
              <table:table-cell office:value-type="float" office:value="162792.83">
                <text:p>162792.83</text:p>
              </table:table-cell>
            </table:table-row>
            <table:table-row>
              <table:table-cell office:value-type="float" office:value="13.9106">
                <text:p>13.9106</text:p>
              </table:table-cell>
              <table:table-cell office:value-type="float" office:value="162792.83">
                <text:p>162792.83</text:p>
              </table:table-cell>
            </table:table-row>
            <table:table-row>
              <table:table-cell office:value-type="float" office:value="13.9107">
                <text:p>13.9107</text:p>
              </table:table-cell>
              <table:table-cell office:value-type="float" office:value="162792.83">
                <text:p>162792.83</text:p>
              </table:table-cell>
            </table:table-row>
            <table:table-row>
              <table:table-cell office:value-type="float" office:value="13.9108">
                <text:p>13.9108</text:p>
              </table:table-cell>
              <table:table-cell office:value-type="float" office:value="168211.37">
                <text:p>168211.37</text:p>
              </table:table-cell>
            </table:table-row>
            <table:table-row>
              <table:table-cell office:value-type="float" office:value="13.911">
                <text:p>13.911</text:p>
              </table:table-cell>
              <table:table-cell office:value-type="float" office:value="168211.37">
                <text:p>168211.37</text:p>
              </table:table-cell>
            </table:table-row>
            <table:table-row>
              <table:table-cell office:value-type="float" office:value="13.9111">
                <text:p>13.9111</text:p>
              </table:table-cell>
              <table:table-cell office:value-type="float" office:value="168211.37">
                <text:p>168211.37</text:p>
              </table:table-cell>
            </table:table-row>
            <table:table-row>
              <table:table-cell office:value-type="float" office:value="13.9115">
                <text:p>13.9115</text:p>
              </table:table-cell>
              <table:table-cell office:value-type="float" office:value="168211.37">
                <text:p>168211.37</text:p>
              </table:table-cell>
            </table:table-row>
            <table:table-row>
              <table:table-cell office:value-type="float" office:value="13.9117">
                <text:p>13.9117</text:p>
              </table:table-cell>
              <table:table-cell office:value-type="float" office:value="168211.37">
                <text:p>168211.37</text:p>
              </table:table-cell>
            </table:table-row>
            <table:table-row>
              <table:table-cell office:value-type="float" office:value="13.9118">
                <text:p>13.9118</text:p>
              </table:table-cell>
              <table:table-cell office:value-type="float" office:value="168211.37">
                <text:p>168211.37</text:p>
              </table:table-cell>
            </table:table-row>
            <table:table-row>
              <table:table-cell office:value-type="float" office:value="13.9119">
                <text:p>13.9119</text:p>
              </table:table-cell>
              <table:table-cell office:value-type="float" office:value="168859.16">
                <text:p>168859.16</text:p>
              </table:table-cell>
            </table:table-row>
            <table:table-row>
              <table:table-cell office:value-type="float" office:value="13.912">
                <text:p>13.912</text:p>
              </table:table-cell>
              <table:table-cell office:value-type="float" office:value="168859.16">
                <text:p>168859.16</text:p>
              </table:table-cell>
            </table:table-row>
            <table:table-row>
              <table:table-cell office:value-type="float" office:value="13.9122">
                <text:p>13.9122</text:p>
              </table:table-cell>
              <table:table-cell office:value-type="float" office:value="168859.16">
                <text:p>168859.16</text:p>
              </table:table-cell>
            </table:table-row>
            <table:table-row>
              <table:table-cell office:value-type="float" office:value="13.9123">
                <text:p>13.9123</text:p>
              </table:table-cell>
              <table:table-cell office:value-type="float" office:value="168859.16">
                <text:p>168859.16</text:p>
              </table:table-cell>
            </table:table-row>
            <table:table-row>
              <table:table-cell office:value-type="float" office:value="13.9124">
                <text:p>13.9124</text:p>
              </table:table-cell>
              <table:table-cell office:value-type="float" office:value="168859.16">
                <text:p>168859.16</text:p>
              </table:table-cell>
            </table:table-row>
            <table:table-row>
              <table:table-cell office:value-type="float" office:value="13.9125">
                <text:p>13.9125</text:p>
              </table:table-cell>
              <table:table-cell office:value-type="float" office:value="168859.16">
                <text:p>168859.16</text:p>
              </table:table-cell>
            </table:table-row>
            <table:table-row>
              <table:table-cell office:value-type="float" office:value="13.9126">
                <text:p>13.9126</text:p>
              </table:table-cell>
              <table:table-cell office:value-type="float" office:value="168859.16">
                <text:p>168859.16</text:p>
              </table:table-cell>
            </table:table-row>
            <table:table-row>
              <table:table-cell office:value-type="float" office:value="13.9127">
                <text:p>13.9127</text:p>
              </table:table-cell>
              <table:table-cell office:value-type="float" office:value="168859.16">
                <text:p>168859.16</text:p>
              </table:table-cell>
            </table:table-row>
            <table:table-row>
              <table:table-cell office:value-type="float" office:value="13.913">
                <text:p>13.913</text:p>
              </table:table-cell>
              <table:table-cell office:value-type="float" office:value="161475.15">
                <text:p>161475.15</text:p>
              </table:table-cell>
            </table:table-row>
            <table:table-row>
              <table:table-cell office:value-type="float" office:value="13.9134">
                <text:p>13.9134</text:p>
              </table:table-cell>
              <table:table-cell office:value-type="float" office:value="161475.15">
                <text:p>161475.15</text:p>
              </table:table-cell>
            </table:table-row>
            <table:table-row>
              <table:table-cell office:value-type="float" office:value="13.9142">
                <text:p>13.9142</text:p>
              </table:table-cell>
              <table:table-cell office:value-type="float" office:value="162429.46">
                <text:p>162429.46</text:p>
              </table:table-cell>
            </table:table-row>
            <table:table-row>
              <table:table-cell office:value-type="float" office:value="13.9144">
                <text:p>13.9144</text:p>
              </table:table-cell>
              <table:table-cell office:value-type="float" office:value="162429.46">
                <text:p>162429.46</text:p>
              </table:table-cell>
            </table:table-row>
            <table:table-row>
              <table:table-cell office:value-type="float" office:value="13.9145">
                <text:p>13.9145</text:p>
              </table:table-cell>
              <table:table-cell office:value-type="float" office:value="159624.11">
                <text:p>159624.11</text:p>
              </table:table-cell>
            </table:table-row>
            <table:table-row>
              <table:table-cell office:value-type="float" office:value="13.9152">
                <text:p>13.9152</text:p>
              </table:table-cell>
              <table:table-cell office:value-type="float" office:value="168372.23">
                <text:p>168372.23</text:p>
              </table:table-cell>
            </table:table-row>
            <table:table-row>
              <table:table-cell office:value-type="float" office:value="13.9155">
                <text:p>13.9155</text:p>
              </table:table-cell>
              <table:table-cell office:value-type="float" office:value="168372.23">
                <text:p>168372.23</text:p>
              </table:table-cell>
            </table:table-row>
            <table:table-row>
              <table:table-cell office:value-type="float" office:value="13.9156">
                <text:p>13.9156</text:p>
              </table:table-cell>
              <table:table-cell office:value-type="float" office:value="168372.23">
                <text:p>168372.23</text:p>
              </table:table-cell>
            </table:table-row>
            <table:table-row>
              <table:table-cell office:value-type="float" office:value="13.9161">
                <text:p>13.9161</text:p>
              </table:table-cell>
              <table:table-cell office:value-type="float" office:value="168431.11">
                <text:p>168431.11</text:p>
              </table:table-cell>
            </table:table-row>
            <table:table-row>
              <table:table-cell office:value-type="float" office:value="13.9163">
                <text:p>13.9163</text:p>
              </table:table-cell>
              <table:table-cell office:value-type="float" office:value="168431.11">
                <text:p>168431.11</text:p>
              </table:table-cell>
            </table:table-row>
            <table:table-row>
              <table:table-cell office:value-type="float" office:value="13.9165">
                <text:p>13.9165</text:p>
              </table:table-cell>
              <table:table-cell office:value-type="float" office:value="168431.11">
                <text:p>168431.11</text:p>
              </table:table-cell>
            </table:table-row>
            <table:table-row>
              <table:table-cell office:value-type="float" office:value="13.9198">
                <text:p>13.9198</text:p>
              </table:table-cell>
              <table:table-cell office:value-type="float" office:value="157919.7">
                <text:p>157919.7</text:p>
              </table:table-cell>
            </table:table-row>
            <table:table-row>
              <table:table-cell office:value-type="float" office:value="13.9202">
                <text:p>13.9202</text:p>
              </table:table-cell>
              <table:table-cell office:value-type="float" office:value="166148.26">
                <text:p>166148.26</text:p>
              </table:table-cell>
            </table:table-row>
            <table:table-row>
              <table:table-cell office:value-type="float" office:value="13.9204">
                <text:p>13.9204</text:p>
              </table:table-cell>
              <table:table-cell office:value-type="float" office:value="166148.26">
                <text:p>166148.26</text:p>
              </table:table-cell>
            </table:table-row>
            <table:table-row>
              <table:table-cell office:value-type="float" office:value="13.9207">
                <text:p>13.9207</text:p>
              </table:table-cell>
              <table:table-cell office:value-type="float" office:value="166148.26">
                <text:p>166148.26</text:p>
              </table:table-cell>
            </table:table-row>
            <table:table-row>
              <table:table-cell office:value-type="float" office:value="13.9499">
                <text:p>13.9499</text:p>
              </table:table-cell>
              <table:table-cell office:value-type="float" office:value="159985.36">
                <text:p>159985.36</text:p>
              </table:table-cell>
            </table:table-row>
            <table:table-row>
              <table:table-cell office:value-type="float" office:value="13.9502">
                <text:p>13.9502</text:p>
              </table:table-cell>
              <table:table-cell office:value-type="float" office:value="159985.36">
                <text:p>159985.36</text:p>
              </table:table-cell>
            </table:table-row>
            <table:table-row>
              <table:table-cell office:value-type="float" office:value="13.9503">
                <text:p>13.9503</text:p>
              </table:table-cell>
              <table:table-cell office:value-type="float" office:value="159985.36">
                <text:p>159985.36</text:p>
              </table:table-cell>
            </table:table-row>
            <table:table-row>
              <table:table-cell office:value-type="float" office:value="13.9511">
                <text:p>13.9511</text:p>
              </table:table-cell>
              <table:table-cell office:value-type="float" office:value="160192.55">
                <text:p>160192.55</text:p>
              </table:table-cell>
            </table:table-row>
            <table:table-row>
              <table:table-cell office:value-type="float" office:value="13.9516">
                <text:p>13.9516</text:p>
              </table:table-cell>
              <table:table-cell office:value-type="float" office:value="162365.37">
                <text:p>162365.37</text:p>
              </table:table-cell>
            </table:table-row>
            <table:table-row>
              <table:table-cell office:value-type="float" office:value="13.9517">
                <text:p>13.9517</text:p>
              </table:table-cell>
              <table:table-cell office:value-type="float" office:value="162365.37">
                <text:p>162365.37</text:p>
              </table:table-cell>
            </table:table-row>
            <table:table-row>
              <table:table-cell office:value-type="float" office:value="13.9518">
                <text:p>13.9518</text:p>
              </table:table-cell>
              <table:table-cell office:value-type="float" office:value="162365.37">
                <text:p>162365.37</text:p>
              </table:table-cell>
            </table:table-row>
            <table:table-row>
              <table:table-cell office:value-type="float" office:value="13.9524">
                <text:p>13.9524</text:p>
              </table:table-cell>
              <table:table-cell office:value-type="float" office:value="162089.22">
                <text:p>162089.22</text:p>
              </table:table-cell>
            </table:table-row>
            <table:table-row>
              <table:table-cell office:value-type="float" office:value="13.9526">
                <text:p>13.9526</text:p>
              </table:table-cell>
              <table:table-cell office:value-type="float" office:value="160298.61">
                <text:p>160298.61</text:p>
              </table:table-cell>
            </table:table-row>
            <table:table-row>
              <table:table-cell office:value-type="float" office:value="13.9532">
                <text:p>13.9532</text:p>
              </table:table-cell>
              <table:table-cell office:value-type="float" office:value="165929.19">
                <text:p>165929.19</text:p>
              </table:table-cell>
            </table:table-row>
            <table:table-row>
              <table:table-cell office:value-type="float" office:value="13.9544">
                <text:p>13.9544</text:p>
              </table:table-cell>
              <table:table-cell office:value-type="float" office:value="159175.36">
                <text:p>159175.36</text:p>
              </table:table-cell>
            </table:table-row>
            <table:table-row>
              <table:table-cell office:value-type="float" office:value="13.955">
                <text:p>13.955</text:p>
              </table:table-cell>
              <table:table-cell office:value-type="float" office:value="152784.39">
                <text:p>152784.39</text:p>
              </table:table-cell>
            </table:table-row>
            <table:table-row>
              <table:table-cell office:value-type="float" office:value="13.9552">
                <text:p>13.9552</text:p>
              </table:table-cell>
              <table:table-cell office:value-type="float" office:value="152784.39">
                <text:p>152784.39</text:p>
              </table:table-cell>
            </table:table-row>
            <table:table-row>
              <table:table-cell office:value-type="float" office:value="13.956">
                <text:p>13.956</text:p>
              </table:table-cell>
              <table:table-cell office:value-type="float" office:value="152453.26">
                <text:p>152453.26</text:p>
              </table:table-cell>
            </table:table-row>
            <table:table-row>
              <table:table-cell office:value-type="float" office:value="13.9579">
                <text:p>13.9579</text:p>
              </table:table-cell>
              <table:table-cell office:value-type="float" office:value="153725.96">
                <text:p>153725.96</text:p>
              </table:table-cell>
            </table:table-row>
            <table:table-row>
              <table:table-cell office:value-type="float" office:value="13.9585">
                <text:p>13.9585</text:p>
              </table:table-cell>
              <table:table-cell office:value-type="float" office:value="151641.87">
                <text:p>151641.87</text:p>
              </table:table-cell>
            </table:table-row>
            <table:table-row>
              <table:table-cell office:value-type="float" office:value="13.96">
                <text:p>13.96</text:p>
              </table:table-cell>
              <table:table-cell office:value-type="float" office:value="152583.56">
                <text:p>152583.56</text:p>
              </table:table-cell>
            </table:table-row>
            <table:table-row>
              <table:table-cell office:value-type="float" office:value="13.9602">
                <text:p>13.9602</text:p>
              </table:table-cell>
              <table:table-cell office:value-type="float" office:value="152583.56">
                <text:p>152583.56</text:p>
              </table:table-cell>
            </table:table-row>
            <table:table-row>
              <table:table-cell office:value-type="float" office:value="14.3649">
                <text:p>14.3649</text:p>
              </table:table-cell>
              <table:table-cell office:value-type="float" office:value="157042.68">
                <text:p>157042.68</text:p>
              </table:table-cell>
            </table:table-row>
            <table:table-row>
              <table:table-cell office:value-type="float" office:value="14.3652">
                <text:p>14.3652</text:p>
              </table:table-cell>
              <table:table-cell office:value-type="float" office:value="157042.68">
                <text:p>157042.68</text:p>
              </table:table-cell>
            </table:table-row>
            <table:table-row>
              <table:table-cell office:value-type="float" office:value="14.3656">
                <text:p>14.3656</text:p>
              </table:table-cell>
              <table:table-cell office:value-type="float" office:value="167150.59">
                <text:p>167150.59</text:p>
              </table:table-cell>
            </table:table-row>
            <table:table-row>
              <table:table-cell office:value-type="float" office:value="14.3658">
                <text:p>14.3658</text:p>
              </table:table-cell>
              <table:table-cell office:value-type="float" office:value="166716.16">
                <text:p>166716.16</text:p>
              </table:table-cell>
            </table:table-row>
            <table:table-row>
              <table:table-cell office:value-type="float" office:value="14.366">
                <text:p>14.366</text:p>
              </table:table-cell>
              <table:table-cell office:value-type="float" office:value="166716.16">
                <text:p>166716.16</text:p>
              </table:table-cell>
            </table:table-row>
            <table:table-row>
              <table:table-cell office:value-type="float" office:value="14.3664">
                <text:p>14.3664</text:p>
              </table:table-cell>
              <table:table-cell office:value-type="float" office:value="173818.7">
                <text:p>173818.7</text:p>
              </table:table-cell>
            </table:table-row>
            <table:table-row>
              <table:table-cell office:value-type="float" office:value="14.3665">
                <text:p>14.3665</text:p>
              </table:table-cell>
              <table:table-cell office:value-type="float" office:value="173818.7">
                <text:p>173818.7</text:p>
              </table:table-cell>
            </table:table-row>
            <table:table-row>
              <table:table-cell office:value-type="float" office:value="14.3667">
                <text:p>14.3667</text:p>
              </table:table-cell>
              <table:table-cell office:value-type="float" office:value="173818.7">
                <text:p>173818.7</text:p>
              </table:table-cell>
            </table:table-row>
            <table:table-row>
              <table:table-cell office:value-type="float" office:value="14.3668">
                <text:p>14.3668</text:p>
              </table:table-cell>
              <table:table-cell office:value-type="float" office:value="173818.7">
                <text:p>173818.7</text:p>
              </table:table-cell>
            </table:table-row>
            <table:table-row>
              <table:table-cell office:value-type="float" office:value="14.3669">
                <text:p>14.3669</text:p>
              </table:table-cell>
              <table:table-cell office:value-type="float" office:value="173818.7">
                <text:p>173818.7</text:p>
              </table:table-cell>
            </table:table-row>
            <table:table-row>
              <table:table-cell office:value-type="float" office:value="14.367">
                <text:p>14.367</text:p>
              </table:table-cell>
              <table:table-cell office:value-type="float" office:value="173818.7">
                <text:p>173818.7</text:p>
              </table:table-cell>
            </table:table-row>
            <table:table-row>
              <table:table-cell office:value-type="float" office:value="14.3671">
                <text:p>14.3671</text:p>
              </table:table-cell>
              <table:table-cell office:value-type="float" office:value="173818.7">
                <text:p>173818.7</text:p>
              </table:table-cell>
            </table:table-row>
            <table:table-row>
              <table:table-cell office:value-type="float" office:value="14.3672">
                <text:p>14.3672</text:p>
              </table:table-cell>
              <table:table-cell office:value-type="float" office:value="173818.7">
                <text:p>173818.7</text:p>
              </table:table-cell>
            </table:table-row>
            <table:table-row>
              <table:table-cell office:value-type="float" office:value="14.3673">
                <text:p>14.3673</text:p>
              </table:table-cell>
              <table:table-cell office:value-type="float" office:value="173818.7">
                <text:p>173818.7</text:p>
              </table:table-cell>
            </table:table-row>
            <table:table-row>
              <table:table-cell office:value-type="float" office:value="14.3674">
                <text:p>14.3674</text:p>
              </table:table-cell>
              <table:table-cell office:value-type="float" office:value="173763.28">
                <text:p>173763.28</text:p>
              </table:table-cell>
            </table:table-row>
            <table:table-row>
              <table:table-cell office:value-type="float" office:value="14.3675">
                <text:p>14.3675</text:p>
              </table:table-cell>
              <table:table-cell office:value-type="float" office:value="173763.28">
                <text:p>173763.28</text:p>
              </table:table-cell>
            </table:table-row>
            <table:table-row>
              <table:table-cell office:value-type="float" office:value="14.3677">
                <text:p>14.3677</text:p>
              </table:table-cell>
              <table:table-cell office:value-type="float" office:value="158724.7">
                <text:p>158724.7</text:p>
              </table:table-cell>
            </table:table-row>
            <table:table-row>
              <table:table-cell office:value-type="float" office:value="14.3683">
                <text:p>14.3683</text:p>
              </table:table-cell>
              <table:table-cell office:value-type="float" office:value="158724.7">
                <text:p>158724.7</text:p>
              </table:table-cell>
            </table:table-row>
            <table:table-row>
              <table:table-cell office:value-type="float" office:value="14.3687">
                <text:p>14.3687</text:p>
              </table:table-cell>
              <table:table-cell office:value-type="float" office:value="158724.7">
                <text:p>158724.7</text:p>
              </table:table-cell>
            </table:table-row>
            <table:table-row>
              <table:table-cell office:value-type="float" office:value="14.369">
                <text:p>14.369</text:p>
              </table:table-cell>
              <table:table-cell office:value-type="float" office:value="158724.7">
                <text:p>158724.7</text:p>
              </table:table-cell>
            </table:table-row>
            <table:table-row>
              <table:table-cell office:value-type="float" office:value="14.3699">
                <text:p>14.3699</text:p>
              </table:table-cell>
              <table:table-cell office:value-type="float" office:value="153671.25">
                <text:p>153671.25</text:p>
              </table:table-cell>
            </table:table-row>
            <table:table-row>
              <table:table-cell office:value-type="float" office:value="14.3705">
                <text:p>14.3705</text:p>
              </table:table-cell>
              <table:table-cell office:value-type="float" office:value="153671.25">
                <text:p>153671.25</text:p>
              </table:table-cell>
            </table:table-row>
            <table:table-row>
              <table:table-cell office:value-type="float" office:value="14.3708">
                <text:p>14.3708</text:p>
              </table:table-cell>
              <table:table-cell office:value-type="float" office:value="153671.25">
                <text:p>153671.25</text:p>
              </table:table-cell>
            </table:table-row>
            <table:table-row>
              <table:table-cell office:value-type="float" office:value="14.3713">
                <text:p>14.3713</text:p>
              </table:table-cell>
              <table:table-cell office:value-type="float" office:value="153671.25">
                <text:p>153671.25</text:p>
              </table:table-cell>
            </table:table-row>
            <table:table-row>
              <table:table-cell office:value-type="float" office:value="14.3721">
                <text:p>14.3721</text:p>
              </table:table-cell>
              <table:table-cell office:value-type="float" office:value="154093.04">
                <text:p>154093.04</text:p>
              </table:table-cell>
            </table:table-row>
            <table:table-row>
              <table:table-cell office:value-type="float" office:value="14.3724">
                <text:p>14.3724</text:p>
              </table:table-cell>
              <table:table-cell office:value-type="float" office:value="153763.96">
                <text:p>153763.96</text:p>
              </table:table-cell>
            </table:table-row>
            <table:table-row>
              <table:table-cell office:value-type="float" office:value="14.3725">
                <text:p>14.3725</text:p>
              </table:table-cell>
              <table:table-cell office:value-type="float" office:value="153753.58">
                <text:p>153753.58</text:p>
              </table:table-cell>
            </table:table-row>
            <table:table-row>
              <table:table-cell office:value-type="float" office:value="14.3903">
                <text:p>14.3903</text:p>
              </table:table-cell>
              <table:table-cell office:value-type="float" office:value="168611.59">
                <text:p>168611.59</text:p>
              </table:table-cell>
            </table:table-row>
            <table:table-row>
              <table:table-cell office:value-type="float" office:value="14.3908">
                <text:p>14.3908</text:p>
              </table:table-cell>
              <table:table-cell office:value-type="float" office:value="165357.34">
                <text:p>165357.34</text:p>
              </table:table-cell>
            </table:table-row>
            <table:table-row>
              <table:table-cell office:value-type="float" office:value="14.391">
                <text:p>14.391</text:p>
              </table:table-cell>
              <table:table-cell office:value-type="float" office:value="165357.34">
                <text:p>165357.34</text:p>
              </table:table-cell>
            </table:table-row>
            <table:table-row>
              <table:table-cell office:value-type="float" office:value="14.3915">
                <text:p>14.3915</text:p>
              </table:table-cell>
              <table:table-cell office:value-type="float" office:value="165720.35">
                <text:p>165720.35</text:p>
              </table:table-cell>
            </table:table-row>
            <table:table-row>
              <table:table-cell office:value-type="float" office:value="14.3916">
                <text:p>14.3916</text:p>
              </table:table-cell>
              <table:table-cell office:value-type="float" office:value="165720.35">
                <text:p>165720.35</text:p>
              </table:table-cell>
            </table:table-row>
            <table:table-row>
              <table:table-cell office:value-type="float" office:value="14.3917">
                <text:p>14.3917</text:p>
              </table:table-cell>
              <table:table-cell office:value-type="float" office:value="171134.4">
                <text:p>171134.4</text:p>
              </table:table-cell>
            </table:table-row>
            <table:table-row>
              <table:table-cell office:value-type="float" office:value="14.3922">
                <text:p>14.3922</text:p>
              </table:table-cell>
              <table:table-cell office:value-type="float" office:value="163232.96">
                <text:p>163232.96</text:p>
              </table:table-cell>
            </table:table-row>
            <table:table-row>
              <table:table-cell office:value-type="float" office:value="14.3923">
                <text:p>14.3923</text:p>
              </table:table-cell>
              <table:table-cell office:value-type="float" office:value="163232.96">
                <text:p>163232.96</text:p>
              </table:table-cell>
            </table:table-row>
            <table:table-row>
              <table:table-cell office:value-type="float" office:value="14.3957">
                <text:p>14.3957</text:p>
              </table:table-cell>
              <table:table-cell office:value-type="float" office:value="160653.17">
                <text:p>160653.17</text:p>
              </table:table-cell>
            </table:table-row>
            <table:table-row>
              <table:table-cell office:value-type="float" office:value="14.3962">
                <text:p>14.3962</text:p>
              </table:table-cell>
              <table:table-cell office:value-type="float" office:value="160799.77">
                <text:p>160799.77</text:p>
              </table:table-cell>
            </table:table-row>
            <table:table-row>
              <table:table-cell office:value-type="float" office:value="14.3965">
                <text:p>14.3965</text:p>
              </table:table-cell>
              <table:table-cell office:value-type="float" office:value="160799.77">
                <text:p>160799.77</text:p>
              </table:table-cell>
            </table:table-row>
            <table:table-row>
              <table:table-cell office:value-type="float" office:value="14.3997">
                <text:p>14.3997</text:p>
              </table:table-cell>
              <table:table-cell office:value-type="float" office:value="160271.51">
                <text:p>160271.51</text:p>
              </table:table-cell>
            </table:table-row>
            <table:table-row>
              <table:table-cell office:value-type="float" office:value="14.4006">
                <text:p>14.4006</text:p>
              </table:table-cell>
              <table:table-cell office:value-type="float" office:value="160271.51">
                <text:p>160271.51</text:p>
              </table:table-cell>
            </table:table-row>
            <table:table-row>
              <table:table-cell office:value-type="float" office:value="14.4009">
                <text:p>14.4009</text:p>
              </table:table-cell>
              <table:table-cell office:value-type="float" office:value="160271.51">
                <text:p>160271.51</text:p>
              </table:table-cell>
            </table:table-row>
            <table:table-row>
              <table:table-cell office:value-type="float" office:value="14.4235">
                <text:p>14.4235</text:p>
              </table:table-cell>
              <table:table-cell office:value-type="float" office:value="142855.35">
                <text:p>142855.35</text:p>
              </table:table-cell>
            </table:table-row>
            <table:table-row>
              <table:table-cell office:value-type="float" office:value="14.4237">
                <text:p>14.4237</text:p>
              </table:table-cell>
              <table:table-cell office:value-type="float" office:value="150259.69">
                <text:p>150259.69</text:p>
              </table:table-cell>
            </table:table-row>
            <table:table-row>
              <table:table-cell office:value-type="float" office:value="14.4239">
                <text:p>14.4239</text:p>
              </table:table-cell>
              <table:table-cell office:value-type="float" office:value="150476.73">
                <text:p>150476.73</text:p>
              </table:table-cell>
            </table:table-row>
            <table:table-row>
              <table:table-cell office:value-type="float" office:value="14.4275">
                <text:p>14.4275</text:p>
              </table:table-cell>
              <table:table-cell office:value-type="float" office:value="146607.18">
                <text:p>146607.18</text:p>
              </table:table-cell>
            </table:table-row>
            <table:table-row>
              <table:table-cell office:value-type="float" office:value="14.4289">
                <text:p>14.4289</text:p>
              </table:table-cell>
              <table:table-cell office:value-type="float" office:value="163846.95">
                <text:p>163846.95</text:p>
              </table:table-cell>
            </table:table-row>
            <table:table-row>
              <table:table-cell office:value-type="float" office:value="14.4292">
                <text:p>14.4292</text:p>
              </table:table-cell>
              <table:table-cell office:value-type="float" office:value="164211.74">
                <text:p>164211.74</text:p>
              </table:table-cell>
            </table:table-row>
            <table:table-row>
              <table:table-cell office:value-type="float" office:value="14.4298">
                <text:p>14.4298</text:p>
              </table:table-cell>
              <table:table-cell office:value-type="float" office:value="164245.78">
                <text:p>164245.78</text:p>
              </table:table-cell>
            </table:table-row>
            <table:table-row>
              <table:table-cell office:value-type="float" office:value="14.4302">
                <text:p>14.4302</text:p>
              </table:table-cell>
              <table:table-cell office:value-type="float" office:value="154981.22">
                <text:p>154981.22</text:p>
              </table:table-cell>
            </table:table-row>
            <table:table-row>
              <table:table-cell office:value-type="float" office:value="14.4309">
                <text:p>14.4309</text:p>
              </table:table-cell>
              <table:table-cell office:value-type="float" office:value="154981.22">
                <text:p>154981.22</text:p>
              </table:table-cell>
            </table:table-row>
            <table:table-row>
              <table:table-cell office:value-type="float" office:value="14.4311">
                <text:p>14.4311</text:p>
              </table:table-cell>
              <table:table-cell office:value-type="float" office:value="154981.22">
                <text:p>154981.22</text:p>
              </table:table-cell>
            </table:table-row>
            <table:table-row>
              <table:table-cell office:value-type="float" office:value="14.4313">
                <text:p>14.4313</text:p>
              </table:table-cell>
              <table:table-cell office:value-type="float" office:value="154981.22">
                <text:p>154981.22</text:p>
              </table:table-cell>
            </table:table-row>
            <table:table-row>
              <table:table-cell office:value-type="float" office:value="14.4317">
                <text:p>14.4317</text:p>
              </table:table-cell>
              <table:table-cell office:value-type="float" office:value="154981.22">
                <text:p>154981.22</text:p>
              </table:table-cell>
            </table:table-row>
            <table:table-row>
              <table:table-cell office:value-type="float" office:value="14.4325">
                <text:p>14.4325</text:p>
              </table:table-cell>
              <table:table-cell office:value-type="float" office:value="154579.94">
                <text:p>154579.94</text:p>
              </table:table-cell>
            </table:table-row>
            <table:table-row>
              <table:table-cell office:value-type="float" office:value="14.4328">
                <text:p>14.4328</text:p>
              </table:table-cell>
              <table:table-cell office:value-type="float" office:value="154579.94">
                <text:p>154579.94</text:p>
              </table:table-cell>
            </table:table-row>
            <table:table-row>
              <table:table-cell office:value-type="float" office:value="14.4329">
                <text:p>14.4329</text:p>
              </table:table-cell>
              <table:table-cell office:value-type="float" office:value="154579.94">
                <text:p>154579.94</text:p>
              </table:table-cell>
            </table:table-row>
            <table:table-row>
              <table:table-cell office:value-type="float" office:value="14.4333">
                <text:p>14.4333</text:p>
              </table:table-cell>
              <table:table-cell office:value-type="float" office:value="154579.94">
                <text:p>154579.94</text:p>
              </table:table-cell>
            </table:table-row>
            <table:table-row>
              <table:table-cell office:value-type="float" office:value="14.4334">
                <text:p>14.4334</text:p>
              </table:table-cell>
              <table:table-cell office:value-type="float" office:value="154579.94">
                <text:p>154579.94</text:p>
              </table:table-cell>
            </table:table-row>
            <table:table-row>
              <table:table-cell office:value-type="float" office:value="14.4335">
                <text:p>14.4335</text:p>
              </table:table-cell>
              <table:table-cell office:value-type="float" office:value="154579.94">
                <text:p>154579.94</text:p>
              </table:table-cell>
            </table:table-row>
            <table:table-row>
              <table:table-cell office:value-type="float" office:value="14.4338">
                <text:p>14.4338</text:p>
              </table:table-cell>
              <table:table-cell office:value-type="float" office:value="154579.94">
                <text:p>154579.94</text:p>
              </table:table-cell>
            </table:table-row>
            <table:table-row>
              <table:table-cell office:value-type="float" office:value="14.4339">
                <text:p>14.4339</text:p>
              </table:table-cell>
              <table:table-cell office:value-type="float" office:value="154579.94">
                <text:p>154579.94</text:p>
              </table:table-cell>
            </table:table-row>
            <table:table-row>
              <table:table-cell office:value-type="float" office:value="14.4344">
                <text:p>14.4344</text:p>
              </table:table-cell>
              <table:table-cell office:value-type="float" office:value="154560.39">
                <text:p>154560.39</text:p>
              </table:table-cell>
            </table:table-row>
            <table:table-row>
              <table:table-cell office:value-type="float" office:value="14.4348">
                <text:p>14.4348</text:p>
              </table:table-cell>
              <table:table-cell office:value-type="float" office:value="154560.39">
                <text:p>154560.39</text:p>
              </table:table-cell>
            </table:table-row>
            <table:table-row>
              <table:table-cell office:value-type="float" office:value="14.435">
                <text:p>14.435</text:p>
              </table:table-cell>
              <table:table-cell office:value-type="float" office:value="150622.95">
                <text:p>150622.95</text:p>
              </table:table-cell>
            </table:table-row>
            <table:table-row>
              <table:table-cell office:value-type="float" office:value="14.4351">
                <text:p>14.4351</text:p>
              </table:table-cell>
              <table:table-cell office:value-type="float" office:value="150622.95">
                <text:p>150622.95</text:p>
              </table:table-cell>
            </table:table-row>
            <table:table-row>
              <table:table-cell office:value-type="float" office:value="14.4352">
                <text:p>14.4352</text:p>
              </table:table-cell>
              <table:table-cell office:value-type="float" office:value="150622.95">
                <text:p>150622.95</text:p>
              </table:table-cell>
            </table:table-row>
            <table:table-row>
              <table:table-cell office:value-type="float" office:value="14.4353">
                <text:p>14.4353</text:p>
              </table:table-cell>
              <table:table-cell office:value-type="float" office:value="151013.11">
                <text:p>151013.11</text:p>
              </table:table-cell>
            </table:table-row>
            <table:table-row>
              <table:table-cell office:value-type="float" office:value="14.436">
                <text:p>14.436</text:p>
              </table:table-cell>
              <table:table-cell office:value-type="float" office:value="151013.11">
                <text:p>151013.11</text:p>
              </table:table-cell>
            </table:table-row>
            <table:table-row>
              <table:table-cell office:value-type="float" office:value="14.4363">
                <text:p>14.4363</text:p>
              </table:table-cell>
              <table:table-cell office:value-type="float" office:value="150650.65">
                <text:p>150650.65</text:p>
              </table:table-cell>
            </table:table-row>
            <table:table-row>
              <table:table-cell office:value-type="float" office:value="14.4364">
                <text:p>14.4364</text:p>
              </table:table-cell>
              <table:table-cell office:value-type="float" office:value="150650.65">
                <text:p>150650.65</text:p>
              </table:table-cell>
            </table:table-row>
            <table:table-row>
              <table:table-cell office:value-type="float" office:value="14.437">
                <text:p>14.437</text:p>
              </table:table-cell>
              <table:table-cell office:value-type="float" office:value="158638.4">
                <text:p>158638.4</text:p>
              </table:table-cell>
            </table:table-row>
            <table:table-row>
              <table:table-cell office:value-type="float" office:value="14.4371">
                <text:p>14.4371</text:p>
              </table:table-cell>
              <table:table-cell office:value-type="float" office:value="158638.4">
                <text:p>158638.4</text:p>
              </table:table-cell>
            </table:table-row>
            <table:table-row>
              <table:table-cell office:value-type="float" office:value="14.4426">
                <text:p>14.4426</text:p>
              </table:table-cell>
              <table:table-cell office:value-type="float" office:value="140659.4">
                <text:p>140659.4</text:p>
              </table:table-cell>
            </table:table-row>
            <table:table-row>
              <table:table-cell office:value-type="float" office:value="14.4431">
                <text:p>14.4431</text:p>
              </table:table-cell>
              <table:table-cell office:value-type="float" office:value="140659.4">
                <text:p>140659.4</text:p>
              </table:table-cell>
            </table:table-row>
            <table:table-row>
              <table:table-cell office:value-type="float" office:value="15.1019">
                <text:p>15.1019</text:p>
              </table:table-cell>
              <table:table-cell office:value-type="float" office:value="166425.9">
                <text:p>166425.9</text:p>
              </table:table-cell>
            </table:table-row>
            <table:table-row>
              <table:table-cell office:value-type="float" office:value="15.1028">
                <text:p>15.1028</text:p>
              </table:table-cell>
              <table:table-cell office:value-type="float" office:value="166425.9">
                <text:p>166425.9</text:p>
              </table:table-cell>
            </table:table-row>
            <table:table-row>
              <table:table-cell office:value-type="float" office:value="15.1038">
                <text:p>15.1038</text:p>
              </table:table-cell>
              <table:table-cell office:value-type="float" office:value="164559.75">
                <text:p>164559.75</text:p>
              </table:table-cell>
            </table:table-row>
            <table:table-row>
              <table:table-cell office:value-type="float" office:value="15.1053">
                <text:p>15.1053</text:p>
              </table:table-cell>
              <table:table-cell office:value-type="float" office:value="164439.11">
                <text:p>164439.11</text:p>
              </table:table-cell>
            </table:table-row>
            <table:table-row>
              <table:table-cell office:value-type="float" office:value="15.1055">
                <text:p>15.1055</text:p>
              </table:table-cell>
              <table:table-cell office:value-type="float" office:value="164439.11">
                <text:p>164439.11</text:p>
              </table:table-cell>
            </table:table-row>
            <table:table-row>
              <table:table-cell office:value-type="float" office:value="15.1058">
                <text:p>15.1058</text:p>
              </table:table-cell>
              <table:table-cell office:value-type="float" office:value="164439.11">
                <text:p>164439.11</text:p>
              </table:table-cell>
            </table:table-row>
            <table:table-row>
              <table:table-cell office:value-type="float" office:value="15.1061">
                <text:p>15.1061</text:p>
              </table:table-cell>
              <table:table-cell office:value-type="float" office:value="164439.11">
                <text:p>164439.11</text:p>
              </table:table-cell>
            </table:table-row>
            <table:table-row>
              <table:table-cell office:value-type="float" office:value="15.1062">
                <text:p>15.1062</text:p>
              </table:table-cell>
              <table:table-cell office:value-type="float" office:value="164439.11">
                <text:p>164439.11</text:p>
              </table:table-cell>
            </table:table-row>
            <table:table-row>
              <table:table-cell office:value-type="float" office:value="15.1071">
                <text:p>15.1071</text:p>
              </table:table-cell>
              <table:table-cell office:value-type="float" office:value="163421.15">
                <text:p>163421.15</text:p>
              </table:table-cell>
            </table:table-row>
            <table:table-row>
              <table:table-cell office:value-type="float" office:value="15.1074">
                <text:p>15.1074</text:p>
              </table:table-cell>
              <table:table-cell office:value-type="float" office:value="163421.15">
                <text:p>163421.15</text:p>
              </table:table-cell>
            </table:table-row>
            <table:table-row>
              <table:table-cell office:value-type="float" office:value="15.1079">
                <text:p>15.1079</text:p>
              </table:table-cell>
              <table:table-cell office:value-type="float" office:value="163404.08">
                <text:p>163404.08</text:p>
              </table:table-cell>
            </table:table-row>
            <table:table-row>
              <table:table-cell office:value-type="float" office:value="15.1088">
                <text:p>15.1088</text:p>
              </table:table-cell>
              <table:table-cell office:value-type="float" office:value="163404.08">
                <text:p>163404.08</text:p>
              </table:table-cell>
            </table:table-row>
            <table:table-row>
              <table:table-cell office:value-type="float" office:value="15.1107">
                <text:p>15.1107</text:p>
              </table:table-cell>
              <table:table-cell office:value-type="float" office:value="166790.09">
                <text:p>166790.09</text:p>
              </table:table-cell>
            </table:table-row>
            <table:table-row>
              <table:table-cell office:value-type="float" office:value="15.1111">
                <text:p>15.1111</text:p>
              </table:table-cell>
              <table:table-cell office:value-type="float" office:value="166832.96">
                <text:p>166832.96</text:p>
              </table:table-cell>
            </table:table-row>
            <table:table-row>
              <table:table-cell office:value-type="float" office:value="15.1113">
                <text:p>15.1113</text:p>
              </table:table-cell>
              <table:table-cell office:value-type="float" office:value="166832.96">
                <text:p>166832.96</text:p>
              </table:table-cell>
            </table:table-row>
            <table:table-row>
              <table:table-cell office:value-type="float" office:value="15.1258">
                <text:p>15.1258</text:p>
              </table:table-cell>
              <table:table-cell office:value-type="float" office:value="159871.11">
                <text:p>159871.11</text:p>
              </table:table-cell>
            </table:table-row>
            <table:table-row>
              <table:table-cell office:value-type="float" office:value="15.1259">
                <text:p>15.1259</text:p>
              </table:table-cell>
              <table:table-cell office:value-type="float" office:value="159871.11">
                <text:p>159871.11</text:p>
              </table:table-cell>
            </table:table-row>
            <table:table-row>
              <table:table-cell office:value-type="float" office:value="15.1441">
                <text:p>15.1441</text:p>
              </table:table-cell>
              <table:table-cell office:value-type="float" office:value="156312.47">
                <text:p>156312.47</text:p>
              </table:table-cell>
            </table:table-row>
            <table:table-row>
              <table:table-cell office:value-type="float" office:value="15.1444">
                <text:p>15.1444</text:p>
              </table:table-cell>
              <table:table-cell office:value-type="float" office:value="156312.47">
                <text:p>156312.47</text:p>
              </table:table-cell>
            </table:table-row>
            <table:table-row>
              <table:table-cell office:value-type="float" office:value="15.1447">
                <text:p>15.1447</text:p>
              </table:table-cell>
              <table:table-cell office:value-type="float" office:value="156312.47">
                <text:p>156312.47</text:p>
              </table:table-cell>
            </table:table-row>
            <table:table-row>
              <table:table-cell office:value-type="float" office:value="15.1452">
                <text:p>15.1452</text:p>
              </table:table-cell>
              <table:table-cell office:value-type="float" office:value="156312.47">
                <text:p>156312.47</text:p>
              </table:table-cell>
            </table:table-row>
            <table:table-row>
              <table:table-cell office:value-type="float" office:value="18.9487">
                <text:p>18.9487</text:p>
              </table:table-cell>
              <table:table-cell office:value-type="float" office:value="150742.79">
                <text:p>150742.79</text:p>
              </table:table-cell>
            </table:table-row>
            <table:table-row>
              <table:table-cell office:value-type="float" office:value="19.5725">
                <text:p>19.5725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26">
                <text:p>19.5726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27">
                <text:p>19.5727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31">
                <text:p>19.5731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34">
                <text:p>19.5734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35">
                <text:p>19.5735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36">
                <text:p>19.5736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4">
                <text:p>19.574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41">
                <text:p>19.5741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43">
                <text:p>19.5743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48">
                <text:p>19.5748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49">
                <text:p>19.5749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52">
                <text:p>19.5752</text:p>
              </table:table-cell>
              <table:table-cell office:value-type="float" office:value="158644.16">
                <text:p>158644.16</text:p>
              </table:table-cell>
            </table:table-row>
            <table:table-row>
              <table:table-cell office:value-type="float" office:value="19.5768">
                <text:p>19.5768</text:p>
              </table:table-cell>
              <table:table-cell office:value-type="float" office:value="154649.1">
                <text:p>154649.1</text:p>
              </table:table-cell>
            </table:table-row>
            <table:table-row>
              <table:table-cell office:value-type="float" office:value="19.5769">
                <text:p>19.5769</text:p>
              </table:table-cell>
              <table:table-cell office:value-type="float" office:value="154649.1">
                <text:p>154649.1</text:p>
              </table:table-cell>
            </table:table-row>
            <table:table-row>
              <table:table-cell office:value-type="float" office:value="19.5781">
                <text:p>19.5781</text:p>
              </table:table-cell>
              <table:table-cell office:value-type="float" office:value="159688.37">
                <text:p>159688.37</text:p>
              </table:table-cell>
            </table:table-row>
            <table:table-row>
              <table:table-cell office:value-type="float" office:value="19.5782">
                <text:p>19.5782</text:p>
              </table:table-cell>
              <table:table-cell office:value-type="float" office:value="159688.37">
                <text:p>159688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" chart:maximum="14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49cm" svg:y="4.203cm" style:legend-expansion="high" chart:style-name="ch2"/>
        <chart:plot-area chart:style-name="ch3" table:cell-range-address="Data.B3:Data.B240 Data.D2:Data.D240" chart:data-source-has-labels="both" svg:x="0.319cm" svg:y="0.18cm" svg:width="13.011cm" svg:height="8.645cm">
          <chartooo:coordinate-region svg:x="1.321cm" svg:y="0.18cm" svg:width="12.009cm" svg:height="7.055cm"/>
          <chart:axis chart:dimension="x" chart:name="primary-x" chart:style-name="ch4" chartooo:axis-type="auto">
            <chartooo:date-scale/>
            <chart:categories table:cell-range-address="Data.B3:Data.B2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D3:Data.D240" chart:label-cell-address="Data.D2:Data.D2" chart:class="chart:line">
            <chart:data-point chart:repeated="2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ts</text:p>
                <draw:g>
                  <svg:desc>Data.D2:Data.D2</svg:desc>
                </draw:g>
              </table:table-cell>
            </table:table-row>
          </table:table-header-rows>
          <table:table-rows>
            <table:table-row>
              <table:table-cell office:value-type="float" office:value="13.8802">
                <text:p>13.8802</text:p>
                <draw:g>
                  <svg:desc>Data.B3:Data.B240</svg:desc>
                </draw:g>
              </table:table-cell>
              <table:table-cell office:value-type="float" office:value="11.17">
                <text:p>11.17</text:p>
                <draw:g>
                  <svg:desc>Data.D3:Data.D240</svg:desc>
                </draw:g>
              </table:table-cell>
            </table:table-row>
            <table:table-row>
              <table:table-cell office:value-type="float" office:value="13.8803">
                <text:p>13.8803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float" office:value="13.8813">
                <text:p>13.8813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3.8816">
                <text:p>13.8816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float" office:value="13.8818">
                <text:p>13.8818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float" office:value="13.8823">
                <text:p>13.8823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3.8825">
                <text:p>13.882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3.8829">
                <text:p>13.8829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13.8847">
                <text:p>13.884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13.8852">
                <text:p>13.8852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float" office:value="13.8856">
                <text:p>13.885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float" office:value="13.8861">
                <text:p>13.8861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13.8864">
                <text:p>13.8864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13.8865">
                <text:p>13.886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13.8867">
                <text:p>13.8867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float" office:value="13.8868">
                <text:p>13.8868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float" office:value="13.8869">
                <text:p>13.8869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float" office:value="13.887">
                <text:p>13.887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float" office:value="13.888">
                <text:p>13.888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float" office:value="13.8881">
                <text:p>13.8881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float" office:value="13.8883">
                <text:p>13.8883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float" office:value="13.8884">
                <text:p>13.8884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float" office:value="13.8888">
                <text:p>13.888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3.889">
                <text:p>13.889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float" office:value="13.8891">
                <text:p>13.8891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13.8895">
                <text:p>13.8895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float" office:value="13.8897">
                <text:p>13.8897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float" office:value="13.8911">
                <text:p>13.8911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float" office:value="13.8913">
                <text:p>13.8913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float" office:value="13.8915">
                <text:p>13.891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.8916">
                <text:p>13.8916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.8917">
                <text:p>13.891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.8919">
                <text:p>13.8919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float" office:value="13.8931">
                <text:p>13.8931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13.9061">
                <text:p>13.9061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062">
                <text:p>13.9062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float" office:value="13.9063">
                <text:p>13.9063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float" office:value="13.9064">
                <text:p>13.906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float" office:value="13.9065">
                <text:p>13.9065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float" office:value="13.9066">
                <text:p>13.9066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float" office:value="13.9067">
                <text:p>13.9067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float" office:value="13.9068">
                <text:p>13.9068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13.9069">
                <text:p>13.9069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13.907">
                <text:p>13.907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13.9071">
                <text:p>13.9071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13.9072">
                <text:p>13.9072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13.9073">
                <text:p>13.9073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13.9074">
                <text:p>13.907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13.9075">
                <text:p>13.9075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13.9076">
                <text:p>13.907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13.9077">
                <text:p>13.9077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13.9078">
                <text:p>13.9078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13.9079">
                <text:p>13.907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13.908">
                <text:p>13.908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13.9082">
                <text:p>13.908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float" office:value="13.9083">
                <text:p>13.9083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3.9084">
                <text:p>13.908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3.9086">
                <text:p>13.908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3.9087">
                <text:p>13.9087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float" office:value="13.9088">
                <text:p>13.9088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float" office:value="13.9089">
                <text:p>13.908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float" office:value="13.909">
                <text:p>13.90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float" office:value="13.9091">
                <text:p>13.9091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092">
                <text:p>13.909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093">
                <text:p>13.9093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094">
                <text:p>13.9094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095">
                <text:p>13.9095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096">
                <text:p>13.909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3.9098">
                <text:p>13.909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3.9099">
                <text:p>13.909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3.91">
                <text:p>13.91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float" office:value="13.9101">
                <text:p>13.9101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float" office:value="13.9102">
                <text:p>13.9102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float" office:value="13.9103">
                <text:p>13.9103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13.9104">
                <text:p>13.9104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13.9105">
                <text:p>13.9105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13.9106">
                <text:p>13.9106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13.9107">
                <text:p>13.9107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float" office:value="13.9108">
                <text:p>13.9108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13.911">
                <text:p>13.91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13.9111">
                <text:p>13.911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13.9115">
                <text:p>13.9115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117">
                <text:p>13.9117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118">
                <text:p>13.911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3.9119">
                <text:p>13.911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float" office:value="13.912">
                <text:p>13.91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.9122">
                <text:p>13.912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.9123">
                <text:p>13.9123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.9124">
                <text:p>13.9124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.9125">
                <text:p>13.912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.9126">
                <text:p>13.9126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3.9127">
                <text:p>13.912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3.913">
                <text:p>13.913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3.9134">
                <text:p>13.9134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float" office:value="13.9142">
                <text:p>13.914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float" office:value="13.9144">
                <text:p>13.9144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float" office:value="13.9145">
                <text:p>13.914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float" office:value="13.9152">
                <text:p>13.915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155">
                <text:p>13.9155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156">
                <text:p>13.915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161">
                <text:p>13.9161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13.9163">
                <text:p>13.9163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float" office:value="13.9165">
                <text:p>13.9165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float" office:value="13.9198">
                <text:p>13.9198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.9202">
                <text:p>13.9202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float" office:value="13.9204">
                <text:p>13.9204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float" office:value="13.9207">
                <text:p>13.9207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float" office:value="13.9499">
                <text:p>13.9499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float" office:value="13.9502">
                <text:p>13.9502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float" office:value="13.9503">
                <text:p>13.9503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3.9511">
                <text:p>13.9511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3.9516">
                <text:p>13.9516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float" office:value="13.9517">
                <text:p>13.9517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float" office:value="13.9518">
                <text:p>13.9518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float" office:value="13.9524">
                <text:p>13.9524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float" office:value="13.9526">
                <text:p>13.952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3.9532">
                <text:p>13.953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3.9544">
                <text:p>13.9544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float" office:value="13.955">
                <text:p>13.955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float" office:value="13.9552">
                <text:p>13.9552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float" office:value="13.956">
                <text:p>13.956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float" office:value="13.9579">
                <text:p>13.9579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3.9585">
                <text:p>13.95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.96">
                <text:p>13.96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float" office:value="13.9602">
                <text:p>13.9602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float" office:value="14.3649">
                <text:p>14.3649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4.3652">
                <text:p>14.3652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4.3656">
                <text:p>14.3656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float" office:value="14.3658">
                <text:p>14.3658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float" office:value="14.366">
                <text:p>14.366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float" office:value="14.3664">
                <text:p>14.3664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float" office:value="14.3665">
                <text:p>14.3665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float" office:value="14.3667">
                <text:p>14.3667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4.3668">
                <text:p>14.3668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4.3669">
                <text:p>14.3669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4.367">
                <text:p>14.367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4.3671">
                <text:p>14.3671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4.3672">
                <text:p>14.367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4.3673">
                <text:p>14.3673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4.3674">
                <text:p>14.3674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14.3675">
                <text:p>14.3675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14.3677">
                <text:p>14.3677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float" office:value="14.3683">
                <text:p>14.3683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4.3687">
                <text:p>14.368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4.369">
                <text:p>14.36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4.3699">
                <text:p>14.369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4.3705">
                <text:p>14.3705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14.3708">
                <text:p>14.3708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14.3713">
                <text:p>14.371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4.3721">
                <text:p>14.3721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float" office:value="14.3724">
                <text:p>14.372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14.3725">
                <text:p>14.3725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14.3903">
                <text:p>14.390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4.3908">
                <text:p>14.3908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float" office:value="14.391">
                <text:p>14.391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float" office:value="14.3915">
                <text:p>14.3915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float" office:value="14.3916">
                <text:p>14.3916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float" office:value="14.3917">
                <text:p>14.3917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14.3922">
                <text:p>14.3922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float" office:value="14.3923">
                <text:p>14.3923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float" office:value="14.3957">
                <text:p>14.3957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float" office:value="14.3962">
                <text:p>14.3962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14.3965">
                <text:p>14.396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14.3997">
                <text:p>14.3997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float" office:value="14.4006">
                <text:p>14.400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4.4009">
                <text:p>14.4009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4.4235">
                <text:p>14.4235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float" office:value="14.4237">
                <text:p>14.4237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float" office:value="14.4239">
                <text:p>14.4239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float" office:value="14.4275">
                <text:p>14.4275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float" office:value="14.4289">
                <text:p>14.4289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14.4292">
                <text:p>14.4292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float" office:value="14.4298">
                <text:p>14.4298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14.4302">
                <text:p>14.4302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4.4309">
                <text:p>14.430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14.4311">
                <text:p>14.4311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14.4313">
                <text:p>14.4313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14.4317">
                <text:p>14.4317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float" office:value="14.4325">
                <text:p>14.432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4.4328">
                <text:p>14.4328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14.4329">
                <text:p>14.432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14.4333">
                <text:p>14.4333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14.4334">
                <text:p>14.4334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14.4335">
                <text:p>14.433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14.4338">
                <text:p>14.4338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4.4339">
                <text:p>14.4339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4.4344">
                <text:p>14.434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4.4348">
                <text:p>14.4348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float" office:value="14.435">
                <text:p>14.435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14.4351">
                <text:p>14.4351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14.4352">
                <text:p>14.4352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14.4353">
                <text:p>14.4353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14.436">
                <text:p>14.436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14.4363">
                <text:p>14.4363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float" office:value="14.4364">
                <text:p>14.4364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float" office:value="14.437">
                <text:p>14.437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float" office:value="14.4371">
                <text:p>14.437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float" office:value="14.4426">
                <text:p>14.4426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float" office:value="14.4431">
                <text:p>14.4431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float" office:value="15.1019">
                <text:p>15.1019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15.1028">
                <text:p>15.1028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float" office:value="15.1038">
                <text:p>15.103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5.1053">
                <text:p>15.1053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float" office:value="15.1055">
                <text:p>15.1055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float" office:value="15.1058">
                <text:p>15.1058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float" office:value="15.1061">
                <text:p>15.1061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float" office:value="15.1062">
                <text:p>15.1062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float" office:value="15.1071">
                <text:p>15.107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5.1074">
                <text:p>15.1074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5.1079">
                <text:p>15.1079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15.1088">
                <text:p>15.108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15.1107">
                <text:p>15.1107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15.1111">
                <text:p>15.111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15.1113">
                <text:p>15.1113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15.1258">
                <text:p>15.125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5.1259">
                <text:p>15.125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5.1441">
                <text:p>15.1441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5.1444">
                <text:p>15.1444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float" office:value="15.1447">
                <text:p>15.1447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float" office:value="15.1452">
                <text:p>15.1452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float" office:value="18.9487">
                <text:p>18.9487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float" office:value="19.5725">
                <text:p>19.5725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19.5726">
                <text:p>19.572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19.5727">
                <text:p>19.5727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19.5731">
                <text:p>19.5731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19.5734">
                <text:p>19.5734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19.5735">
                <text:p>19.5735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19.5736">
                <text:p>19.573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19.574">
                <text:p>19.574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.5741">
                <text:p>19.574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.5743">
                <text:p>19.5743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.5748">
                <text:p>19.5748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.5749">
                <text:p>19.5749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.5752">
                <text:p>19.5752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.5768">
                <text:p>19.5768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19.5769">
                <text:p>19.5769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19.5781">
                <text:p>19.5781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19.5782">
                <text:p>19.5782</text:p>
              </table:table-cell>
              <table:table-cell office:value-type="float" office:value="11.12">
                <text:p>11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75cm" svg:y="4.203cm" style:legend-expansion="high" chart:style-name="ch2"/>
        <chart:plot-area chart:style-name="ch3" table:cell-range-address="Data.B3:Data.B240 Data.F2:Data.F240" chart:data-source-has-labels="both" svg:x="0.319cm" svg:y="0.18cm" svg:width="13.037cm" svg:height="8.645cm">
          <chartooo:coordinate-region svg:x="1.322cm" svg:y="0.18cm" svg:width="12.034cm" svg:height="7.055cm"/>
          <chart:axis chart:dimension="x" chart:name="primary-x" chart:style-name="ch4" chartooo:axis-type="auto">
            <chartooo:date-scale/>
            <chart:categories table:cell-range-address="Data.B3:Data.B2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F3:Data.F240" chart:label-cell-address="Data.F2:Data.F2" chart:class="chart:line">
            <chart:data-point chart:repeated="2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s</text:p>
                <draw:g>
                  <svg:desc>Data.F2:Data.F2</svg:desc>
                </draw:g>
              </table:table-cell>
            </table:table-row>
          </table:table-header-rows>
          <table:table-rows>
            <table:table-row>
              <table:table-cell office:value-type="float" office:value="13.8802">
                <text:p>13.8802</text:p>
                <draw:g>
                  <svg:desc>Data.B3:Data.B240</svg:desc>
                </draw:g>
              </table:table-cell>
              <table:table-cell office:value-type="float" office:value="850.62">
                <text:p>850.62</text:p>
                <draw:g>
                  <svg:desc>Data.F3:Data.F240</svg:desc>
                </draw:g>
              </table:table-cell>
            </table:table-row>
            <table:table-row>
              <table:table-cell office:value-type="float" office:value="13.8803">
                <text:p>13.8803</text:p>
              </table:table-cell>
              <table:table-cell office:value-type="float" office:value="850.4">
                <text:p>850.4</text:p>
              </table:table-cell>
            </table:table-row>
            <table:table-row>
              <table:table-cell office:value-type="float" office:value="13.8813">
                <text:p>13.8813</text:p>
              </table:table-cell>
              <table:table-cell office:value-type="float" office:value="849.31">
                <text:p>849.31</text:p>
              </table:table-cell>
            </table:table-row>
            <table:table-row>
              <table:table-cell office:value-type="float" office:value="13.8816">
                <text:p>13.8816</text:p>
              </table:table-cell>
              <table:table-cell office:value-type="float" office:value="849.24">
                <text:p>849.24</text:p>
              </table:table-cell>
            </table:table-row>
            <table:table-row>
              <table:table-cell office:value-type="float" office:value="13.8818">
                <text:p>13.8818</text:p>
              </table:table-cell>
              <table:table-cell office:value-type="float" office:value="849.48">
                <text:p>849.48</text:p>
              </table:table-cell>
            </table:table-row>
            <table:table-row>
              <table:table-cell office:value-type="float" office:value="13.8823">
                <text:p>13.8823</text:p>
              </table:table-cell>
              <table:table-cell office:value-type="float" office:value="871.29">
                <text:p>871.29</text:p>
              </table:table-cell>
            </table:table-row>
            <table:table-row>
              <table:table-cell office:value-type="float" office:value="13.8825">
                <text:p>13.8825</text:p>
              </table:table-cell>
              <table:table-cell office:value-type="float" office:value="871.29">
                <text:p>871.29</text:p>
              </table:table-cell>
            </table:table-row>
            <table:table-row>
              <table:table-cell office:value-type="float" office:value="13.8829">
                <text:p>13.8829</text:p>
              </table:table-cell>
              <table:table-cell office:value-type="float" office:value="871.59">
                <text:p>871.59</text:p>
              </table:table-cell>
            </table:table-row>
            <table:table-row>
              <table:table-cell office:value-type="float" office:value="13.8847">
                <text:p>13.8847</text:p>
              </table:table-cell>
              <table:table-cell office:value-type="float" office:value="869.78">
                <text:p>869.78</text:p>
              </table:table-cell>
            </table:table-row>
            <table:table-row>
              <table:table-cell office:value-type="float" office:value="13.8852">
                <text:p>13.8852</text:p>
              </table:table-cell>
              <table:table-cell office:value-type="float" office:value="871.91">
                <text:p>871.91</text:p>
              </table:table-cell>
            </table:table-row>
            <table:table-row>
              <table:table-cell office:value-type="float" office:value="13.8856">
                <text:p>13.8856</text:p>
              </table:table-cell>
              <table:table-cell office:value-type="float" office:value="866.97">
                <text:p>866.97</text:p>
              </table:table-cell>
            </table:table-row>
            <table:table-row>
              <table:table-cell office:value-type="float" office:value="13.8861">
                <text:p>13.8861</text:p>
              </table:table-cell>
              <table:table-cell office:value-type="float" office:value="860.77">
                <text:p>860.77</text:p>
              </table:table-cell>
            </table:table-row>
            <table:table-row>
              <table:table-cell office:value-type="float" office:value="13.8864">
                <text:p>13.8864</text:p>
              </table:table-cell>
              <table:table-cell office:value-type="float" office:value="861.73">
                <text:p>861.73</text:p>
              </table:table-cell>
            </table:table-row>
            <table:table-row>
              <table:table-cell office:value-type="float" office:value="13.8865">
                <text:p>13.8865</text:p>
              </table:table-cell>
              <table:table-cell office:value-type="float" office:value="867.3">
                <text:p>867.3</text:p>
              </table:table-cell>
            </table:table-row>
            <table:table-row>
              <table:table-cell office:value-type="float" office:value="13.8867">
                <text:p>13.8867</text:p>
              </table:table-cell>
              <table:table-cell office:value-type="float" office:value="867.81">
                <text:p>867.81</text:p>
              </table:table-cell>
            </table:table-row>
            <table:table-row>
              <table:table-cell office:value-type="float" office:value="13.8868">
                <text:p>13.8868</text:p>
              </table:table-cell>
              <table:table-cell office:value-type="float" office:value="869.36">
                <text:p>869.36</text:p>
              </table:table-cell>
            </table:table-row>
            <table:table-row>
              <table:table-cell office:value-type="float" office:value="13.8869">
                <text:p>13.8869</text:p>
              </table:table-cell>
              <table:table-cell office:value-type="float" office:value="869.36">
                <text:p>869.36</text:p>
              </table:table-cell>
            </table:table-row>
            <table:table-row>
              <table:table-cell office:value-type="float" office:value="13.887">
                <text:p>13.887</text:p>
              </table:table-cell>
              <table:table-cell office:value-type="float" office:value="869.69">
                <text:p>869.69</text:p>
              </table:table-cell>
            </table:table-row>
            <table:table-row>
              <table:table-cell office:value-type="float" office:value="13.888">
                <text:p>13.888</text:p>
              </table:table-cell>
              <table:table-cell office:value-type="float" office:value="869.81">
                <text:p>869.81</text:p>
              </table:table-cell>
            </table:table-row>
            <table:table-row>
              <table:table-cell office:value-type="float" office:value="13.8881">
                <text:p>13.8881</text:p>
              </table:table-cell>
              <table:table-cell office:value-type="float" office:value="876.55">
                <text:p>876.55</text:p>
              </table:table-cell>
            </table:table-row>
            <table:table-row>
              <table:table-cell office:value-type="float" office:value="13.8883">
                <text:p>13.8883</text:p>
              </table:table-cell>
              <table:table-cell office:value-type="float" office:value="876.04">
                <text:p>876.04</text:p>
              </table:table-cell>
            </table:table-row>
            <table:table-row>
              <table:table-cell office:value-type="float" office:value="13.8884">
                <text:p>13.8884</text:p>
              </table:table-cell>
              <table:table-cell office:value-type="float" office:value="876.04">
                <text:p>876.04</text:p>
              </table:table-cell>
            </table:table-row>
            <table:table-row>
              <table:table-cell office:value-type="float" office:value="13.8888">
                <text:p>13.8888</text:p>
              </table:table-cell>
              <table:table-cell office:value-type="float" office:value="874.9">
                <text:p>874.9</text:p>
              </table:table-cell>
            </table:table-row>
            <table:table-row>
              <table:table-cell office:value-type="float" office:value="13.889">
                <text:p>13.889</text:p>
              </table:table-cell>
              <table:table-cell office:value-type="float" office:value="874.42">
                <text:p>874.42</text:p>
              </table:table-cell>
            </table:table-row>
            <table:table-row>
              <table:table-cell office:value-type="float" office:value="13.8891">
                <text:p>13.8891</text:p>
              </table:table-cell>
              <table:table-cell office:value-type="float" office:value="874.73">
                <text:p>874.73</text:p>
              </table:table-cell>
            </table:table-row>
            <table:table-row>
              <table:table-cell office:value-type="float" office:value="13.8895">
                <text:p>13.8895</text:p>
              </table:table-cell>
              <table:table-cell office:value-type="float" office:value="868.79">
                <text:p>868.79</text:p>
              </table:table-cell>
            </table:table-row>
            <table:table-row>
              <table:table-cell office:value-type="float" office:value="13.8897">
                <text:p>13.8897</text:p>
              </table:table-cell>
              <table:table-cell office:value-type="float" office:value="868.54">
                <text:p>868.54</text:p>
              </table:table-cell>
            </table:table-row>
            <table:table-row>
              <table:table-cell office:value-type="float" office:value="13.8911">
                <text:p>13.8911</text:p>
              </table:table-cell>
              <table:table-cell office:value-type="float" office:value="871.46">
                <text:p>871.46</text:p>
              </table:table-cell>
            </table:table-row>
            <table:table-row>
              <table:table-cell office:value-type="float" office:value="13.8913">
                <text:p>13.8913</text:p>
              </table:table-cell>
              <table:table-cell office:value-type="float" office:value="871.13">
                <text:p>871.13</text:p>
              </table:table-cell>
            </table:table-row>
            <table:table-row>
              <table:table-cell office:value-type="float" office:value="13.8915">
                <text:p>13.8915</text:p>
              </table:table-cell>
              <table:table-cell office:value-type="float" office:value="872.48">
                <text:p>872.48</text:p>
              </table:table-cell>
            </table:table-row>
            <table:table-row>
              <table:table-cell office:value-type="float" office:value="13.8916">
                <text:p>13.8916</text:p>
              </table:table-cell>
              <table:table-cell office:value-type="float" office:value="872.48">
                <text:p>872.48</text:p>
              </table:table-cell>
            </table:table-row>
            <table:table-row>
              <table:table-cell office:value-type="float" office:value="13.8917">
                <text:p>13.8917</text:p>
              </table:table-cell>
              <table:table-cell office:value-type="float" office:value="872.48">
                <text:p>872.48</text:p>
              </table:table-cell>
            </table:table-row>
            <table:table-row>
              <table:table-cell office:value-type="float" office:value="13.8919">
                <text:p>13.8919</text:p>
              </table:table-cell>
              <table:table-cell office:value-type="float" office:value="872.47">
                <text:p>872.47</text:p>
              </table:table-cell>
            </table:table-row>
            <table:table-row>
              <table:table-cell office:value-type="float" office:value="13.8931">
                <text:p>13.8931</text:p>
              </table:table-cell>
              <table:table-cell office:value-type="float" office:value="870.17">
                <text:p>870.17</text:p>
              </table:table-cell>
            </table:table-row>
            <table:table-row>
              <table:table-cell office:value-type="float" office:value="13.9061">
                <text:p>13.9061</text:p>
              </table:table-cell>
              <table:table-cell office:value-type="float" office:value="910.02">
                <text:p>910.02</text:p>
              </table:table-cell>
            </table:table-row>
            <table:table-row>
              <table:table-cell office:value-type="float" office:value="13.9062">
                <text:p>13.9062</text:p>
              </table:table-cell>
              <table:table-cell office:value-type="float" office:value="913.85">
                <text:p>913.85</text:p>
              </table:table-cell>
            </table:table-row>
            <table:table-row>
              <table:table-cell office:value-type="float" office:value="13.9063">
                <text:p>13.9063</text:p>
              </table:table-cell>
              <table:table-cell office:value-type="float" office:value="913.85">
                <text:p>913.85</text:p>
              </table:table-cell>
            </table:table-row>
            <table:table-row>
              <table:table-cell office:value-type="float" office:value="13.9064">
                <text:p>13.9064</text:p>
              </table:table-cell>
              <table:table-cell office:value-type="float" office:value="913.85">
                <text:p>913.85</text:p>
              </table:table-cell>
            </table:table-row>
            <table:table-row>
              <table:table-cell office:value-type="float" office:value="13.9065">
                <text:p>13.9065</text:p>
              </table:table-cell>
              <table:table-cell office:value-type="float" office:value="909.46">
                <text:p>909.46</text:p>
              </table:table-cell>
            </table:table-row>
            <table:table-row>
              <table:table-cell office:value-type="float" office:value="13.9066">
                <text:p>13.9066</text:p>
              </table:table-cell>
              <table:table-cell office:value-type="float" office:value="880.72">
                <text:p>880.72</text:p>
              </table:table-cell>
            </table:table-row>
            <table:table-row>
              <table:table-cell office:value-type="float" office:value="13.9067">
                <text:p>13.9067</text:p>
              </table:table-cell>
              <table:table-cell office:value-type="float" office:value="881.7">
                <text:p>881.7</text:p>
              </table:table-cell>
            </table:table-row>
            <table:table-row>
              <table:table-cell office:value-type="float" office:value="13.9068">
                <text:p>13.9068</text:p>
              </table:table-cell>
              <table:table-cell office:value-type="float" office:value="910.85">
                <text:p>910.85</text:p>
              </table:table-cell>
            </table:table-row>
            <table:table-row>
              <table:table-cell office:value-type="float" office:value="13.9069">
                <text:p>13.9069</text:p>
              </table:table-cell>
              <table:table-cell office:value-type="float" office:value="910.52">
                <text:p>910.52</text:p>
              </table:table-cell>
            </table:table-row>
            <table:table-row>
              <table:table-cell office:value-type="float" office:value="13.907">
                <text:p>13.907</text:p>
              </table:table-cell>
              <table:table-cell office:value-type="float" office:value="906.26">
                <text:p>906.26</text:p>
              </table:table-cell>
            </table:table-row>
            <table:table-row>
              <table:table-cell office:value-type="float" office:value="13.9071">
                <text:p>13.9071</text:p>
              </table:table-cell>
              <table:table-cell office:value-type="float" office:value="909.86">
                <text:p>909.86</text:p>
              </table:table-cell>
            </table:table-row>
            <table:table-row>
              <table:table-cell office:value-type="float" office:value="13.9072">
                <text:p>13.9072</text:p>
              </table:table-cell>
              <table:table-cell office:value-type="float" office:value="909.69">
                <text:p>909.69</text:p>
              </table:table-cell>
            </table:table-row>
            <table:table-row>
              <table:table-cell office:value-type="float" office:value="13.9073">
                <text:p>13.9073</text:p>
              </table:table-cell>
              <table:table-cell office:value-type="float" office:value="909.04">
                <text:p>909.04</text:p>
              </table:table-cell>
            </table:table-row>
            <table:table-row>
              <table:table-cell office:value-type="float" office:value="13.9074">
                <text:p>13.9074</text:p>
              </table:table-cell>
              <table:table-cell office:value-type="float" office:value="910.02">
                <text:p>910.02</text:p>
              </table:table-cell>
            </table:table-row>
            <table:table-row>
              <table:table-cell office:value-type="float" office:value="13.9075">
                <text:p>13.9075</text:p>
              </table:table-cell>
              <table:table-cell office:value-type="float" office:value="907.7">
                <text:p>907.7</text:p>
              </table:table-cell>
            </table:table-row>
            <table:table-row>
              <table:table-cell office:value-type="float" office:value="13.9076">
                <text:p>13.9076</text:p>
              </table:table-cell>
              <table:table-cell office:value-type="float" office:value="904.09">
                <text:p>904.09</text:p>
              </table:table-cell>
            </table:table-row>
            <table:table-row>
              <table:table-cell office:value-type="float" office:value="13.9077">
                <text:p>13.9077</text:p>
              </table:table-cell>
              <table:table-cell office:value-type="float" office:value="903.76">
                <text:p>903.76</text:p>
              </table:table-cell>
            </table:table-row>
            <table:table-row>
              <table:table-cell office:value-type="float" office:value="13.9078">
                <text:p>13.9078</text:p>
              </table:table-cell>
              <table:table-cell office:value-type="float" office:value="908.35">
                <text:p>908.35</text:p>
              </table:table-cell>
            </table:table-row>
            <table:table-row>
              <table:table-cell office:value-type="float" office:value="13.9079">
                <text:p>13.9079</text:p>
              </table:table-cell>
              <table:table-cell office:value-type="float" office:value="909.99">
                <text:p>909.99</text:p>
              </table:table-cell>
            </table:table-row>
            <table:table-row>
              <table:table-cell office:value-type="float" office:value="13.908">
                <text:p>13.908</text:p>
              </table:table-cell>
              <table:table-cell office:value-type="float" office:value="909.67">
                <text:p>909.67</text:p>
              </table:table-cell>
            </table:table-row>
            <table:table-row>
              <table:table-cell office:value-type="float" office:value="13.9082">
                <text:p>13.9082</text:p>
              </table:table-cell>
              <table:table-cell office:value-type="float" office:value="909.09">
                <text:p>909.09</text:p>
              </table:table-cell>
            </table:table-row>
            <table:table-row>
              <table:table-cell office:value-type="float" office:value="13.9083">
                <text:p>13.9083</text:p>
              </table:table-cell>
              <table:table-cell office:value-type="float" office:value="906.63">
                <text:p>906.63</text:p>
              </table:table-cell>
            </table:table-row>
            <table:table-row>
              <table:table-cell office:value-type="float" office:value="13.9084">
                <text:p>13.9084</text:p>
              </table:table-cell>
              <table:table-cell office:value-type="float" office:value="909.26">
                <text:p>909.26</text:p>
              </table:table-cell>
            </table:table-row>
            <table:table-row>
              <table:table-cell office:value-type="float" office:value="13.9086">
                <text:p>13.9086</text:p>
              </table:table-cell>
              <table:table-cell office:value-type="float" office:value="907.62">
                <text:p>907.62</text:p>
              </table:table-cell>
            </table:table-row>
            <table:table-row>
              <table:table-cell office:value-type="float" office:value="13.9087">
                <text:p>13.9087</text:p>
              </table:table-cell>
              <table:table-cell office:value-type="float" office:value="908.02">
                <text:p>908.02</text:p>
              </table:table-cell>
            </table:table-row>
            <table:table-row>
              <table:table-cell office:value-type="float" office:value="13.9088">
                <text:p>13.9088</text:p>
              </table:table-cell>
              <table:table-cell office:value-type="float" office:value="904.74">
                <text:p>904.74</text:p>
              </table:table-cell>
            </table:table-row>
            <table:table-row>
              <table:table-cell office:value-type="float" office:value="13.9089">
                <text:p>13.9089</text:p>
              </table:table-cell>
              <table:table-cell office:value-type="float" office:value="908.02">
                <text:p>908.02</text:p>
              </table:table-cell>
            </table:table-row>
            <table:table-row>
              <table:table-cell office:value-type="float" office:value="13.909">
                <text:p>13.909</text:p>
              </table:table-cell>
              <table:table-cell office:value-type="float" office:value="908.02">
                <text:p>908.02</text:p>
              </table:table-cell>
            </table:table-row>
            <table:table-row>
              <table:table-cell office:value-type="float" office:value="13.9091">
                <text:p>13.9091</text:p>
              </table:table-cell>
              <table:table-cell office:value-type="float" office:value="910.89">
                <text:p>910.89</text:p>
              </table:table-cell>
            </table:table-row>
            <table:table-row>
              <table:table-cell office:value-type="float" office:value="13.9092">
                <text:p>13.9092</text:p>
              </table:table-cell>
              <table:table-cell office:value-type="float" office:value="915.15">
                <text:p>915.15</text:p>
              </table:table-cell>
            </table:table-row>
            <table:table-row>
              <table:table-cell office:value-type="float" office:value="13.9093">
                <text:p>13.9093</text:p>
              </table:table-cell>
              <table:table-cell office:value-type="float" office:value="914.49">
                <text:p>914.49</text:p>
              </table:table-cell>
            </table:table-row>
            <table:table-row>
              <table:table-cell office:value-type="float" office:value="13.9094">
                <text:p>13.9094</text:p>
              </table:table-cell>
              <table:table-cell office:value-type="float" office:value="915.48">
                <text:p>915.48</text:p>
              </table:table-cell>
            </table:table-row>
            <table:table-row>
              <table:table-cell office:value-type="float" office:value="13.9095">
                <text:p>13.9095</text:p>
              </table:table-cell>
              <table:table-cell office:value-type="float" office:value="914.17">
                <text:p>914.17</text:p>
              </table:table-cell>
            </table:table-row>
            <table:table-row>
              <table:table-cell office:value-type="float" office:value="13.9096">
                <text:p>13.9096</text:p>
              </table:table-cell>
              <table:table-cell office:value-type="float" office:value="908.96">
                <text:p>908.96</text:p>
              </table:table-cell>
            </table:table-row>
            <table:table-row>
              <table:table-cell office:value-type="float" office:value="13.9098">
                <text:p>13.9098</text:p>
              </table:table-cell>
              <table:table-cell office:value-type="float" office:value="910.93">
                <text:p>910.93</text:p>
              </table:table-cell>
            </table:table-row>
            <table:table-row>
              <table:table-cell office:value-type="float" office:value="13.9099">
                <text:p>13.9099</text:p>
              </table:table-cell>
              <table:table-cell office:value-type="float" office:value="909.94">
                <text:p>909.94</text:p>
              </table:table-cell>
            </table:table-row>
            <table:table-row>
              <table:table-cell office:value-type="float" office:value="13.91">
                <text:p>13.91</text:p>
              </table:table-cell>
              <table:table-cell office:value-type="float" office:value="913.51">
                <text:p>913.51</text:p>
              </table:table-cell>
            </table:table-row>
            <table:table-row>
              <table:table-cell office:value-type="float" office:value="13.9101">
                <text:p>13.9101</text:p>
              </table:table-cell>
              <table:table-cell office:value-type="float" office:value="913.51">
                <text:p>913.51</text:p>
              </table:table-cell>
            </table:table-row>
            <table:table-row>
              <table:table-cell office:value-type="float" office:value="13.9102">
                <text:p>13.9102</text:p>
              </table:table-cell>
              <table:table-cell office:value-type="float" office:value="913.51">
                <text:p>913.51</text:p>
              </table:table-cell>
            </table:table-row>
            <table:table-row>
              <table:table-cell office:value-type="float" office:value="13.9103">
                <text:p>13.9103</text:p>
              </table:table-cell>
              <table:table-cell office:value-type="float" office:value="887.45">
                <text:p>887.45</text:p>
              </table:table-cell>
            </table:table-row>
            <table:table-row>
              <table:table-cell office:value-type="float" office:value="13.9104">
                <text:p>13.9104</text:p>
              </table:table-cell>
              <table:table-cell office:value-type="float" office:value="884.18">
                <text:p>884.18</text:p>
              </table:table-cell>
            </table:table-row>
            <table:table-row>
              <table:table-cell office:value-type="float" office:value="13.9105">
                <text:p>13.9105</text:p>
              </table:table-cell>
              <table:table-cell office:value-type="float" office:value="884.5">
                <text:p>884.5</text:p>
              </table:table-cell>
            </table:table-row>
            <table:table-row>
              <table:table-cell office:value-type="float" office:value="13.9106">
                <text:p>13.9106</text:p>
              </table:table-cell>
              <table:table-cell office:value-type="float" office:value="885.81">
                <text:p>885.81</text:p>
              </table:table-cell>
            </table:table-row>
            <table:table-row>
              <table:table-cell office:value-type="float" office:value="13.9107">
                <text:p>13.9107</text:p>
              </table:table-cell>
              <table:table-cell office:value-type="float" office:value="887.83">
                <text:p>887.83</text:p>
              </table:table-cell>
            </table:table-row>
            <table:table-row>
              <table:table-cell office:value-type="float" office:value="13.9108">
                <text:p>13.9108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13.911">
                <text:p>13.911</text:p>
              </table:table-cell>
              <table:table-cell office:value-type="float" office:value="895.77">
                <text:p>895.77</text:p>
              </table:table-cell>
            </table:table-row>
            <table:table-row>
              <table:table-cell office:value-type="float" office:value="13.9111">
                <text:p>13.911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13.9115">
                <text:p>13.9115</text:p>
              </table:table-cell>
              <table:table-cell office:value-type="float" office:value="898.49">
                <text:p>898.49</text:p>
              </table:table-cell>
            </table:table-row>
            <table:table-row>
              <table:table-cell office:value-type="float" office:value="13.9117">
                <text:p>13.9117</text:p>
              </table:table-cell>
              <table:table-cell office:value-type="float" office:value="902.44">
                <text:p>902.44</text:p>
              </table:table-cell>
            </table:table-row>
            <table:table-row>
              <table:table-cell office:value-type="float" office:value="13.9118">
                <text:p>13.9118</text:p>
              </table:table-cell>
              <table:table-cell office:value-type="float" office:value="897.08">
                <text:p>897.08</text:p>
              </table:table-cell>
            </table:table-row>
            <table:table-row>
              <table:table-cell office:value-type="float" office:value="13.9119">
                <text:p>13.9119</text:p>
              </table:table-cell>
              <table:table-cell office:value-type="float" office:value="904.82">
                <text:p>904.82</text:p>
              </table:table-cell>
            </table:table-row>
            <table:table-row>
              <table:table-cell office:value-type="float" office:value="13.912">
                <text:p>13.912</text:p>
              </table:table-cell>
              <table:table-cell office:value-type="float" office:value="904.53">
                <text:p>904.53</text:p>
              </table:table-cell>
            </table:table-row>
            <table:table-row>
              <table:table-cell office:value-type="float" office:value="13.9122">
                <text:p>13.9122</text:p>
              </table:table-cell>
              <table:table-cell office:value-type="float" office:value="898.3">
                <text:p>898.3</text:p>
              </table:table-cell>
            </table:table-row>
            <table:table-row>
              <table:table-cell office:value-type="float" office:value="13.9123">
                <text:p>13.9123</text:p>
              </table:table-cell>
              <table:table-cell office:value-type="float" office:value="904.53">
                <text:p>904.53</text:p>
              </table:table-cell>
            </table:table-row>
            <table:table-row>
              <table:table-cell office:value-type="float" office:value="13.9124">
                <text:p>13.9124</text:p>
              </table:table-cell>
              <table:table-cell office:value-type="float" office:value="904.85">
                <text:p>904.85</text:p>
              </table:table-cell>
            </table:table-row>
            <table:table-row>
              <table:table-cell office:value-type="float" office:value="13.9125">
                <text:p>13.9125</text:p>
              </table:table-cell>
              <table:table-cell office:value-type="float" office:value="903.87">
                <text:p>903.87</text:p>
              </table:table-cell>
            </table:table-row>
            <table:table-row>
              <table:table-cell office:value-type="float" office:value="13.9126">
                <text:p>13.9126</text:p>
              </table:table-cell>
              <table:table-cell office:value-type="float" office:value="904.58">
                <text:p>904.58</text:p>
              </table:table-cell>
            </table:table-row>
            <table:table-row>
              <table:table-cell office:value-type="float" office:value="13.9127">
                <text:p>13.9127</text:p>
              </table:table-cell>
              <table:table-cell office:value-type="float" office:value="904.58">
                <text:p>904.58</text:p>
              </table:table-cell>
            </table:table-row>
            <table:table-row>
              <table:table-cell office:value-type="float" office:value="13.913">
                <text:p>13.913</text:p>
              </table:table-cell>
              <table:table-cell office:value-type="float" office:value="884.41">
                <text:p>884.41</text:p>
              </table:table-cell>
            </table:table-row>
            <table:table-row>
              <table:table-cell office:value-type="float" office:value="13.9134">
                <text:p>13.9134</text:p>
              </table:table-cell>
              <table:table-cell office:value-type="float" office:value="883.38">
                <text:p>883.38</text:p>
              </table:table-cell>
            </table:table-row>
            <table:table-row>
              <table:table-cell office:value-type="float" office:value="13.9142">
                <text:p>13.9142</text:p>
              </table:table-cell>
              <table:table-cell office:value-type="float" office:value="887.31">
                <text:p>887.31</text:p>
              </table:table-cell>
            </table:table-row>
            <table:table-row>
              <table:table-cell office:value-type="float" office:value="13.9144">
                <text:p>13.9144</text:p>
              </table:table-cell>
              <table:table-cell office:value-type="float" office:value="886.48">
                <text:p>886.48</text:p>
              </table:table-cell>
            </table:table-row>
            <table:table-row>
              <table:table-cell office:value-type="float" office:value="13.9145">
                <text:p>13.9145</text:p>
              </table:table-cell>
              <table:table-cell office:value-type="float" office:value="881.25">
                <text:p>881.25</text:p>
              </table:table-cell>
            </table:table-row>
            <table:table-row>
              <table:table-cell office:value-type="float" office:value="13.9152">
                <text:p>13.9152</text:p>
              </table:table-cell>
              <table:table-cell office:value-type="float" office:value="896.61">
                <text:p>896.61</text:p>
              </table:table-cell>
            </table:table-row>
            <table:table-row>
              <table:table-cell office:value-type="float" office:value="13.9155">
                <text:p>13.9155</text:p>
              </table:table-cell>
              <table:table-cell office:value-type="float" office:value="896.94">
                <text:p>896.94</text:p>
              </table:table-cell>
            </table:table-row>
            <table:table-row>
              <table:table-cell office:value-type="float" office:value="13.9156">
                <text:p>13.9156</text:p>
              </table:table-cell>
              <table:table-cell office:value-type="float" office:value="896.94">
                <text:p>896.94</text:p>
              </table:table-cell>
            </table:table-row>
            <table:table-row>
              <table:table-cell office:value-type="float" office:value="13.9161">
                <text:p>13.9161</text:p>
              </table:table-cell>
              <table:table-cell office:value-type="float" office:value="897.3">
                <text:p>897.3</text:p>
              </table:table-cell>
            </table:table-row>
            <table:table-row>
              <table:table-cell office:value-type="float" office:value="13.9163">
                <text:p>13.9163</text:p>
              </table:table-cell>
              <table:table-cell office:value-type="float" office:value="896.31">
                <text:p>896.31</text:p>
              </table:table-cell>
            </table:table-row>
            <table:table-row>
              <table:table-cell office:value-type="float" office:value="13.9165">
                <text:p>13.9165</text:p>
              </table:table-cell>
              <table:table-cell office:value-type="float" office:value="896.31">
                <text:p>896.31</text:p>
              </table:table-cell>
            </table:table-row>
            <table:table-row>
              <table:table-cell office:value-type="float" office:value="13.9198">
                <text:p>13.9198</text:p>
              </table:table-cell>
              <table:table-cell office:value-type="float" office:value="873.17">
                <text:p>873.17</text:p>
              </table:table-cell>
            </table:table-row>
            <table:table-row>
              <table:table-cell office:value-type="float" office:value="13.9202">
                <text:p>13.9202</text:p>
              </table:table-cell>
              <table:table-cell office:value-type="float" office:value="896.2">
                <text:p>896.2</text:p>
              </table:table-cell>
            </table:table-row>
            <table:table-row>
              <table:table-cell office:value-type="float" office:value="13.9204">
                <text:p>13.9204</text:p>
              </table:table-cell>
              <table:table-cell office:value-type="float" office:value="896.45">
                <text:p>896.45</text:p>
              </table:table-cell>
            </table:table-row>
            <table:table-row>
              <table:table-cell office:value-type="float" office:value="13.9207">
                <text:p>13.9207</text:p>
              </table:table-cell>
              <table:table-cell office:value-type="float" office:value="896.45">
                <text:p>896.45</text:p>
              </table:table-cell>
            </table:table-row>
            <table:table-row>
              <table:table-cell office:value-type="float" office:value="13.9499">
                <text:p>13.9499</text:p>
              </table:table-cell>
              <table:table-cell office:value-type="float" office:value="884.96">
                <text:p>884.96</text:p>
              </table:table-cell>
            </table:table-row>
            <table:table-row>
              <table:table-cell office:value-type="float" office:value="13.9502">
                <text:p>13.9502</text:p>
              </table:table-cell>
              <table:table-cell office:value-type="float" office:value="884.86">
                <text:p>884.86</text:p>
              </table:table-cell>
            </table:table-row>
            <table:table-row>
              <table:table-cell office:value-type="float" office:value="13.9503">
                <text:p>13.9503</text:p>
              </table:table-cell>
              <table:table-cell office:value-type="float" office:value="884.62">
                <text:p>884.62</text:p>
              </table:table-cell>
            </table:table-row>
            <table:table-row>
              <table:table-cell office:value-type="float" office:value="13.9511">
                <text:p>13.9511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13.9516">
                <text:p>13.9516</text:p>
              </table:table-cell>
              <table:table-cell office:value-type="float" office:value="885.24">
                <text:p>885.24</text:p>
              </table:table-cell>
            </table:table-row>
            <table:table-row>
              <table:table-cell office:value-type="float" office:value="13.9517">
                <text:p>13.9517</text:p>
              </table:table-cell>
              <table:table-cell office:value-type="float" office:value="891.14">
                <text:p>891.14</text:p>
              </table:table-cell>
            </table:table-row>
            <table:table-row>
              <table:table-cell office:value-type="float" office:value="13.9518">
                <text:p>13.9518</text:p>
              </table:table-cell>
              <table:table-cell office:value-type="float" office:value="891.14">
                <text:p>891.14</text:p>
              </table:table-cell>
            </table:table-row>
            <table:table-row>
              <table:table-cell office:value-type="float" office:value="13.9524">
                <text:p>13.9524</text:p>
              </table:table-cell>
              <table:table-cell office:value-type="float" office:value="890.48">
                <text:p>890.48</text:p>
              </table:table-cell>
            </table:table-row>
            <table:table-row>
              <table:table-cell office:value-type="float" office:value="13.9526">
                <text:p>13.9526</text:p>
              </table:table-cell>
              <table:table-cell office:value-type="float" office:value="886.89">
                <text:p>886.89</text:p>
              </table:table-cell>
            </table:table-row>
            <table:table-row>
              <table:table-cell office:value-type="float" office:value="13.9532">
                <text:p>13.9532</text:p>
              </table:table-cell>
              <table:table-cell office:value-type="float" office:value="896.67">
                <text:p>896.67</text:p>
              </table:table-cell>
            </table:table-row>
            <table:table-row>
              <table:table-cell office:value-type="float" office:value="13.9544">
                <text:p>13.9544</text:p>
              </table:table-cell>
              <table:table-cell office:value-type="float" office:value="885.28">
                <text:p>885.28</text:p>
              </table:table-cell>
            </table:table-row>
            <table:table-row>
              <table:table-cell office:value-type="float" office:value="13.955">
                <text:p>13.955</text:p>
              </table:table-cell>
              <table:table-cell office:value-type="float" office:value="868.77">
                <text:p>868.77</text:p>
              </table:table-cell>
            </table:table-row>
            <table:table-row>
              <table:table-cell office:value-type="float" office:value="13.9552">
                <text:p>13.9552</text:p>
              </table:table-cell>
              <table:table-cell office:value-type="float" office:value="868.77">
                <text:p>868.77</text:p>
              </table:table-cell>
            </table:table-row>
            <table:table-row>
              <table:table-cell office:value-type="float" office:value="13.956">
                <text:p>13.956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float" office:value="13.9579">
                <text:p>13.9579</text:p>
              </table:table-cell>
              <table:table-cell office:value-type="float" office:value="871.37">
                <text:p>871.37</text:p>
              </table:table-cell>
            </table:table-row>
            <table:table-row>
              <table:table-cell office:value-type="float" office:value="13.9585">
                <text:p>13.9585</text:p>
              </table:table-cell>
              <table:table-cell office:value-type="float" office:value="865.33">
                <text:p>865.33</text:p>
              </table:table-cell>
            </table:table-row>
            <table:table-row>
              <table:table-cell office:value-type="float" office:value="13.96">
                <text:p>13.96</text:p>
              </table:table-cell>
              <table:table-cell office:value-type="float" office:value="866.75">
                <text:p>866.75</text:p>
              </table:table-cell>
            </table:table-row>
            <table:table-row>
              <table:table-cell office:value-type="float" office:value="13.9602">
                <text:p>13.9602</text:p>
              </table:table-cell>
              <table:table-cell office:value-type="float" office:value="866.75">
                <text:p>866.75</text:p>
              </table:table-cell>
            </table:table-row>
            <table:table-row>
              <table:table-cell office:value-type="float" office:value="14.3649">
                <text:p>14.3649</text:p>
              </table:table-cell>
              <table:table-cell office:value-type="float" office:value="878.97">
                <text:p>878.97</text:p>
              </table:table-cell>
            </table:table-row>
            <table:table-row>
              <table:table-cell office:value-type="float" office:value="14.3652">
                <text:p>14.3652</text:p>
              </table:table-cell>
              <table:table-cell office:value-type="float" office:value="878.97">
                <text:p>878.97</text:p>
              </table:table-cell>
            </table:table-row>
            <table:table-row>
              <table:table-cell office:value-type="float" office:value="14.3656">
                <text:p>14.3656</text:p>
              </table:table-cell>
              <table:table-cell office:value-type="float" office:value="909.23">
                <text:p>909.23</text:p>
              </table:table-cell>
            </table:table-row>
            <table:table-row>
              <table:table-cell office:value-type="float" office:value="14.3658">
                <text:p>14.3658</text:p>
              </table:table-cell>
              <table:table-cell office:value-type="float" office:value="902.01">
                <text:p>902.01</text:p>
              </table:table-cell>
            </table:table-row>
            <table:table-row>
              <table:table-cell office:value-type="float" office:value="14.366">
                <text:p>14.366</text:p>
              </table:table-cell>
              <table:table-cell office:value-type="float" office:value="902.01">
                <text:p>902.01</text:p>
              </table:table-cell>
            </table:table-row>
            <table:table-row>
              <table:table-cell office:value-type="float" office:value="14.3664">
                <text:p>14.3664</text:p>
              </table:table-cell>
              <table:table-cell office:value-type="float" office:value="927.45">
                <text:p>927.45</text:p>
              </table:table-cell>
            </table:table-row>
            <table:table-row>
              <table:table-cell office:value-type="float" office:value="14.3665">
                <text:p>14.3665</text:p>
              </table:table-cell>
              <table:table-cell office:value-type="float" office:value="922.79">
                <text:p>922.79</text:p>
              </table:table-cell>
            </table:table-row>
            <table:table-row>
              <table:table-cell office:value-type="float" office:value="14.3667">
                <text:p>14.3667</text:p>
              </table:table-cell>
              <table:table-cell office:value-type="float" office:value="922.45">
                <text:p>922.45</text:p>
              </table:table-cell>
            </table:table-row>
            <table:table-row>
              <table:table-cell office:value-type="float" office:value="14.3668">
                <text:p>14.3668</text:p>
              </table:table-cell>
              <table:table-cell office:value-type="float" office:value="925.4">
                <text:p>925.4</text:p>
              </table:table-cell>
            </table:table-row>
            <table:table-row>
              <table:table-cell office:value-type="float" office:value="14.3669">
                <text:p>14.3669</text:p>
              </table:table-cell>
              <table:table-cell office:value-type="float" office:value="922.78">
                <text:p>922.78</text:p>
              </table:table-cell>
            </table:table-row>
            <table:table-row>
              <table:table-cell office:value-type="float" office:value="14.367">
                <text:p>14.367</text:p>
              </table:table-cell>
              <table:table-cell office:value-type="float" office:value="923.76">
                <text:p>923.76</text:p>
              </table:table-cell>
            </table:table-row>
            <table:table-row>
              <table:table-cell office:value-type="float" office:value="14.3671">
                <text:p>14.3671</text:p>
              </table:table-cell>
              <table:table-cell office:value-type="float" office:value="924.09">
                <text:p>924.09</text:p>
              </table:table-cell>
            </table:table-row>
            <table:table-row>
              <table:table-cell office:value-type="float" office:value="14.3672">
                <text:p>14.3672</text:p>
              </table:table-cell>
              <table:table-cell office:value-type="float" office:value="922.45">
                <text:p>922.45</text:p>
              </table:table-cell>
            </table:table-row>
            <table:table-row>
              <table:table-cell office:value-type="float" office:value="14.3673">
                <text:p>14.3673</text:p>
              </table:table-cell>
              <table:table-cell office:value-type="float" office:value="928.68">
                <text:p>928.68</text:p>
              </table:table-cell>
            </table:table-row>
            <table:table-row>
              <table:table-cell office:value-type="float" office:value="14.3674">
                <text:p>14.3674</text:p>
              </table:table-cell>
              <table:table-cell office:value-type="float" office:value="923.15">
                <text:p>923.15</text:p>
              </table:table-cell>
            </table:table-row>
            <table:table-row>
              <table:table-cell office:value-type="float" office:value="14.3675">
                <text:p>14.3675</text:p>
              </table:table-cell>
              <table:table-cell office:value-type="float" office:value="929.05">
                <text:p>929.05</text:p>
              </table:table-cell>
            </table:table-row>
            <table:table-row>
              <table:table-cell office:value-type="float" office:value="14.3677">
                <text:p>14.3677</text:p>
              </table:table-cell>
              <table:table-cell office:value-type="float" office:value="887.27">
                <text:p>887.27</text:p>
              </table:table-cell>
            </table:table-row>
            <table:table-row>
              <table:table-cell office:value-type="float" office:value="14.3683">
                <text:p>14.3683</text:p>
              </table:table-cell>
              <table:table-cell office:value-type="float" office:value="887.22">
                <text:p>887.22</text:p>
              </table:table-cell>
            </table:table-row>
            <table:table-row>
              <table:table-cell office:value-type="float" office:value="14.3687">
                <text:p>14.3687</text:p>
              </table:table-cell>
              <table:table-cell office:value-type="float" office:value="887.6">
                <text:p>887.6</text:p>
              </table:table-cell>
            </table:table-row>
            <table:table-row>
              <table:table-cell office:value-type="float" office:value="14.369">
                <text:p>14.369</text:p>
              </table:table-cell>
              <table:table-cell office:value-type="float" office:value="887.27">
                <text:p>887.27</text:p>
              </table:table-cell>
            </table:table-row>
            <table:table-row>
              <table:table-cell office:value-type="float" office:value="14.3699">
                <text:p>14.3699</text:p>
              </table:table-cell>
              <table:table-cell office:value-type="float" office:value="873.32">
                <text:p>873.32</text:p>
              </table:table-cell>
            </table:table-row>
            <table:table-row>
              <table:table-cell office:value-type="float" office:value="14.3705">
                <text:p>14.3705</text:p>
              </table:table-cell>
              <table:table-cell office:value-type="float" office:value="873.15">
                <text:p>873.15</text:p>
              </table:table-cell>
            </table:table-row>
            <table:table-row>
              <table:table-cell office:value-type="float" office:value="14.3708">
                <text:p>14.3708</text:p>
              </table:table-cell>
              <table:table-cell office:value-type="float" office:value="873.15">
                <text:p>873.15</text:p>
              </table:table-cell>
            </table:table-row>
            <table:table-row>
              <table:table-cell office:value-type="float" office:value="14.3713">
                <text:p>14.3713</text:p>
              </table:table-cell>
              <table:table-cell office:value-type="float" office:value="873.18">
                <text:p>873.18</text:p>
              </table:table-cell>
            </table:table-row>
            <table:table-row>
              <table:table-cell office:value-type="float" office:value="14.3721">
                <text:p>14.3721</text:p>
              </table:table-cell>
              <table:table-cell office:value-type="float" office:value="873.25">
                <text:p>873.25</text:p>
              </table:table-cell>
            </table:table-row>
            <table:table-row>
              <table:table-cell office:value-type="float" office:value="14.3724">
                <text:p>14.3724</text:p>
              </table:table-cell>
              <table:table-cell office:value-type="float" office:value="871.31">
                <text:p>871.31</text:p>
              </table:table-cell>
            </table:table-row>
            <table:table-row>
              <table:table-cell office:value-type="float" office:value="14.3725">
                <text:p>14.3725</text:p>
              </table:table-cell>
              <table:table-cell office:value-type="float" office:value="871.27">
                <text:p>871.27</text:p>
              </table:table-cell>
            </table:table-row>
            <table:table-row>
              <table:table-cell office:value-type="float" office:value="14.3903">
                <text:p>14.3903</text:p>
              </table:table-cell>
              <table:table-cell office:value-type="float" office:value="902.98">
                <text:p>902.98</text:p>
              </table:table-cell>
            </table:table-row>
            <table:table-row>
              <table:table-cell office:value-type="float" office:value="14.3908">
                <text:p>14.3908</text:p>
              </table:table-cell>
              <table:table-cell office:value-type="float" office:value="894.23">
                <text:p>894.23</text:p>
              </table:table-cell>
            </table:table-row>
            <table:table-row>
              <table:table-cell office:value-type="float" office:value="14.391">
                <text:p>14.391</text:p>
              </table:table-cell>
              <table:table-cell office:value-type="float" office:value="894.56">
                <text:p>894.56</text:p>
              </table:table-cell>
            </table:table-row>
            <table:table-row>
              <table:table-cell office:value-type="float" office:value="14.3915">
                <text:p>14.3915</text:p>
              </table:table-cell>
              <table:table-cell office:value-type="float" office:value="895.41">
                <text:p>895.41</text:p>
              </table:table-cell>
            </table:table-row>
            <table:table-row>
              <table:table-cell office:value-type="float" office:value="14.3916">
                <text:p>14.3916</text:p>
              </table:table-cell>
              <table:table-cell office:value-type="float" office:value="895.74">
                <text:p>895.74</text:p>
              </table:table-cell>
            </table:table-row>
            <table:table-row>
              <table:table-cell office:value-type="float" office:value="14.3917">
                <text:p>14.3917</text:p>
              </table:table-cell>
              <table:table-cell office:value-type="float" office:value="911.74">
                <text:p>911.74</text:p>
              </table:table-cell>
            </table:table-row>
            <table:table-row>
              <table:table-cell office:value-type="float" office:value="14.3922">
                <text:p>14.3922</text:p>
              </table:table-cell>
              <table:table-cell office:value-type="float" office:value="896.5">
                <text:p>896.5</text:p>
              </table:table-cell>
            </table:table-row>
            <table:table-row>
              <table:table-cell office:value-type="float" office:value="14.3923">
                <text:p>14.3923</text:p>
              </table:table-cell>
              <table:table-cell office:value-type="float" office:value="896.31">
                <text:p>896.31</text:p>
              </table:table-cell>
            </table:table-row>
            <table:table-row>
              <table:table-cell office:value-type="float" office:value="14.3957">
                <text:p>14.3957</text:p>
              </table:table-cell>
              <table:table-cell office:value-type="float" office:value="894.38">
                <text:p>894.38</text:p>
              </table:table-cell>
            </table:table-row>
            <table:table-row>
              <table:table-cell office:value-type="float" office:value="14.3962">
                <text:p>14.3962</text:p>
              </table:table-cell>
              <table:table-cell office:value-type="float" office:value="894.05">
                <text:p>894.05</text:p>
              </table:table-cell>
            </table:table-row>
            <table:table-row>
              <table:table-cell office:value-type="float" office:value="14.3965">
                <text:p>14.3965</text:p>
              </table:table-cell>
              <table:table-cell office:value-type="float" office:value="894.05">
                <text:p>894.05</text:p>
              </table:table-cell>
            </table:table-row>
            <table:table-row>
              <table:table-cell office:value-type="float" office:value="14.3997">
                <text:p>14.3997</text:p>
              </table:table-cell>
              <table:table-cell office:value-type="float" office:value="894.72">
                <text:p>894.72</text:p>
              </table:table-cell>
            </table:table-row>
            <table:table-row>
              <table:table-cell office:value-type="float" office:value="14.4006">
                <text:p>14.4006</text:p>
              </table:table-cell>
              <table:table-cell office:value-type="float" office:value="893.79">
                <text:p>893.79</text:p>
              </table:table-cell>
            </table:table-row>
            <table:table-row>
              <table:table-cell office:value-type="float" office:value="14.4009">
                <text:p>14.4009</text:p>
              </table:table-cell>
              <table:table-cell office:value-type="float" office:value="893.46">
                <text:p>893.46</text:p>
              </table:table-cell>
            </table:table-row>
            <table:table-row>
              <table:table-cell office:value-type="float" office:value="14.4235">
                <text:p>14.4235</text:p>
              </table:table-cell>
              <table:table-cell office:value-type="float" office:value="846.32">
                <text:p>846.32</text:p>
              </table:table-cell>
            </table:table-row>
            <table:table-row>
              <table:table-cell office:value-type="float" office:value="14.4237">
                <text:p>14.4237</text:p>
              </table:table-cell>
              <table:table-cell office:value-type="float" office:value="867.03">
                <text:p>867.03</text:p>
              </table:table-cell>
            </table:table-row>
            <table:table-row>
              <table:table-cell office:value-type="float" office:value="14.4239">
                <text:p>14.4239</text:p>
              </table:table-cell>
              <table:table-cell office:value-type="float" office:value="867.79">
                <text:p>867.79</text:p>
              </table:table-cell>
            </table:table-row>
            <table:table-row>
              <table:table-cell office:value-type="float" office:value="14.4275">
                <text:p>14.4275</text:p>
              </table:table-cell>
              <table:table-cell office:value-type="float" office:value="847.55">
                <text:p>847.55</text:p>
              </table:table-cell>
            </table:table-row>
            <table:table-row>
              <table:table-cell office:value-type="float" office:value="14.4289">
                <text:p>14.4289</text:p>
              </table:table-cell>
              <table:table-cell office:value-type="float" office:value="895.19">
                <text:p>895.19</text:p>
              </table:table-cell>
            </table:table-row>
            <table:table-row>
              <table:table-cell office:value-type="float" office:value="14.4292">
                <text:p>14.4292</text:p>
              </table:table-cell>
              <table:table-cell office:value-type="float" office:value="897.21">
                <text:p>897.21</text:p>
              </table:table-cell>
            </table:table-row>
            <table:table-row>
              <table:table-cell office:value-type="float" office:value="14.4298">
                <text:p>14.4298</text:p>
              </table:table-cell>
              <table:table-cell office:value-type="float" office:value="897.8">
                <text:p>897.8</text:p>
              </table:table-cell>
            </table:table-row>
            <table:table-row>
              <table:table-cell office:value-type="float" office:value="14.4302">
                <text:p>14.4302</text:p>
              </table:table-cell>
              <table:table-cell office:value-type="float" office:value="872.65">
                <text:p>872.65</text:p>
              </table:table-cell>
            </table:table-row>
            <table:table-row>
              <table:table-cell office:value-type="float" office:value="14.4309">
                <text:p>14.4309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float" office:value="14.4311">
                <text:p>14.4311</text:p>
              </table:table-cell>
              <table:table-cell office:value-type="float" office:value="872.47">
                <text:p>872.47</text:p>
              </table:table-cell>
            </table:table-row>
            <table:table-row>
              <table:table-cell office:value-type="float" office:value="14.4313">
                <text:p>14.4313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float" office:value="14.4317">
                <text:p>14.4317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14.4325">
                <text:p>14.4325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float" office:value="14.4328">
                <text:p>14.4328</text:p>
              </table:table-cell>
              <table:table-cell office:value-type="float" office:value="870.9">
                <text:p>870.9</text:p>
              </table:table-cell>
            </table:table-row>
            <table:table-row>
              <table:table-cell office:value-type="float" office:value="14.4329">
                <text:p>14.4329</text:p>
              </table:table-cell>
              <table:table-cell office:value-type="float" office:value="870.9">
                <text:p>870.9</text:p>
              </table:table-cell>
            </table:table-row>
            <table:table-row>
              <table:table-cell office:value-type="float" office:value="14.4333">
                <text:p>14.4333</text:p>
              </table:table-cell>
              <table:table-cell office:value-type="float" office:value="871.37">
                <text:p>871.37</text:p>
              </table:table-cell>
            </table:table-row>
            <table:table-row>
              <table:table-cell office:value-type="float" office:value="14.4334">
                <text:p>14.4334</text:p>
              </table:table-cell>
              <table:table-cell office:value-type="float" office:value="871.04">
                <text:p>871.04</text:p>
              </table:table-cell>
            </table:table-row>
            <table:table-row>
              <table:table-cell office:value-type="float" office:value="14.4335">
                <text:p>14.4335</text:p>
              </table:table-cell>
              <table:table-cell office:value-type="float" office:value="871.04">
                <text:p>871.04</text:p>
              </table:table-cell>
            </table:table-row>
            <table:table-row>
              <table:table-cell office:value-type="float" office:value="14.4338">
                <text:p>14.4338</text:p>
              </table:table-cell>
              <table:table-cell office:value-type="float" office:value="871.14">
                <text:p>871.14</text:p>
              </table:table-cell>
            </table:table-row>
            <table:table-row>
              <table:table-cell office:value-type="float" office:value="14.4339">
                <text:p>14.4339</text:p>
              </table:table-cell>
              <table:table-cell office:value-type="float" office:value="871.14">
                <text:p>871.14</text:p>
              </table:table-cell>
            </table:table-row>
            <table:table-row>
              <table:table-cell office:value-type="float" office:value="14.4344">
                <text:p>14.434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14.4348">
                <text:p>14.4348</text:p>
              </table:table-cell>
              <table:table-cell office:value-type="float" office:value="872.09">
                <text:p>872.09</text:p>
              </table:table-cell>
            </table:table-row>
            <table:table-row>
              <table:table-cell office:value-type="float" office:value="14.435">
                <text:p>14.435</text:p>
              </table:table-cell>
              <table:table-cell office:value-type="float" office:value="859.77">
                <text:p>859.77</text:p>
              </table:table-cell>
            </table:table-row>
            <table:table-row>
              <table:table-cell office:value-type="float" office:value="14.4351">
                <text:p>14.4351</text:p>
              </table:table-cell>
              <table:table-cell office:value-type="float" office:value="860.14">
                <text:p>860.14</text:p>
              </table:table-cell>
            </table:table-row>
            <table:table-row>
              <table:table-cell office:value-type="float" office:value="14.4352">
                <text:p>14.4352</text:p>
              </table:table-cell>
              <table:table-cell office:value-type="float" office:value="860.14">
                <text:p>860.14</text:p>
              </table:table-cell>
            </table:table-row>
            <table:table-row>
              <table:table-cell office:value-type="float" office:value="14.4353">
                <text:p>14.4353</text:p>
              </table:table-cell>
              <table:table-cell office:value-type="float" office:value="861.23">
                <text:p>861.23</text:p>
              </table:table-cell>
            </table:table-row>
            <table:table-row>
              <table:table-cell office:value-type="float" office:value="14.436">
                <text:p>14.436</text:p>
              </table:table-cell>
              <table:table-cell office:value-type="float" office:value="860.97">
                <text:p>860.97</text:p>
              </table:table-cell>
            </table:table-row>
            <table:table-row>
              <table:table-cell office:value-type="float" office:value="14.4363">
                <text:p>14.4363</text:p>
              </table:table-cell>
              <table:table-cell office:value-type="float" office:value="859.91">
                <text:p>859.91</text:p>
              </table:table-cell>
            </table:table-row>
            <table:table-row>
              <table:table-cell office:value-type="float" office:value="14.4364">
                <text:p>14.4364</text:p>
              </table:table-cell>
              <table:table-cell office:value-type="float" office:value="860.23">
                <text:p>860.23</text:p>
              </table:table-cell>
            </table:table-row>
            <table:table-row>
              <table:table-cell office:value-type="float" office:value="14.437">
                <text:p>14.437</text:p>
              </table:table-cell>
              <table:table-cell office:value-type="float" office:value="881.16">
                <text:p>881.16</text:p>
              </table:table-cell>
            </table:table-row>
            <table:table-row>
              <table:table-cell office:value-type="float" office:value="14.4371">
                <text:p>14.4371</text:p>
              </table:table-cell>
              <table:table-cell office:value-type="float" office:value="881.15">
                <text:p>881.15</text:p>
              </table:table-cell>
            </table:table-row>
            <table:table-row>
              <table:table-cell office:value-type="float" office:value="14.4426">
                <text:p>14.4426</text:p>
              </table:table-cell>
              <table:table-cell office:value-type="float" office:value="833.34">
                <text:p>833.34</text:p>
              </table:table-cell>
            </table:table-row>
            <table:table-row>
              <table:table-cell office:value-type="float" office:value="14.4431">
                <text:p>14.4431</text:p>
              </table:table-cell>
              <table:table-cell office:value-type="float" office:value="833.01">
                <text:p>833.01</text:p>
              </table:table-cell>
            </table:table-row>
            <table:table-row>
              <table:table-cell office:value-type="float" office:value="15.1019">
                <text:p>15.1019</text:p>
              </table:table-cell>
              <table:table-cell office:value-type="float" office:value="894.92">
                <text:p>894.92</text:p>
              </table:table-cell>
            </table:table-row>
            <table:table-row>
              <table:table-cell office:value-type="float" office:value="15.1028">
                <text:p>15.1028</text:p>
              </table:table-cell>
              <table:table-cell office:value-type="float" office:value="896.63">
                <text:p>896.63</text:p>
              </table:table-cell>
            </table:table-row>
            <table:table-row>
              <table:table-cell office:value-type="float" office:value="15.1038">
                <text:p>15.1038</text:p>
              </table:table-cell>
              <table:table-cell office:value-type="float" office:value="893.45">
                <text:p>893.45</text:p>
              </table:table-cell>
            </table:table-row>
            <table:table-row>
              <table:table-cell office:value-type="float" office:value="15.1053">
                <text:p>15.1053</text:p>
              </table:table-cell>
              <table:table-cell office:value-type="float" office:value="890.79">
                <text:p>890.79</text:p>
              </table:table-cell>
            </table:table-row>
            <table:table-row>
              <table:table-cell office:value-type="float" office:value="15.1055">
                <text:p>15.1055</text:p>
              </table:table-cell>
              <table:table-cell office:value-type="float" office:value="890.79">
                <text:p>890.79</text:p>
              </table:table-cell>
            </table:table-row>
            <table:table-row>
              <table:table-cell office:value-type="float" office:value="15.1058">
                <text:p>15.1058</text:p>
              </table:table-cell>
              <table:table-cell office:value-type="float" office:value="890.61">
                <text:p>890.61</text:p>
              </table:table-cell>
            </table:table-row>
            <table:table-row>
              <table:table-cell office:value-type="float" office:value="15.1061">
                <text:p>15.1061</text:p>
              </table:table-cell>
              <table:table-cell office:value-type="float" office:value="890.61">
                <text:p>890.61</text:p>
              </table:table-cell>
            </table:table-row>
            <table:table-row>
              <table:table-cell office:value-type="float" office:value="15.1062">
                <text:p>15.1062</text:p>
              </table:table-cell>
              <table:table-cell office:value-type="float" office:value="890.7">
                <text:p>890.7</text:p>
              </table:table-cell>
            </table:table-row>
            <table:table-row>
              <table:table-cell office:value-type="float" office:value="15.1071">
                <text:p>15.1071</text:p>
              </table:table-cell>
              <table:table-cell office:value-type="float" office:value="888.55">
                <text:p>888.55</text:p>
              </table:table-cell>
            </table:table-row>
            <table:table-row>
              <table:table-cell office:value-type="float" office:value="15.1074">
                <text:p>15.1074</text:p>
              </table:table-cell>
              <table:table-cell office:value-type="float" office:value="888.55">
                <text:p>888.55</text:p>
              </table:table-cell>
            </table:table-row>
            <table:table-row>
              <table:table-cell office:value-type="float" office:value="15.1079">
                <text:p>15.1079</text:p>
              </table:table-cell>
              <table:table-cell office:value-type="float" office:value="887.33">
                <text:p>887.33</text:p>
              </table:table-cell>
            </table:table-row>
            <table:table-row>
              <table:table-cell office:value-type="float" office:value="15.1088">
                <text:p>15.1088</text:p>
              </table:table-cell>
              <table:table-cell office:value-type="float" office:value="887.53">
                <text:p>887.53</text:p>
              </table:table-cell>
            </table:table-row>
            <table:table-row>
              <table:table-cell office:value-type="float" office:value="15.1107">
                <text:p>15.1107</text:p>
              </table:table-cell>
              <table:table-cell office:value-type="float" office:value="897.17">
                <text:p>897.17</text:p>
              </table:table-cell>
            </table:table-row>
            <table:table-row>
              <table:table-cell office:value-type="float" office:value="15.1111">
                <text:p>15.1111</text:p>
              </table:table-cell>
              <table:table-cell office:value-type="float" office:value="897.31">
                <text:p>897.31</text:p>
              </table:table-cell>
            </table:table-row>
            <table:table-row>
              <table:table-cell office:value-type="float" office:value="15.1113">
                <text:p>15.1113</text:p>
              </table:table-cell>
              <table:table-cell office:value-type="float" office:value="897.31">
                <text:p>897.31</text:p>
              </table:table-cell>
            </table:table-row>
            <table:table-row>
              <table:table-cell office:value-type="float" office:value="15.1258">
                <text:p>15.1258</text:p>
              </table:table-cell>
              <table:table-cell office:value-type="float" office:value="878.94">
                <text:p>878.94</text:p>
              </table:table-cell>
            </table:table-row>
            <table:table-row>
              <table:table-cell office:value-type="float" office:value="15.1259">
                <text:p>15.1259</text:p>
              </table:table-cell>
              <table:table-cell office:value-type="float" office:value="878.94">
                <text:p>878.94</text:p>
              </table:table-cell>
            </table:table-row>
            <table:table-row>
              <table:table-cell office:value-type="float" office:value="15.1441">
                <text:p>15.1441</text:p>
              </table:table-cell>
              <table:table-cell office:value-type="float" office:value="877.92">
                <text:p>877.92</text:p>
              </table:table-cell>
            </table:table-row>
            <table:table-row>
              <table:table-cell office:value-type="float" office:value="15.1444">
                <text:p>15.1444</text:p>
              </table:table-cell>
              <table:table-cell office:value-type="float" office:value="877.66">
                <text:p>877.66</text:p>
              </table:table-cell>
            </table:table-row>
            <table:table-row>
              <table:table-cell office:value-type="float" office:value="15.1447">
                <text:p>15.1447</text:p>
              </table:table-cell>
              <table:table-cell office:value-type="float" office:value="877.66">
                <text:p>877.66</text:p>
              </table:table-cell>
            </table:table-row>
            <table:table-row>
              <table:table-cell office:value-type="float" office:value="15.1452">
                <text:p>15.1452</text:p>
              </table:table-cell>
              <table:table-cell office:value-type="float" office:value="877.66">
                <text:p>877.66</text:p>
              </table:table-cell>
            </table:table-row>
            <table:table-row>
              <table:table-cell office:value-type="float" office:value="18.9487">
                <text:p>18.9487</text:p>
              </table:table-cell>
              <table:table-cell office:value-type="float" office:value="862.57">
                <text:p>862.57</text:p>
              </table:table-cell>
            </table:table-row>
            <table:table-row>
              <table:table-cell office:value-type="float" office:value="19.5725">
                <text:p>19.5725</text:p>
              </table:table-cell>
              <table:table-cell office:value-type="float" office:value="877.95">
                <text:p>877.95</text:p>
              </table:table-cell>
            </table:table-row>
            <table:table-row>
              <table:table-cell office:value-type="float" office:value="19.5726">
                <text:p>19.5726</text:p>
              </table:table-cell>
              <table:table-cell office:value-type="float" office:value="877.29">
                <text:p>877.29</text:p>
              </table:table-cell>
            </table:table-row>
            <table:table-row>
              <table:table-cell office:value-type="float" office:value="19.5727">
                <text:p>19.5727</text:p>
              </table:table-cell>
              <table:table-cell office:value-type="float" office:value="882.87">
                <text:p>882.87</text:p>
              </table:table-cell>
            </table:table-row>
            <table:table-row>
              <table:table-cell office:value-type="float" office:value="19.5731">
                <text:p>19.5731</text:p>
              </table:table-cell>
              <table:table-cell office:value-type="float" office:value="877.95">
                <text:p>877.95</text:p>
              </table:table-cell>
            </table:table-row>
            <table:table-row>
              <table:table-cell office:value-type="float" office:value="19.5734">
                <text:p>19.5734</text:p>
              </table:table-cell>
              <table:table-cell office:value-type="float" office:value="878.28">
                <text:p>878.28</text:p>
              </table:table-cell>
            </table:table-row>
            <table:table-row>
              <table:table-cell office:value-type="float" office:value="19.5735">
                <text:p>19.5735</text:p>
              </table:table-cell>
              <table:table-cell office:value-type="float" office:value="882.87">
                <text:p>882.87</text:p>
              </table:table-cell>
            </table:table-row>
            <table:table-row>
              <table:table-cell office:value-type="float" office:value="19.5736">
                <text:p>19.5736</text:p>
              </table:table-cell>
              <table:table-cell office:value-type="float" office:value="877.95">
                <text:p>877.95</text:p>
              </table:table-cell>
            </table:table-row>
            <table:table-row>
              <table:table-cell office:value-type="float" office:value="19.574">
                <text:p>19.574</text:p>
              </table:table-cell>
              <table:table-cell office:value-type="float" office:value="878.12">
                <text:p>878.12</text:p>
              </table:table-cell>
            </table:table-row>
            <table:table-row>
              <table:table-cell office:value-type="float" office:value="19.5741">
                <text:p>19.5741</text:p>
              </table:table-cell>
              <table:table-cell office:value-type="float" office:value="882.71">
                <text:p>882.71</text:p>
              </table:table-cell>
            </table:table-row>
            <table:table-row>
              <table:table-cell office:value-type="float" office:value="19.5743">
                <text:p>19.5743</text:p>
              </table:table-cell>
              <table:table-cell office:value-type="float" office:value="882.71">
                <text:p>882.71</text:p>
              </table:table-cell>
            </table:table-row>
            <table:table-row>
              <table:table-cell office:value-type="float" office:value="19.5748">
                <text:p>19.5748</text:p>
              </table:table-cell>
              <table:table-cell office:value-type="float" office:value="882.71">
                <text:p>882.71</text:p>
              </table:table-cell>
            </table:table-row>
            <table:table-row>
              <table:table-cell office:value-type="float" office:value="19.5749">
                <text:p>19.5749</text:p>
              </table:table-cell>
              <table:table-cell office:value-type="float" office:value="877.14">
                <text:p>877.14</text:p>
              </table:table-cell>
            </table:table-row>
            <table:table-row>
              <table:table-cell office:value-type="float" office:value="19.5752">
                <text:p>19.5752</text:p>
              </table:table-cell>
              <table:table-cell office:value-type="float" office:value="878.12">
                <text:p>878.12</text:p>
              </table:table-cell>
            </table:table-row>
            <table:table-row>
              <table:table-cell office:value-type="float" office:value="19.5768">
                <text:p>19.5768</text:p>
              </table:table-cell>
              <table:table-cell office:value-type="float" office:value="872.12">
                <text:p>872.12</text:p>
              </table:table-cell>
            </table:table-row>
            <table:table-row>
              <table:table-cell office:value-type="float" office:value="19.5769">
                <text:p>19.5769</text:p>
              </table:table-cell>
              <table:table-cell office:value-type="float" office:value="872.12">
                <text:p>872.12</text:p>
              </table:table-cell>
            </table:table-row>
            <table:table-row>
              <table:table-cell office:value-type="float" office:value="19.5781">
                <text:p>19.5781</text:p>
              </table:table-cell>
              <table:table-cell office:value-type="float" office:value="885.23">
                <text:p>885.23</text:p>
              </table:table-cell>
            </table:table-row>
            <table:table-row>
              <table:table-cell office:value-type="float" office:value="19.5782">
                <text:p>19.5782</text:p>
              </table:table-cell>
              <table:table-cell office:value-type="float" office:value="885.23">
                <text:p>885.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